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10-01T00:00:00" table:style-name="ce5">
            <text:p>2020/10/1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15254" table:style-name="ce6">
            <text:p>15,254<text:s/></text:p>
          </table:table-cell>
          <table:table-cell office:value-type="float" office:value="32494" table:style-name="ce6">
            <text:p>32,494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16026" table:style-name="ce6">
            <text:p>16,026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6120" table:style-name="ce6">
            <text:p>16,120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136196" table:style-name="ce6">
            <text:p>136,196<text:s/></text:p>
          </table:table-cell>
          <table:table-cell office:value-type="float" office:value="39353" table:style-name="ce6">
            <text:p>39,353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8727" table:style-name="ce6">
            <text:p>18,727<text:s/></text:p>
          </table:table-cell>
          <table:table-cell office:value-type="float" office:value="19601" table:style-name="ce6">
            <text:p>19,601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6983" table:style-name="ce6">
            <text:p>16,983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33959" table:style-name="ce6">
            <text:p>33,959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33020" table:style-name="ce6">
            <text:p>33,020<text:s/></text:p>
          </table:table-cell>
          <table:table-cell office:value-type="float" office:value="22392" table:style-name="ce6">
            <text:p>22,392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23380" table:style-name="ce6">
            <text:p>23,380<text:s/></text:p>
          </table:table-cell>
          <table:table-cell office:value-type="float" office:value="50752" table:style-name="ce6">
            <text:p>50,752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22277" table:style-name="ce6">
            <text:p>22,277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46254" table:style-name="ce6">
            <text:p>46,254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14316" table:style-name="ce6">
            <text:p>14,316<text:s/></text:p>
          </table:table-cell>
          <table:table-cell office:value-type="float" office:value="14108" table:style-name="ce6">
            <text:p>14,108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2793" table:style-name="ce6">
            <text:p>2,793<text:s/></text:p>
          </table:table-cell>
          <table:table-cell table:number-columns-repeated="16264"/>
        </table:table-row>
        <table:table-row table:style-name="ro2">
          <table:table-cell office:value-type="date" office:date-value="2020-10-02T00:00:00" table:style-name="ce5">
            <text:p>2020/10/2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17217" table:style-name="ce6">
            <text:p>17,217<text:s/></text:p>
          </table:table-cell>
          <table:table-cell office:value-type="float" office:value="36729" table:style-name="ce6">
            <text:p>36,729<text:s/></text:p>
          </table:table-cell>
          <table:table-cell office:value-type="float" office:value="11694" table:style-name="ce6">
            <text:p>11,694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18685" table:style-name="ce6">
            <text:p>18,685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17621" table:style-name="ce6">
            <text:p>17,621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25583" table:style-name="ce6">
            <text:p>25,583<text:s/></text:p>
          </table:table-cell>
          <table:table-cell office:value-type="float" office:value="17877" table:style-name="ce6">
            <text:p>17,877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123750" table:style-name="ce6">
            <text:p>123,750<text:s/></text:p>
          </table:table-cell>
          <table:table-cell office:value-type="float" office:value="41949" table:style-name="ce6">
            <text:p>41,949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25001" table:style-name="ce6">
            <text:p>25,001<text:s/></text:p>
          </table:table-cell>
          <table:table-cell office:value-type="float" office:value="21927" table:style-name="ce6">
            <text:p>21,927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8743" table:style-name="ce6">
            <text:p>18,743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43258" table:style-name="ce6">
            <text:p>43,258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15031" table:style-name="ce6">
            <text:p>15,031<text:s/></text:p>
          </table:table-cell>
          <table:table-cell office:value-type="float" office:value="14394" table:style-name="ce6">
            <text:p>14,394<text:s/></text:p>
          </table:table-cell>
          <table:table-cell office:value-type="float" office:value="22077" table:style-name="ce6">
            <text:p>22,077<text:s/></text:p>
          </table:table-cell>
          <table:table-cell office:value-type="float" office:value="32466" table:style-name="ce6">
            <text:p>32,466<text:s/></text:p>
          </table:table-cell>
          <table:table-cell office:value-type="float" office:value="23994" table:style-name="ce6">
            <text:p>23,994<text:s/></text:p>
          </table:table-cell>
          <table:table-cell office:value-type="float" office:value="16854" table:style-name="ce6">
            <text:p>16,854<text:s/></text:p>
          </table:table-cell>
          <table:table-cell office:value-type="float" office:value="23134" table:style-name="ce6">
            <text:p>23,134<text:s/></text:p>
          </table:table-cell>
          <table:table-cell office:value-type="float" office:value="57736" table:style-name="ce6">
            <text:p>57,736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25697" table:style-name="ce6">
            <text:p>25,697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47951" table:style-name="ce6">
            <text:p>47,951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23147" table:style-name="ce6">
            <text:p>23,147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580" table:style-name="ce6">
            <text:p>580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3179" table:style-name="ce6">
            <text:p>3,179<text:s/></text:p>
          </table:table-cell>
          <table:table-cell table:number-columns-repeated="16264"/>
        </table:table-row>
        <table:table-row table:style-name="ro2">
          <table:table-cell office:value-type="date" office:date-value="2020-10-03T00:00:00" table:style-name="ce5">
            <text:p>2020/10/3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39013" table:style-name="ce6">
            <text:p>39,013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20644" table:style-name="ce6">
            <text:p>20,644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9752" table:style-name="ce6">
            <text:p>19,752<text:s/></text:p>
          </table:table-cell>
          <table:table-cell office:value-type="float" office:value="15109" table:style-name="ce6">
            <text:p>15,109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27330" table:style-name="ce6">
            <text:p>27,330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20116" table:style-name="ce6">
            <text:p>120,116<text:s/></text:p>
          </table:table-cell>
          <table:table-cell office:value-type="float" office:value="42010" table:style-name="ce6">
            <text:p>42,010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22911" table:style-name="ce6">
            <text:p>22,911<text:s/></text:p>
          </table:table-cell>
          <table:table-cell office:value-type="float" office:value="24598" table:style-name="ce6">
            <text:p>24,598<text:s/></text:p>
          </table:table-cell>
          <table:table-cell office:value-type="float" office:value="21895" table:style-name="ce6">
            <text:p>21,895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41928" table:style-name="ce6">
            <text:p>41,928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16492" table:style-name="ce6">
            <text:p>16,492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23164" table:style-name="ce6">
            <text:p>23,164<text:s/></text:p>
          </table:table-cell>
          <table:table-cell office:value-type="float" office:value="32620" table:style-name="ce6">
            <text:p>32,620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59268" table:style-name="ce6">
            <text:p>59,268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23990" table:style-name="ce6">
            <text:p>23,990<text:s/></text:p>
          </table:table-cell>
          <table:table-cell office:value-type="float" office:value="29643" table:style-name="ce6">
            <text:p>29,643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51178" table:style-name="ce6">
            <text:p>51,178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22143" table:style-name="ce6">
            <text:p>22,143<text:s/></text:p>
          </table:table-cell>
          <table:table-cell office:value-type="float" office:value="44535" table:style-name="ce6">
            <text:p>44,535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12405" table:style-name="ce6">
            <text:p>12,405<text:s/></text:p>
          </table:table-cell>
          <table:table-cell office:value-type="float" office:value="14951" table:style-name="ce6">
            <text:p>14,951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048" table:style-name="ce6">
            <text:p>1,048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096" table:style-name="ce6">
            <text:p>3,096<text:s/></text:p>
          </table:table-cell>
          <table:table-cell table:number-columns-repeated="16264"/>
        </table:table-row>
        <table:table-row table:style-name="ro2">
          <table:table-cell office:value-type="date" office:date-value="2020-10-04T00:00:00" table:style-name="ce5">
            <text:p>2020/10/4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30997" table:style-name="ce6">
            <text:p>30,997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8919" table:style-name="ce6">
            <text:p>18,919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25638" table:style-name="ce6">
            <text:p>25,638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14520" table:style-name="ce6">
            <text:p>14,520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118122" table:style-name="ce6">
            <text:p>118,122<text:s/></text:p>
          </table:table-cell>
          <table:table-cell office:value-type="float" office:value="35674" table:style-name="ce6">
            <text:p>35,674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16083" table:style-name="ce6">
            <text:p>16,083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19147" table:style-name="ce6">
            <text:p>19,147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35809" table:style-name="ce6">
            <text:p>35,809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20037" table:style-name="ce6">
            <text:p>20,037<text:s/></text:p>
          </table:table-cell>
          <table:table-cell office:value-type="float" office:value="31427" table:style-name="ce6">
            <text:p>31,427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16770" table:style-name="ce6">
            <text:p>16,770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48647" table:style-name="ce6">
            <text:p>48,647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21382" table:style-name="ce6">
            <text:p>21,382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42942" table:style-name="ce6">
            <text:p>42,942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18919" table:style-name="ce6">
            <text:p>18,919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15938" table:style-name="ce6">
            <text:p>15,938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3235" table:style-name="ce6">
            <text:p>3,235<text:s/></text:p>
          </table:table-cell>
          <table:table-cell table:number-columns-repeated="16264"/>
        </table:table-row>
        <table:table-row table:style-name="ro2">
          <table:table-cell office:value-type="date" office:date-value="2020-10-05T00:00:00" table:style-name="ce5">
            <text:p>2020/10/5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42137" table:style-name="ce6">
            <text:p>42,137<text:s/></text:p>
          </table:table-cell>
          <table:table-cell office:value-type="float" office:value="38118" table:style-name="ce6">
            <text:p>38,118<text:s/></text:p>
          </table:table-cell>
          <table:table-cell office:value-type="float" office:value="26151" table:style-name="ce6">
            <text:p>26,151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7213" table:style-name="ce6">
            <text:p>17,213<text:s/></text:p>
          </table:table-cell>
          <table:table-cell office:value-type="float" office:value="24595" table:style-name="ce6">
            <text:p>24,595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28729" table:style-name="ce6">
            <text:p>28,729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33814" table:style-name="ce6">
            <text:p>33,814<text:s/></text:p>
          </table:table-cell>
          <table:table-cell office:value-type="float" office:value="24194" table:style-name="ce6">
            <text:p>24,194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37299" table:style-name="ce6">
            <text:p>37,299<text:s/></text:p>
          </table:table-cell>
          <table:table-cell office:value-type="float" office:value="26609" table:style-name="ce6">
            <text:p>26,609<text:s/></text:p>
          </table:table-cell>
          <table:table-cell office:value-type="float" office:value="26380" table:style-name="ce6">
            <text:p>26,380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25569" table:style-name="ce6">
            <text:p>25,569<text:s/></text:p>
          </table:table-cell>
          <table:table-cell office:value-type="float" office:value="115034" table:style-name="ce6">
            <text:p>115,034<text:s/></text:p>
          </table:table-cell>
          <table:table-cell office:value-type="float" office:value="37518" table:style-name="ce6">
            <text:p>37,518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23014" table:style-name="ce6">
            <text:p>23,014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26428" table:style-name="ce6">
            <text:p>26,428<text:s/></text:p>
          </table:table-cell>
          <table:table-cell office:value-type="float" office:value="26413" table:style-name="ce6">
            <text:p>26,413<text:s/></text:p>
          </table:table-cell>
          <table:table-cell office:value-type="float" office:value="22278" table:style-name="ce6">
            <text:p>22,278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32737" table:style-name="ce6">
            <text:p>32,737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7826" table:style-name="ce6">
            <text:p>7,826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31215" table:style-name="ce6">
            <text:p>31,215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22666" table:style-name="ce6">
            <text:p>22,666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39097" table:style-name="ce6">
            <text:p>39,097<text:s/></text:p>
          </table:table-cell>
          <table:table-cell office:value-type="float" office:value="39804" table:style-name="ce6">
            <text:p>39,804<text:s/></text:p>
          </table:table-cell>
          <table:table-cell office:value-type="float" office:value="26188" table:style-name="ce6">
            <text:p>26,188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49808" table:style-name="ce6">
            <text:p>49,808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30415" table:style-name="ce6">
            <text:p>30,415<text:s/></text:p>
          </table:table-cell>
          <table:table-cell office:value-type="float" office:value="31704" table:style-name="ce6">
            <text:p>31,704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59580" table:style-name="ce6">
            <text:p>59,580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26768" table:style-name="ce6">
            <text:p>26,768<text:s/></text:p>
          </table:table-cell>
          <table:table-cell office:value-type="float" office:value="19008" table:style-name="ce6">
            <text:p>19,008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37966" table:style-name="ce6">
            <text:p>37,966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22256" table:style-name="ce6">
            <text:p>22,256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28463" table:style-name="ce6">
            <text:p>28,463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3972" table:style-name="ce6">
            <text:p>3,972<text:s/></text:p>
          </table:table-cell>
          <table:table-cell table:number-columns-repeated="16264"/>
        </table:table-row>
        <table:table-row table:style-name="ro2">
          <table:table-cell office:value-type="date" office:date-value="2020-10-06T00:00:00" table:style-name="ce5">
            <text:p>2020/10/6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43326" table:style-name="ce6">
            <text:p>43,326<text:s/></text:p>
          </table:table-cell>
          <table:table-cell office:value-type="float" office:value="39965" table:style-name="ce6">
            <text:p>39,965<text:s/></text:p>
          </table:table-cell>
          <table:table-cell office:value-type="float" office:value="26476" table:style-name="ce6">
            <text:p>26,476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18083" table:style-name="ce6">
            <text:p>18,083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28723" table:style-name="ce6">
            <text:p>28,723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17127" table:style-name="ce6">
            <text:p>17,127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18186" table:style-name="ce6">
            <text:p>18,186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27602" table:style-name="ce6">
            <text:p>27,602<text:s/></text:p>
          </table:table-cell>
          <table:table-cell office:value-type="float" office:value="17462" table:style-name="ce6">
            <text:p>17,462<text:s/></text:p>
          </table:table-cell>
          <table:table-cell office:value-type="float" office:value="34450" table:style-name="ce6">
            <text:p>34,450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37177" table:style-name="ce6">
            <text:p>37,177<text:s/></text:p>
          </table:table-cell>
          <table:table-cell office:value-type="float" office:value="27347" table:style-name="ce6">
            <text:p>27,347<text:s/></text:p>
          </table:table-cell>
          <table:table-cell office:value-type="float" office:value="26644" table:style-name="ce6">
            <text:p>26,644<text:s/></text:p>
          </table:table-cell>
          <table:table-cell office:value-type="float" office:value="20803" table:style-name="ce6">
            <text:p>20,803<text:s/></text:p>
          </table:table-cell>
          <table:table-cell office:value-type="float" office:value="26440" table:style-name="ce6">
            <text:p>26,440<text:s/></text:p>
          </table:table-cell>
          <table:table-cell office:value-type="float" office:value="116627" table:style-name="ce6">
            <text:p>116,627<text:s/></text:p>
          </table:table-cell>
          <table:table-cell office:value-type="float" office:value="39726" table:style-name="ce6">
            <text:p>39,726<text:s/></text:p>
          </table:table-cell>
          <table:table-cell office:value-type="float" office:value="21947" table:style-name="ce6">
            <text:p>21,947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26841" table:style-name="ce6">
            <text:p>26,841<text:s/></text:p>
          </table:table-cell>
          <table:table-cell office:value-type="float" office:value="27547" table:style-name="ce6">
            <text:p>27,547<text:s/></text:p>
          </table:table-cell>
          <table:table-cell office:value-type="float" office:value="27287" table:style-name="ce6">
            <text:p>27,287<text:s/></text:p>
          </table:table-cell>
          <table:table-cell office:value-type="float" office:value="23497" table:style-name="ce6">
            <text:p>23,497<text:s/></text:p>
          </table:table-cell>
          <table:table-cell office:value-type="float" office:value="13441" table:style-name="ce6">
            <text:p>13,441<text:s/></text:p>
          </table:table-cell>
          <table:table-cell office:value-type="float" office:value="32863" table:style-name="ce6">
            <text:p>32,863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19685" table:style-name="ce6">
            <text:p>19,685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31252" table:style-name="ce6">
            <text:p>31,252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2838" table:style-name="ce6">
            <text:p>22,838<text:s/></text:p>
          </table:table-cell>
          <table:table-cell office:value-type="float" office:value="24500" table:style-name="ce6">
            <text:p>24,500<text:s/></text:p>
          </table:table-cell>
          <table:table-cell office:value-type="float" office:value="27073" table:style-name="ce6">
            <text:p>27,073<text:s/></text:p>
          </table:table-cell>
          <table:table-cell office:value-type="float" office:value="39428" table:style-name="ce6">
            <text:p>39,428<text:s/></text:p>
          </table:table-cell>
          <table:table-cell office:value-type="float" office:value="40771" table:style-name="ce6">
            <text:p>40,771<text:s/></text:p>
          </table:table-cell>
          <table:table-cell office:value-type="float" office:value="26590" table:style-name="ce6">
            <text:p>26,590<text:s/></text:p>
          </table:table-cell>
          <table:table-cell office:value-type="float" office:value="26167" table:style-name="ce6">
            <text:p>26,167<text:s/></text:p>
          </table:table-cell>
          <table:table-cell office:value-type="float" office:value="53057" table:style-name="ce6">
            <text:p>53,057<text:s/></text:p>
          </table:table-cell>
          <table:table-cell office:value-type="float" office:value="24341" table:style-name="ce6">
            <text:p>24,341<text:s/></text:p>
          </table:table-cell>
          <table:table-cell office:value-type="float" office:value="33249" table:style-name="ce6">
            <text:p>33,249<text:s/></text:p>
          </table:table-cell>
          <table:table-cell office:value-type="float" office:value="32660" table:style-name="ce6">
            <text:p>32,660<text:s/></text:p>
          </table:table-cell>
          <table:table-cell office:value-type="float" office:value="20654" table:style-name="ce6">
            <text:p>20,654<text:s/></text:p>
          </table:table-cell>
          <table:table-cell office:value-type="float" office:value="60018" table:style-name="ce6">
            <text:p>60,018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16165" table:style-name="ce6">
            <text:p>16,165<text:s/></text:p>
          </table:table-cell>
          <table:table-cell office:value-type="float" office:value="15531" table:style-name="ce6">
            <text:p>15,531<text:s/></text:p>
          </table:table-cell>
          <table:table-cell office:value-type="float" office:value="18497" table:style-name="ce6">
            <text:p>18,497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19224" table:style-name="ce6">
            <text:p>19,224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39048" table:style-name="ce6">
            <text:p>39,048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24845" table:style-name="ce6">
            <text:p>24,845<text:s/></text:p>
          </table:table-cell>
          <table:table-cell office:value-type="float" office:value="22947" table:style-name="ce6">
            <text:p>22,947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23165" table:style-name="ce6">
            <text:p>23,165<text:s/></text:p>
          </table:table-cell>
          <table:table-cell office:value-type="float" office:value="14179" table:style-name="ce6">
            <text:p>14,179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891" table:style-name="ce6">
            <text:p>3,891<text:s/></text:p>
          </table:table-cell>
          <table:table-cell table:number-columns-repeated="16264"/>
        </table:table-row>
        <table:table-row table:style-name="ro2">
          <table:table-cell office:value-type="date" office:date-value="2020-10-07T00:00:00" table:style-name="ce5">
            <text:p>2020/10/7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44162" table:style-name="ce6">
            <text:p>44,162<text:s/></text:p>
          </table:table-cell>
          <table:table-cell office:value-type="float" office:value="41270" table:style-name="ce6">
            <text:p>41,270<text:s/></text:p>
          </table:table-cell>
          <table:table-cell office:value-type="float" office:value="26951" table:style-name="ce6">
            <text:p>26,951<text:s/></text:p>
          </table:table-cell>
          <table:table-cell office:value-type="float" office:value="15326" table:style-name="ce6">
            <text:p>15,326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19439" table:style-name="ce6">
            <text:p>19,439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28866" table:style-name="ce6">
            <text:p>28,866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24568" table:style-name="ce6">
            <text:p>24,568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34881" table:style-name="ce6">
            <text:p>34,881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37611" table:style-name="ce6">
            <text:p>37,611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26642" table:style-name="ce6">
            <text:p>26,642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26480" table:style-name="ce6">
            <text:p>26,480<text:s/></text:p>
          </table:table-cell>
          <table:table-cell office:value-type="float" office:value="121121" table:style-name="ce6">
            <text:p>121,121<text:s/></text:p>
          </table:table-cell>
          <table:table-cell office:value-type="float" office:value="41084" table:style-name="ce6">
            <text:p>41,084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23706" table:style-name="ce6">
            <text:p>23,706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33737" table:style-name="ce6">
            <text:p>33,737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14493" table:style-name="ce6">
            <text:p>14,493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31722" table:style-name="ce6">
            <text:p>31,722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24455" table:style-name="ce6">
            <text:p>24,455<text:s/></text:p>
          </table:table-cell>
          <table:table-cell office:value-type="float" office:value="27674" table:style-name="ce6">
            <text:p>27,674<text:s/></text:p>
          </table:table-cell>
          <table:table-cell office:value-type="float" office:value="39413" table:style-name="ce6">
            <text:p>39,413<text:s/></text:p>
          </table:table-cell>
          <table:table-cell office:value-type="float" office:value="40923" table:style-name="ce6">
            <text:p>40,923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26049" table:style-name="ce6">
            <text:p>26,049<text:s/></text:p>
          </table:table-cell>
          <table:table-cell office:value-type="float" office:value="54712" table:style-name="ce6">
            <text:p>54,712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31122" table:style-name="ce6">
            <text:p>31,122<text:s/></text:p>
          </table:table-cell>
          <table:table-cell office:value-type="float" office:value="33953" table:style-name="ce6">
            <text:p>33,953<text:s/></text:p>
          </table:table-cell>
          <table:table-cell office:value-type="float" office:value="21383" table:style-name="ce6">
            <text:p>21,383<text:s/></text:p>
          </table:table-cell>
          <table:table-cell office:value-type="float" office:value="60789" table:style-name="ce6">
            <text:p>60,789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16382" table:style-name="ce6">
            <text:p>16,382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26000" table:style-name="ce6">
            <text:p>26,000<text:s/></text:p>
          </table:table-cell>
          <table:table-cell office:value-type="float" office:value="19747" table:style-name="ce6">
            <text:p>19,747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39453" table:style-name="ce6">
            <text:p>39,453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25177" table:style-name="ce6">
            <text:p>25,177<text:s/></text:p>
          </table:table-cell>
          <table:table-cell office:value-type="float" office:value="23230" table:style-name="ce6">
            <text:p>23,230<text:s/></text:p>
          </table:table-cell>
          <table:table-cell office:value-type="float" office:value="16077" table:style-name="ce6">
            <text:p>16,077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29728" table:style-name="ce6">
            <text:p>29,728<text:s/></text:p>
          </table:table-cell>
          <table:table-cell office:value-type="float" office:value="23611" table:style-name="ce6">
            <text:p>23,611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2933" table:style-name="ce6">
            <text:p>12,933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3940" table:style-name="ce6">
            <text:p>3,940<text:s/></text:p>
          </table:table-cell>
          <table:table-cell table:number-columns-repeated="16264"/>
        </table:table-row>
        <table:table-row table:style-name="ro2">
          <table:table-cell office:value-type="date" office:date-value="2020-10-08T00:00:00" table:style-name="ce5">
            <text:p>2020/10/8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45658" table:style-name="ce6">
            <text:p>45,658<text:s/></text:p>
          </table:table-cell>
          <table:table-cell office:value-type="float" office:value="45959" table:style-name="ce6">
            <text:p>45,959<text:s/></text:p>
          </table:table-cell>
          <table:table-cell office:value-type="float" office:value="27881" table:style-name="ce6">
            <text:p>27,881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32770" table:style-name="ce6">
            <text:p>32,770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18943" table:style-name="ce6">
            <text:p>18,943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29613" table:style-name="ce6">
            <text:p>29,613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35684" table:style-name="ce6">
            <text:p>35,684<text:s/></text:p>
          </table:table-cell>
          <table:table-cell office:value-type="float" office:value="26670" table:style-name="ce6">
            <text:p>26,670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39056" table:style-name="ce6">
            <text:p>39,056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27849" table:style-name="ce6">
            <text:p>27,849<text:s/></text:p>
          </table:table-cell>
          <table:table-cell office:value-type="float" office:value="160788" table:style-name="ce6">
            <text:p>160,788<text:s/></text:p>
          </table:table-cell>
          <table:table-cell office:value-type="float" office:value="45911" table:style-name="ce6">
            <text:p>45,911<text:s/></text:p>
          </table:table-cell>
          <table:table-cell office:value-type="float" office:value="23031" table:style-name="ce6">
            <text:p>23,031<text:s/></text:p>
          </table:table-cell>
          <table:table-cell office:value-type="float" office:value="25107" table:style-name="ce6">
            <text:p>25,107<text:s/></text:p>
          </table:table-cell>
          <table:table-cell office:value-type="float" office:value="28788" table:style-name="ce6">
            <text:p>28,788<text:s/></text:p>
          </table:table-cell>
          <table:table-cell office:value-type="float" office:value="29221" table:style-name="ce6">
            <text:p>29,221<text:s/></text:p>
          </table:table-cell>
          <table:table-cell office:value-type="float" office:value="29317" table:style-name="ce6">
            <text:p>29,317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34056" table:style-name="ce6">
            <text:p>34,056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33679" table:style-name="ce6">
            <text:p>33,679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5248" table:style-name="ce6">
            <text:p>15,248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24109" table:style-name="ce6">
            <text:p>24,109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29412" table:style-name="ce6">
            <text:p>29,412<text:s/></text:p>
          </table:table-cell>
          <table:table-cell office:value-type="float" office:value="44664" table:style-name="ce6">
            <text:p>44,664<text:s/></text:p>
          </table:table-cell>
          <table:table-cell office:value-type="float" office:value="41810" table:style-name="ce6">
            <text:p>41,810<text:s/></text:p>
          </table:table-cell>
          <table:table-cell office:value-type="float" office:value="28263" table:style-name="ce6">
            <text:p>28,263<text:s/></text:p>
          </table:table-cell>
          <table:table-cell office:value-type="float" office:value="27379" table:style-name="ce6">
            <text:p>27,379<text:s/></text:p>
          </table:table-cell>
          <table:table-cell office:value-type="float" office:value="61995" table:style-name="ce6">
            <text:p>61,995<text:s/></text:p>
          </table:table-cell>
          <table:table-cell office:value-type="float" office:value="24874" table:style-name="ce6">
            <text:p>24,874<text:s/></text:p>
          </table:table-cell>
          <table:table-cell office:value-type="float" office:value="32919" table:style-name="ce6">
            <text:p>32,919<text:s/></text:p>
          </table:table-cell>
          <table:table-cell office:value-type="float" office:value="38151" table:style-name="ce6">
            <text:p>38,151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70281" table:style-name="ce6">
            <text:p>70,281<text:s/></text:p>
          </table:table-cell>
          <table:table-cell office:value-type="float" office:value="21807" table:style-name="ce6">
            <text:p>21,807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24455" table:style-name="ce6">
            <text:p>24,455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31394" table:style-name="ce6">
            <text:p>31,394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40589" table:style-name="ce6">
            <text:p>40,589<text:s/></text:p>
          </table:table-cell>
          <table:table-cell office:value-type="float" office:value="24564" table:style-name="ce6">
            <text:p>24,564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24203" table:style-name="ce6">
            <text:p>24,203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29982" table:style-name="ce6">
            <text:p>29,982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3739" table:style-name="ce6">
            <text:p>13,739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4250" table:style-name="ce6">
            <text:p>4,250<text:s/></text:p>
          </table:table-cell>
          <table:table-cell table:number-columns-repeated="16264"/>
        </table:table-row>
        <table:table-row table:style-name="ro2">
          <table:table-cell office:value-type="date" office:date-value="2020-10-09T00:00:00" table:style-name="ce5">
            <text:p>2020/10/9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21252" table:style-name="ce6">
            <text:p>21,252<text:s/></text:p>
          </table:table-cell>
          <table:table-cell office:value-type="float" office:value="42659" table:style-name="ce6">
            <text:p>42,659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21824" table:style-name="ce6">
            <text:p>21,824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22108" table:style-name="ce6">
            <text:p>22,108<text:s/></text:p>
          </table:table-cell>
          <table:table-cell office:value-type="float" office:value="16425" table:style-name="ce6">
            <text:p>16,425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28937" table:style-name="ce6">
            <text:p>28,937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47151" table:style-name="ce6">
            <text:p>147,151<text:s/></text:p>
          </table:table-cell>
          <table:table-cell office:value-type="float" office:value="49187" table:style-name="ce6">
            <text:p>49,187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15283" table:style-name="ce6">
            <text:p>15,283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23802" table:style-name="ce6">
            <text:p>23,802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20612" table:style-name="ce6">
            <text:p>20,612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4465" table:style-name="ce6">
            <text:p>14,465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32049" table:style-name="ce6">
            <text:p>32,049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6907" table:style-name="ce6">
            <text:p>16,907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29032" table:style-name="ce6">
            <text:p>29,032<text:s/></text:p>
          </table:table-cell>
          <table:table-cell office:value-type="float" office:value="41801" table:style-name="ce6">
            <text:p>41,801<text:s/></text:p>
          </table:table-cell>
          <table:table-cell office:value-type="float" office:value="28418" table:style-name="ce6">
            <text:p>28,418<text:s/></text:p>
          </table:table-cell>
          <table:table-cell office:value-type="float" office:value="19828" table:style-name="ce6">
            <text:p>19,828<text:s/></text:p>
          </table:table-cell>
          <table:table-cell office:value-type="float" office:value="24689" table:style-name="ce6">
            <text:p>24,689<text:s/></text:p>
          </table:table-cell>
          <table:table-cell office:value-type="float" office:value="69519" table:style-name="ce6">
            <text:p>69,519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29553" table:style-name="ce6">
            <text:p>29,553<text:s/></text:p>
          </table:table-cell>
          <table:table-cell office:value-type="float" office:value="32959" table:style-name="ce6">
            <text:p>32,959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56932" table:style-name="ce6">
            <text:p>56,932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27741" table:style-name="ce6">
            <text:p>27,741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3285" table:style-name="ce6">
            <text:p>3,285<text:s/></text:p>
          </table:table-cell>
          <table:table-cell table:number-columns-repeated="16264"/>
        </table:table-row>
        <table:table-row table:style-name="ro2">
          <table:table-cell office:value-type="date" office:date-value="2020-10-10T00:00:00" table:style-name="ce5">
            <text:p>2020/10/10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0207" table:style-name="ce6">
            <text:p>20,207<text:s/></text:p>
          </table:table-cell>
          <table:table-cell office:value-type="float" office:value="41368" table:style-name="ce6">
            <text:p>41,368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26719" table:style-name="ce6">
            <text:p>26,719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24105" table:style-name="ce6">
            <text:p>24,105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20504" table:style-name="ce6">
            <text:p>20,504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28641" table:style-name="ce6">
            <text:p>28,641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16005" table:style-name="ce6">
            <text:p>16,005<text:s/></text:p>
          </table:table-cell>
          <table:table-cell office:value-type="float" office:value="15972" table:style-name="ce6">
            <text:p>15,972<text:s/></text:p>
          </table:table-cell>
          <table:table-cell office:value-type="float" office:value="138493" table:style-name="ce6">
            <text:p>138,493<text:s/></text:p>
          </table:table-cell>
          <table:table-cell office:value-type="float" office:value="47961" table:style-name="ce6">
            <text:p>47,961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25997" table:style-name="ce6">
            <text:p>25,997<text:s/></text:p>
          </table:table-cell>
          <table:table-cell office:value-type="float" office:value="26143" table:style-name="ce6">
            <text:p>26,143<text:s/></text:p>
          </table:table-cell>
          <table:table-cell office:value-type="float" office:value="24096" table:style-name="ce6">
            <text:p>24,096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20281" table:style-name="ce6">
            <text:p>20,281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39883" table:style-name="ce6">
            <text:p>39,883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25225" table:style-name="ce6">
            <text:p>25,225<text:s/></text:p>
          </table:table-cell>
          <table:table-cell office:value-type="float" office:value="37893" table:style-name="ce6">
            <text:p>37,893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72859" table:style-name="ce6">
            <text:p>72,859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29078" table:style-name="ce6">
            <text:p>29,078<text:s/></text:p>
          </table:table-cell>
          <table:table-cell office:value-type="float" office:value="30486" table:style-name="ce6">
            <text:p>30,486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60559" table:style-name="ce6">
            <text:p>60,559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28277" table:style-name="ce6">
            <text:p>28,277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5514" table:style-name="ce6">
            <text:p>15,514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3560" table:style-name="ce6">
            <text:p>3,560<text:s/></text:p>
          </table:table-cell>
          <table:table-cell table:number-columns-repeated="16264"/>
        </table:table-row>
        <table:table-row table:style-name="ro2">
          <table:table-cell office:value-type="date" office:date-value="2020-10-11T00:00:00" table:style-name="ce5">
            <text:p>2020/10/11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32955" table:style-name="ce6">
            <text:p>32,955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19526" table:style-name="ce6">
            <text:p>19,526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25525" table:style-name="ce6">
            <text:p>25,525<text:s/></text:p>
          </table:table-cell>
          <table:table-cell office:value-type="float" office:value="17397" table:style-name="ce6">
            <text:p>17,397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27604" table:style-name="ce6">
            <text:p>127,604<text:s/></text:p>
          </table:table-cell>
          <table:table-cell office:value-type="float" office:value="38247" table:style-name="ce6">
            <text:p>38,247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15030" table:style-name="ce6">
            <text:p>15,030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22594" table:style-name="ce6">
            <text:p>22,594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19397" table:style-name="ce6">
            <text:p>19,397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35149" table:style-name="ce6">
            <text:p>35,149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20136" table:style-name="ce6">
            <text:p>20,136<text:s/></text:p>
          </table:table-cell>
          <table:table-cell office:value-type="float" office:value="32492" table:style-name="ce6">
            <text:p>32,492<text:s/></text:p>
          </table:table-cell>
          <table:table-cell office:value-type="float" office:value="24366" table:style-name="ce6">
            <text:p>24,366<text:s/></text:p>
          </table:table-cell>
          <table:table-cell office:value-type="float" office:value="17265" table:style-name="ce6">
            <text:p>17,265<text:s/></text:p>
          </table:table-cell>
          <table:table-cell office:value-type="float" office:value="20897" table:style-name="ce6">
            <text:p>20,897<text:s/></text:p>
          </table:table-cell>
          <table:table-cell office:value-type="float" office:value="51887" table:style-name="ce6">
            <text:p>51,887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23410" table:style-name="ce6">
            <text:p>23,410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45829" table:style-name="ce6">
            <text:p>45,829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21647" table:style-name="ce6">
            <text:p>21,647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16051" table:style-name="ce6">
            <text:p>16,051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974" table:style-name="ce6">
            <text:p>974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3025" table:style-name="ce6">
            <text:p>3,025<text:s/></text:p>
          </table:table-cell>
          <table:table-cell table:number-columns-repeated="16264"/>
        </table:table-row>
        <table:table-row table:style-name="ro2">
          <table:table-cell office:value-type="date" office:date-value="2020-10-12T00:00:00" table:style-name="ce5">
            <text:p>2020/10/12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14509" table:style-name="ce6">
            <text:p>14,509<text:s/></text:p>
          </table:table-cell>
          <table:table-cell office:value-type="float" office:value="42117" table:style-name="ce6">
            <text:p>42,117<text:s/></text:p>
          </table:table-cell>
          <table:table-cell office:value-type="float" office:value="37176" table:style-name="ce6">
            <text:p>37,176<text:s/></text:p>
          </table:table-cell>
          <table:table-cell office:value-type="float" office:value="25699" table:style-name="ce6">
            <text:p>25,699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28775" table:style-name="ce6">
            <text:p>28,775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27411" table:style-name="ce6">
            <text:p>27,411<text:s/></text:p>
          </table:table-cell>
          <table:table-cell office:value-type="float" office:value="16700" table:style-name="ce6">
            <text:p>16,700<text:s/></text:p>
          </table:table-cell>
          <table:table-cell office:value-type="float" office:value="32981" table:style-name="ce6">
            <text:p>32,981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36338" table:style-name="ce6">
            <text:p>36,338<text:s/></text:p>
          </table:table-cell>
          <table:table-cell office:value-type="float" office:value="26135" table:style-name="ce6">
            <text:p>26,135<text:s/></text:p>
          </table:table-cell>
          <table:table-cell office:value-type="float" office:value="26102" table:style-name="ce6">
            <text:p>26,102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115628" table:style-name="ce6">
            <text:p>115,628<text:s/></text:p>
          </table:table-cell>
          <table:table-cell office:value-type="float" office:value="38370" table:style-name="ce6">
            <text:p>38,370<text:s/></text:p>
          </table:table-cell>
          <table:table-cell office:value-type="float" office:value="21805" table:style-name="ce6">
            <text:p>21,805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26782" table:style-name="ce6">
            <text:p>26,782<text:s/></text:p>
          </table:table-cell>
          <table:table-cell office:value-type="float" office:value="26610" table:style-name="ce6">
            <text:p>26,610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32496" table:style-name="ce6">
            <text:p>32,496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18917" table:style-name="ce6">
            <text:p>18,917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32130" table:style-name="ce6">
            <text:p>32,130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24105" table:style-name="ce6">
            <text:p>24,105<text:s/></text:p>
          </table:table-cell>
          <table:table-cell office:value-type="float" office:value="26308" table:style-name="ce6">
            <text:p>26,308<text:s/></text:p>
          </table:table-cell>
          <table:table-cell office:value-type="float" office:value="38904" table:style-name="ce6">
            <text:p>38,904<text:s/></text:p>
          </table:table-cell>
          <table:table-cell office:value-type="float" office:value="39627" table:style-name="ce6">
            <text:p>39,627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25364" table:style-name="ce6">
            <text:p>25,364<text:s/></text:p>
          </table:table-cell>
          <table:table-cell office:value-type="float" office:value="50756" table:style-name="ce6">
            <text:p>50,756<text:s/></text:p>
          </table:table-cell>
          <table:table-cell office:value-type="float" office:value="22349" table:style-name="ce6">
            <text:p>22,349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31570" table:style-name="ce6">
            <text:p>31,570<text:s/></text:p>
          </table:table-cell>
          <table:table-cell office:value-type="float" office:value="19188" table:style-name="ce6">
            <text:p>19,188<text:s/></text:p>
          </table:table-cell>
          <table:table-cell office:value-type="float" office:value="59842" table:style-name="ce6">
            <text:p>59,842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18607" table:style-name="ce6">
            <text:p>18,607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37620" table:style-name="ce6">
            <text:p>37,620<text:s/></text:p>
          </table:table-cell>
          <table:table-cell office:value-type="float" office:value="22660" table:style-name="ce6">
            <text:p>22,660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22578" table:style-name="ce6">
            <text:p>22,578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28312" table:style-name="ce6">
            <text:p>28,312<text:s/></text:p>
          </table:table-cell>
          <table:table-cell office:value-type="float" office:value="21304" table:style-name="ce6">
            <text:p>21,304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3875" table:style-name="ce6">
            <text:p>3,875<text:s/></text:p>
          </table:table-cell>
          <table:table-cell table:number-columns-repeated="16264"/>
        </table:table-row>
        <table:table-row table:style-name="ro2">
          <table:table-cell office:value-type="date" office:date-value="2020-10-13T00:00:00" table:style-name="ce5">
            <text:p>2020/10/13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44650" table:style-name="ce6">
            <text:p>44,650<text:s/></text:p>
          </table:table-cell>
          <table:table-cell office:value-type="float" office:value="41357" table:style-name="ce6">
            <text:p>41,357<text:s/></text:p>
          </table:table-cell>
          <table:table-cell office:value-type="float" office:value="27031" table:style-name="ce6">
            <text:p>27,031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32236" table:style-name="ce6">
            <text:p>32,236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17945" table:style-name="ce6">
            <text:p>17,945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28444" table:style-name="ce6">
            <text:p>28,444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34573" table:style-name="ce6">
            <text:p>34,573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37894" table:style-name="ce6">
            <text:p>37,894<text:s/></text:p>
          </table:table-cell>
          <table:table-cell office:value-type="float" office:value="27576" table:style-name="ce6">
            <text:p>27,576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20994" table:style-name="ce6">
            <text:p>20,994<text:s/></text:p>
          </table:table-cell>
          <table:table-cell office:value-type="float" office:value="26037" table:style-name="ce6">
            <text:p>26,037<text:s/></text:p>
          </table:table-cell>
          <table:table-cell office:value-type="float" office:value="117543" table:style-name="ce6">
            <text:p>117,543<text:s/></text:p>
          </table:table-cell>
          <table:table-cell office:value-type="float" office:value="39553" table:style-name="ce6">
            <text:p>39,553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23983" table:style-name="ce6">
            <text:p>23,983<text:s/></text:p>
          </table:table-cell>
          <table:table-cell office:value-type="float" office:value="27128" table:style-name="ce6">
            <text:p>27,128<text:s/></text:p>
          </table:table-cell>
          <table:table-cell office:value-type="float" office:value="26950" table:style-name="ce6">
            <text:p>26,950<text:s/></text:p>
          </table:table-cell>
          <table:table-cell office:value-type="float" office:value="27241" table:style-name="ce6">
            <text:p>27,241<text:s/></text:p>
          </table:table-cell>
          <table:table-cell office:value-type="float" office:value="23096" table:style-name="ce6">
            <text:p>23,096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32928" table:style-name="ce6">
            <text:p>32,928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30845" table:style-name="ce6">
            <text:p>30,845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24803" table:style-name="ce6">
            <text:p>24,803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40607" table:style-name="ce6">
            <text:p>40,607<text:s/></text:p>
          </table:table-cell>
          <table:table-cell office:value-type="float" office:value="41427" table:style-name="ce6">
            <text:p>41,427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25976" table:style-name="ce6">
            <text:p>25,976<text:s/></text:p>
          </table:table-cell>
          <table:table-cell office:value-type="float" office:value="53265" table:style-name="ce6">
            <text:p>53,265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31606" table:style-name="ce6">
            <text:p>31,606<text:s/></text:p>
          </table:table-cell>
          <table:table-cell office:value-type="float" office:value="33693" table:style-name="ce6">
            <text:p>33,693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62698" table:style-name="ce6">
            <text:p>62,698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16837" table:style-name="ce6">
            <text:p>16,837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20454" table:style-name="ce6">
            <text:p>20,454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25726" table:style-name="ce6">
            <text:p>25,726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39730" table:style-name="ce6">
            <text:p>39,730<text:s/></text:p>
          </table:table-cell>
          <table:table-cell office:value-type="float" office:value="23572" table:style-name="ce6">
            <text:p>23,572<text:s/></text:p>
          </table:table-cell>
          <table:table-cell office:value-type="float" office:value="25669" table:style-name="ce6">
            <text:p>25,669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7665" table:style-name="ce6">
            <text:p>17,665<text:s/></text:p>
          </table:table-cell>
          <table:table-cell office:value-type="float" office:value="29942" table:style-name="ce6">
            <text:p>29,942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14294" table:style-name="ce6">
            <text:p>14,294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4004" table:style-name="ce6">
            <text:p>4,004<text:s/></text:p>
          </table:table-cell>
          <table:table-cell table:number-columns-repeated="16264"/>
        </table:table-row>
        <table:table-row table:style-name="ro2">
          <table:table-cell office:value-type="date" office:date-value="2020-10-14T00:00:00" table:style-name="ce5">
            <text:p>2020/10/14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44168" table:style-name="ce6">
            <text:p>44,168<text:s/></text:p>
          </table:table-cell>
          <table:table-cell office:value-type="float" office:value="41989" table:style-name="ce6">
            <text:p>41,989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15185" table:style-name="ce6">
            <text:p>15,185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5343" table:style-name="ce6">
            <text:p>15,343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9898" table:style-name="ce6">
            <text:p>19,898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35134" table:style-name="ce6">
            <text:p>35,134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24579" table:style-name="ce6">
            <text:p>24,579<text:s/></text:p>
          </table:table-cell>
          <table:table-cell office:value-type="float" office:value="17901" table:style-name="ce6">
            <text:p>17,901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28097" table:style-name="ce6">
            <text:p>28,097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34492" table:style-name="ce6">
            <text:p>34,492<text:s/></text:p>
          </table:table-cell>
          <table:table-cell office:value-type="float" office:value="25930" table:style-name="ce6">
            <text:p>25,930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37304" table:style-name="ce6">
            <text:p>37,304<text:s/></text:p>
          </table:table-cell>
          <table:table-cell office:value-type="float" office:value="27306" table:style-name="ce6">
            <text:p>27,306<text:s/></text:p>
          </table:table-cell>
          <table:table-cell office:value-type="float" office:value="26824" table:style-name="ce6">
            <text:p>26,824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25150" table:style-name="ce6">
            <text:p>25,150<text:s/></text:p>
          </table:table-cell>
          <table:table-cell office:value-type="float" office:value="118393" table:style-name="ce6">
            <text:p>118,393<text:s/></text:p>
          </table:table-cell>
          <table:table-cell office:value-type="float" office:value="40918" table:style-name="ce6">
            <text:p>40,918<text:s/></text:p>
          </table:table-cell>
          <table:table-cell office:value-type="float" office:value="22851" table:style-name="ce6">
            <text:p>22,851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26995" table:style-name="ce6">
            <text:p>26,995<text:s/></text:p>
          </table:table-cell>
          <table:table-cell office:value-type="float" office:value="27692" table:style-name="ce6">
            <text:p>27,692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33672" table:style-name="ce6">
            <text:p>33,672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31945" table:style-name="ce6">
            <text:p>31,945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39949" table:style-name="ce6">
            <text:p>39,949<text:s/></text:p>
          </table:table-cell>
          <table:table-cell office:value-type="float" office:value="41048" table:style-name="ce6">
            <text:p>41,048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26574" table:style-name="ce6">
            <text:p>26,574<text:s/></text:p>
          </table:table-cell>
          <table:table-cell office:value-type="float" office:value="55957" table:style-name="ce6">
            <text:p>55,957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30929" table:style-name="ce6">
            <text:p>30,929<text:s/></text:p>
          </table:table-cell>
          <table:table-cell office:value-type="float" office:value="34257" table:style-name="ce6">
            <text:p>34,257<text:s/></text:p>
          </table:table-cell>
          <table:table-cell office:value-type="float" office:value="21107" table:style-name="ce6">
            <text:p>21,107<text:s/></text:p>
          </table:table-cell>
          <table:table-cell office:value-type="float" office:value="62361" table:style-name="ce6">
            <text:p>62,361<text:s/></text:p>
          </table:table-cell>
          <table:table-cell office:value-type="float" office:value="21589" table:style-name="ce6">
            <text:p>21,589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39645" table:style-name="ce6">
            <text:p>39,645<text:s/></text:p>
          </table:table-cell>
          <table:table-cell office:value-type="float" office:value="24270" table:style-name="ce6">
            <text:p>24,270<text:s/></text:p>
          </table:table-cell>
          <table:table-cell office:value-type="float" office:value="25149" table:style-name="ce6">
            <text:p>25,149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7331" table:style-name="ce6">
            <text:p>17,331<text:s/></text:p>
          </table:table-cell>
          <table:table-cell office:value-type="float" office:value="30105" table:style-name="ce6">
            <text:p>30,105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931" table:style-name="ce6">
            <text:p>3,931<text:s/></text:p>
          </table:table-cell>
          <table:table-cell table:number-columns-repeated="16264"/>
        </table:table-row>
        <table:table-row table:style-name="ro2">
          <table:table-cell office:value-type="date" office:date-value="2020-10-15T00:00:00" table:style-name="ce5">
            <text:p>2020/10/15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44580" table:style-name="ce6">
            <text:p>44,580<text:s/></text:p>
          </table:table-cell>
          <table:table-cell office:value-type="float" office:value="41993" table:style-name="ce6">
            <text:p>41,993<text:s/></text:p>
          </table:table-cell>
          <table:table-cell office:value-type="float" office:value="27030" table:style-name="ce6">
            <text:p>27,030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18188" table:style-name="ce6">
            <text:p>18,188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37776" table:style-name="ce6">
            <text:p>37,776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24662" table:style-name="ce6">
            <text:p>24,662<text:s/></text:p>
          </table:table-cell>
          <table:table-cell office:value-type="float" office:value="17986" table:style-name="ce6">
            <text:p>17,986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34694" table:style-name="ce6">
            <text:p>34,694<text:s/></text:p>
          </table:table-cell>
          <table:table-cell office:value-type="float" office:value="25755" table:style-name="ce6">
            <text:p>25,755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37697" table:style-name="ce6">
            <text:p>37,697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26869" table:style-name="ce6">
            <text:p>26,869<text:s/></text:p>
          </table:table-cell>
          <table:table-cell office:value-type="float" office:value="21059" table:style-name="ce6">
            <text:p>21,059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24021" table:style-name="ce6">
            <text:p>124,021<text:s/></text:p>
          </table:table-cell>
          <table:table-cell office:value-type="float" office:value="41337" table:style-name="ce6">
            <text:p>41,337<text:s/></text:p>
          </table:table-cell>
          <table:table-cell office:value-type="float" office:value="22237" table:style-name="ce6">
            <text:p>22,237<text:s/></text:p>
          </table:table-cell>
          <table:table-cell office:value-type="float" office:value="23737" table:style-name="ce6">
            <text:p>23,737<text:s/></text:p>
          </table:table-cell>
          <table:table-cell office:value-type="float" office:value="27446" table:style-name="ce6">
            <text:p>27,446<text:s/></text:p>
          </table:table-cell>
          <table:table-cell office:value-type="float" office:value="28476" table:style-name="ce6">
            <text:p>28,476<text:s/></text:p>
          </table:table-cell>
          <table:table-cell office:value-type="float" office:value="27769" table:style-name="ce6">
            <text:p>27,769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32939" table:style-name="ce6">
            <text:p>32,939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32026" table:style-name="ce6">
            <text:p>32,026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23185" table:style-name="ce6">
            <text:p>23,185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27965" table:style-name="ce6">
            <text:p>27,965<text:s/></text:p>
          </table:table-cell>
          <table:table-cell office:value-type="float" office:value="40744" table:style-name="ce6">
            <text:p>40,744<text:s/></text:p>
          </table:table-cell>
          <table:table-cell office:value-type="float" office:value="40857" table:style-name="ce6">
            <text:p>40,857<text:s/></text:p>
          </table:table-cell>
          <table:table-cell office:value-type="float" office:value="27181" table:style-name="ce6">
            <text:p>27,181<text:s/></text:p>
          </table:table-cell>
          <table:table-cell office:value-type="float" office:value="26562" table:style-name="ce6">
            <text:p>26,562<text:s/></text:p>
          </table:table-cell>
          <table:table-cell office:value-type="float" office:value="53966" table:style-name="ce6">
            <text:p>53,966<text:s/></text:p>
          </table:table-cell>
          <table:table-cell office:value-type="float" office:value="24595" table:style-name="ce6">
            <text:p>24,595<text:s/></text:p>
          </table:table-cell>
          <table:table-cell office:value-type="float" office:value="31408" table:style-name="ce6">
            <text:p>31,408<text:s/></text:p>
          </table:table-cell>
          <table:table-cell office:value-type="float" office:value="34586" table:style-name="ce6">
            <text:p>34,586<text:s/></text:p>
          </table:table-cell>
          <table:table-cell office:value-type="float" office:value="20989" table:style-name="ce6">
            <text:p>20,989<text:s/></text:p>
          </table:table-cell>
          <table:table-cell office:value-type="float" office:value="66885" table:style-name="ce6">
            <text:p>66,885<text:s/></text:p>
          </table:table-cell>
          <table:table-cell office:value-type="float" office:value="21121" table:style-name="ce6">
            <text:p>21,121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16207" table:style-name="ce6">
            <text:p>16,207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19709" table:style-name="ce6">
            <text:p>19,709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39682" table:style-name="ce6">
            <text:p>39,682<text:s/></text:p>
          </table:table-cell>
          <table:table-cell office:value-type="float" office:value="23927" table:style-name="ce6">
            <text:p>23,927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23225" table:style-name="ce6">
            <text:p>23,225<text:s/></text:p>
          </table:table-cell>
          <table:table-cell office:value-type="float" office:value="16130" table:style-name="ce6">
            <text:p>16,130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30274" table:style-name="ce6">
            <text:p>30,274<text:s/></text:p>
          </table:table-cell>
          <table:table-cell office:value-type="float" office:value="23551" table:style-name="ce6">
            <text:p>23,551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12806" table:style-name="ce6">
            <text:p>12,806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976" table:style-name="ce6">
            <text:p>3,976<text:s/></text:p>
          </table:table-cell>
          <table:table-cell table:number-columns-repeated="16264"/>
        </table:table-row>
        <table:table-row table:style-name="ro2">
          <table:table-cell office:value-type="date" office:date-value="2020-10-16T00:00:00" table:style-name="ce5">
            <text:p>2020/10/16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47513" table:style-name="ce6">
            <text:p>47,513<text:s/></text:p>
          </table:table-cell>
          <table:table-cell office:value-type="float" office:value="48119" table:style-name="ce6">
            <text:p>48,119<text:s/></text:p>
          </table:table-cell>
          <table:table-cell office:value-type="float" office:value="28629" table:style-name="ce6">
            <text:p>28,629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20091" table:style-name="ce6">
            <text:p>20,091<text:s/></text:p>
          </table:table-cell>
          <table:table-cell office:value-type="float" office:value="18945" table:style-name="ce6">
            <text:p>18,945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34236" table:style-name="ce6">
            <text:p>34,236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8330" table:style-name="ce6">
            <text:p>18,330<text:s/></text:p>
          </table:table-cell>
          <table:table-cell office:value-type="float" office:value="26735" table:style-name="ce6">
            <text:p>26,735<text:s/></text:p>
          </table:table-cell>
          <table:table-cell office:value-type="float" office:value="19252" table:style-name="ce6">
            <text:p>19,252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31426" table:style-name="ce6">
            <text:p>31,426<text:s/></text:p>
          </table:table-cell>
          <table:table-cell office:value-type="float" office:value="19603" table:style-name="ce6">
            <text:p>19,603<text:s/></text:p>
          </table:table-cell>
          <table:table-cell office:value-type="float" office:value="36513" table:style-name="ce6">
            <text:p>36,513<text:s/></text:p>
          </table:table-cell>
          <table:table-cell office:value-type="float" office:value="27948" table:style-name="ce6">
            <text:p>27,948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39916" table:style-name="ce6">
            <text:p>39,916<text:s/></text:p>
          </table:table-cell>
          <table:table-cell office:value-type="float" office:value="29302" table:style-name="ce6">
            <text:p>29,302<text:s/></text:p>
          </table:table-cell>
          <table:table-cell office:value-type="float" office:value="27767" table:style-name="ce6">
            <text:p>27,767<text:s/></text:p>
          </table:table-cell>
          <table:table-cell office:value-type="float" office:value="21619" table:style-name="ce6">
            <text:p>21,619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160339" table:style-name="ce6">
            <text:p>160,339<text:s/></text:p>
          </table:table-cell>
          <table:table-cell office:value-type="float" office:value="48558" table:style-name="ce6">
            <text:p>48,558<text:s/></text:p>
          </table:table-cell>
          <table:table-cell office:value-type="float" office:value="24106" table:style-name="ce6">
            <text:p>24,106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29734" table:style-name="ce6">
            <text:p>29,734<text:s/></text:p>
          </table:table-cell>
          <table:table-cell office:value-type="float" office:value="30029" table:style-name="ce6">
            <text:p>30,029<text:s/></text:p>
          </table:table-cell>
          <table:table-cell office:value-type="float" office:value="29352" table:style-name="ce6">
            <text:p>29,352<text:s/></text:p>
          </table:table-cell>
          <table:table-cell office:value-type="float" office:value="25491" table:style-name="ce6">
            <text:p>25,491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34495" table:style-name="ce6">
            <text:p>34,495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33815" table:style-name="ce6">
            <text:p>33,815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24268" table:style-name="ce6">
            <text:p>24,268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30207" table:style-name="ce6">
            <text:p>30,207<text:s/></text:p>
          </table:table-cell>
          <table:table-cell office:value-type="float" office:value="45616" table:style-name="ce6">
            <text:p>45,616<text:s/></text:p>
          </table:table-cell>
          <table:table-cell office:value-type="float" office:value="42346" table:style-name="ce6">
            <text:p>42,346<text:s/></text:p>
          </table:table-cell>
          <table:table-cell office:value-type="float" office:value="28457" table:style-name="ce6">
            <text:p>28,457<text:s/></text:p>
          </table:table-cell>
          <table:table-cell office:value-type="float" office:value="28285" table:style-name="ce6">
            <text:p>28,285<text:s/></text:p>
          </table:table-cell>
          <table:table-cell office:value-type="float" office:value="64778" table:style-name="ce6">
            <text:p>64,778<text:s/></text:p>
          </table:table-cell>
          <table:table-cell office:value-type="float" office:value="25926" table:style-name="ce6">
            <text:p>25,926<text:s/></text:p>
          </table:table-cell>
          <table:table-cell office:value-type="float" office:value="35376" table:style-name="ce6">
            <text:p>35,376<text:s/></text:p>
          </table:table-cell>
          <table:table-cell office:value-type="float" office:value="40393" table:style-name="ce6">
            <text:p>40,393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76924" table:style-name="ce6">
            <text:p>76,924<text:s/></text:p>
          </table:table-cell>
          <table:table-cell office:value-type="float" office:value="23236" table:style-name="ce6">
            <text:p>23,236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24631" table:style-name="ce6">
            <text:p>24,631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31101" table:style-name="ce6">
            <text:p>31,101<text:s/></text:p>
          </table:table-cell>
          <table:table-cell office:value-type="float" office:value="22100" table:style-name="ce6">
            <text:p>22,100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41591" table:style-name="ce6">
            <text:p>41,591<text:s/></text:p>
          </table:table-cell>
          <table:table-cell office:value-type="float" office:value="25449" table:style-name="ce6">
            <text:p>25,449<text:s/></text:p>
          </table:table-cell>
          <table:table-cell office:value-type="float" office:value="26390" table:style-name="ce6">
            <text:p>26,390<text:s/></text:p>
          </table:table-cell>
          <table:table-cell office:value-type="float" office:value="24892" table:style-name="ce6">
            <text:p>24,892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31365" table:style-name="ce6">
            <text:p>31,365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240" table:style-name="ce6">
            <text:p>4,240<text:s/></text:p>
          </table:table-cell>
          <table:table-cell table:number-columns-repeated="16264"/>
        </table:table-row>
        <table:table-row table:style-name="ro2">
          <table:table-cell office:value-type="date" office:date-value="2020-10-17T00:00:00" table:style-name="ce5">
            <text:p>2020/10/17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26010" table:style-name="ce6">
            <text:p>26,010<text:s/></text:p>
          </table:table-cell>
          <table:table-cell office:value-type="float" office:value="46783" table:style-name="ce6">
            <text:p>46,783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20404" table:style-name="ce6">
            <text:p>20,404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4064" table:style-name="ce6">
            <text:p>14,064<text:s/></text:p>
          </table:table-cell>
          <table:table-cell office:value-type="float" office:value="18870" table:style-name="ce6">
            <text:p>18,870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31979" table:style-name="ce6">
            <text:p>31,979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30659" table:style-name="ce6">
            <text:p>30,659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32031" table:style-name="ce6">
            <text:p>32,031<text:s/></text:p>
          </table:table-cell>
          <table:table-cell office:value-type="float" office:value="22691" table:style-name="ce6">
            <text:p>22,691<text:s/></text:p>
          </table:table-cell>
          <table:table-cell office:value-type="float" office:value="21535" table:style-name="ce6">
            <text:p>21,535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155599" table:style-name="ce6">
            <text:p>155,599<text:s/></text:p>
          </table:table-cell>
          <table:table-cell office:value-type="float" office:value="51479" table:style-name="ce6">
            <text:p>51,479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46983" table:style-name="ce6">
            <text:p>46,983<text:s/></text:p>
          </table:table-cell>
          <table:table-cell office:value-type="float" office:value="29929" table:style-name="ce6">
            <text:p>29,929<text:s/></text:p>
          </table:table-cell>
          <table:table-cell office:value-type="float" office:value="27727" table:style-name="ce6">
            <text:p>27,727<text:s/></text:p>
          </table:table-cell>
          <table:table-cell office:value-type="float" office:value="21102" table:style-name="ce6">
            <text:p>21,102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25111" table:style-name="ce6">
            <text:p>25,111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31944" table:style-name="ce6">
            <text:p>31,944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8830" table:style-name="ce6">
            <text:p>18,830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41977" table:style-name="ce6">
            <text:p>41,977<text:s/></text:p>
          </table:table-cell>
          <table:table-cell office:value-type="float" office:value="32388" table:style-name="ce6">
            <text:p>32,388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28676" table:style-name="ce6">
            <text:p>28,676<text:s/></text:p>
          </table:table-cell>
          <table:table-cell office:value-type="float" office:value="74298" table:style-name="ce6">
            <text:p>74,298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34399" table:style-name="ce6">
            <text:p>34,399<text:s/></text:p>
          </table:table-cell>
          <table:table-cell office:value-type="float" office:value="35713" table:style-name="ce6">
            <text:p>35,713<text:s/></text:p>
          </table:table-cell>
          <table:table-cell office:value-type="float" office:value="22300" table:style-name="ce6">
            <text:p>22,300<text:s/></text:p>
          </table:table-cell>
          <table:table-cell office:value-type="float" office:value="66951" table:style-name="ce6">
            <text:p>66,951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18308" table:style-name="ce6">
            <text:p>18,308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30465" table:style-name="ce6">
            <text:p>30,465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22064" table:style-name="ce6">
            <text:p>22,064<text:s/></text:p>
          </table:table-cell>
          <table:table-cell office:value-type="float" office:value="21674" table:style-name="ce6">
            <text:p>21,674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3231" table:style-name="ce6">
            <text:p>3,231<text:s/></text:p>
          </table:table-cell>
          <table:table-cell table:number-columns-repeated="16264"/>
        </table:table-row>
        <table:table-row table:style-name="ro2">
          <table:table-cell office:value-type="date" office:date-value="2020-10-18T00:00:00" table:style-name="ce5">
            <text:p>2020/10/18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19575" table:style-name="ce6">
            <text:p>19,575<text:s/></text:p>
          </table:table-cell>
          <table:table-cell office:value-type="float" office:value="35081" table:style-name="ce6">
            <text:p>35,081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28866" table:style-name="ce6">
            <text:p>28,866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22817" table:style-name="ce6">
            <text:p>22,817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27144" table:style-name="ce6">
            <text:p>27,144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18122" table:style-name="ce6">
            <text:p>18,122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45282" table:style-name="ce6">
            <text:p>145,282<text:s/></text:p>
          </table:table-cell>
          <table:table-cell office:value-type="float" office:value="41234" table:style-name="ce6">
            <text:p>41,234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39797" table:style-name="ce6">
            <text:p>39,797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21431" table:style-name="ce6">
            <text:p>21,431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33008" table:style-name="ce6">
            <text:p>33,008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23096" table:style-name="ce6">
            <text:p>23,096<text:s/></text:p>
          </table:table-cell>
          <table:table-cell office:value-type="float" office:value="36953" table:style-name="ce6">
            <text:p>36,953<text:s/></text:p>
          </table:table-cell>
          <table:table-cell office:value-type="float" office:value="27100" table:style-name="ce6">
            <text:p>27,100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23458" table:style-name="ce6">
            <text:p>23,458<text:s/></text:p>
          </table:table-cell>
          <table:table-cell office:value-type="float" office:value="58180" table:style-name="ce6">
            <text:p>58,180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25133" table:style-name="ce6">
            <text:p>25,133<text:s/></text:p>
          </table:table-cell>
          <table:table-cell office:value-type="float" office:value="17022" table:style-name="ce6">
            <text:p>17,022<text:s/></text:p>
          </table:table-cell>
          <table:table-cell office:value-type="float" office:value="52945" table:style-name="ce6">
            <text:p>52,945<text:s/></text:p>
          </table:table-cell>
          <table:table-cell office:value-type="float" office:value="14369" table:style-name="ce6">
            <text:p>14,369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25894" table:style-name="ce6">
            <text:p>25,894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4944" table:style-name="ce6">
            <text:p>14,944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16983" table:style-name="ce6">
            <text:p>16,983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3119" table:style-name="ce6">
            <text:p>3,119<text:s/></text:p>
          </table:table-cell>
          <table:table-cell table:number-columns-repeated="16264"/>
        </table:table-row>
        <table:table-row table:style-name="ro2">
          <table:table-cell office:value-type="date" office:date-value="2020-10-19T00:00:00" table:style-name="ce5">
            <text:p>2020/10/19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42722" table:style-name="ce6">
            <text:p>42,722<text:s/></text:p>
          </table:table-cell>
          <table:table-cell office:value-type="float" office:value="38951" table:style-name="ce6">
            <text:p>38,951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15070" table:style-name="ce6">
            <text:p>15,070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9400" table:style-name="ce6">
            <text:p>19,400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28397" table:style-name="ce6">
            <text:p>28,397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24448" table:style-name="ce6">
            <text:p>24,448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26891" table:style-name="ce6">
            <text:p>26,891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33274" table:style-name="ce6">
            <text:p>33,274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36546" table:style-name="ce6">
            <text:p>36,546<text:s/></text:p>
          </table:table-cell>
          <table:table-cell office:value-type="float" office:value="26181" table:style-name="ce6">
            <text:p>26,181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20737" table:style-name="ce6">
            <text:p>20,737<text:s/></text:p>
          </table:table-cell>
          <table:table-cell office:value-type="float" office:value="24982" table:style-name="ce6">
            <text:p>24,982<text:s/></text:p>
          </table:table-cell>
          <table:table-cell office:value-type="float" office:value="119052" table:style-name="ce6">
            <text:p>119,052<text:s/></text:p>
          </table:table-cell>
          <table:table-cell office:value-type="float" office:value="35508" table:style-name="ce6">
            <text:p>35,508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26840" table:style-name="ce6">
            <text:p>26,840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22425" table:style-name="ce6">
            <text:p>22,425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32380" table:style-name="ce6">
            <text:p>32,380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31675" table:style-name="ce6">
            <text:p>31,675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26404" table:style-name="ce6">
            <text:p>26,404<text:s/></text:p>
          </table:table-cell>
          <table:table-cell office:value-type="float" office:value="39191" table:style-name="ce6">
            <text:p>39,191<text:s/></text:p>
          </table:table-cell>
          <table:table-cell office:value-type="float" office:value="39832" table:style-name="ce6">
            <text:p>39,832<text:s/></text:p>
          </table:table-cell>
          <table:table-cell office:value-type="float" office:value="26325" table:style-name="ce6">
            <text:p>26,325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50514" table:style-name="ce6">
            <text:p>50,514<text:s/></text:p>
          </table:table-cell>
          <table:table-cell office:value-type="float" office:value="22397" table:style-name="ce6">
            <text:p>22,397<text:s/></text:p>
          </table:table-cell>
          <table:table-cell office:value-type="float" office:value="29345" table:style-name="ce6">
            <text:p>29,345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60545" table:style-name="ce6">
            <text:p>60,545<text:s/></text:p>
          </table:table-cell>
          <table:table-cell office:value-type="float" office:value="20886" table:style-name="ce6">
            <text:p>20,886<text:s/></text:p>
          </table:table-cell>
          <table:table-cell office:value-type="float" office:value="16340" table:style-name="ce6">
            <text:p>16,340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19010" table:style-name="ce6">
            <text:p>19,010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37719" table:style-name="ce6">
            <text:p>37,719<text:s/></text:p>
          </table:table-cell>
          <table:table-cell office:value-type="float" office:value="22811" table:style-name="ce6">
            <text:p>22,811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22577" table:style-name="ce6">
            <text:p>22,577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28697" table:style-name="ce6">
            <text:p>28,697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3963" table:style-name="ce6">
            <text:p>3,963<text:s/></text:p>
          </table:table-cell>
          <table:table-cell table:number-columns-repeated="16264"/>
        </table:table-row>
        <table:table-row table:style-name="ro2">
          <table:table-cell office:value-type="date" office:date-value="2020-10-20T00:00:00" table:style-name="ce5">
            <text:p>2020/10/20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44541" table:style-name="ce6">
            <text:p>44,541<text:s/></text:p>
          </table:table-cell>
          <table:table-cell office:value-type="float" office:value="40750" table:style-name="ce6">
            <text:p>40,750<text:s/></text:p>
          </table:table-cell>
          <table:table-cell office:value-type="float" office:value="27085" table:style-name="ce6">
            <text:p>27,085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18229" table:style-name="ce6">
            <text:p>18,229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29718" table:style-name="ce6">
            <text:p>29,718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24705" table:style-name="ce6">
            <text:p>24,705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27785" table:style-name="ce6">
            <text:p>27,785<text:s/></text:p>
          </table:table-cell>
          <table:table-cell office:value-type="float" office:value="17468" table:style-name="ce6">
            <text:p>17,468<text:s/></text:p>
          </table:table-cell>
          <table:table-cell office:value-type="float" office:value="34962" table:style-name="ce6">
            <text:p>34,962<text:s/></text:p>
          </table:table-cell>
          <table:table-cell office:value-type="float" office:value="25379" table:style-name="ce6">
            <text:p>25,379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38069" table:style-name="ce6">
            <text:p>38,069<text:s/></text:p>
          </table:table-cell>
          <table:table-cell office:value-type="float" office:value="27539" table:style-name="ce6">
            <text:p>27,539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21048" table:style-name="ce6">
            <text:p>21,048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119372" table:style-name="ce6">
            <text:p>119,372<text:s/></text:p>
          </table:table-cell>
          <table:table-cell office:value-type="float" office:value="38079" table:style-name="ce6">
            <text:p>38,079<text:s/></text:p>
          </table:table-cell>
          <table:table-cell office:value-type="float" office:value="22162" table:style-name="ce6">
            <text:p>22,162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7165" table:style-name="ce6">
            <text:p>27,165<text:s/></text:p>
          </table:table-cell>
          <table:table-cell office:value-type="float" office:value="27523" table:style-name="ce6">
            <text:p>27,523<text:s/></text:p>
          </table:table-cell>
          <table:table-cell office:value-type="float" office:value="27664" table:style-name="ce6">
            <text:p>27,664<text:s/></text:p>
          </table:table-cell>
          <table:table-cell office:value-type="float" office:value="23404" table:style-name="ce6">
            <text:p>23,404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32845" table:style-name="ce6">
            <text:p>32,845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19459" table:style-name="ce6">
            <text:p>19,459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4522" table:style-name="ce6">
            <text:p>14,522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31391" table:style-name="ce6">
            <text:p>31,391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23343" table:style-name="ce6">
            <text:p>23,343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27612" table:style-name="ce6">
            <text:p>27,612<text:s/></text:p>
          </table:table-cell>
          <table:table-cell office:value-type="float" office:value="40083" table:style-name="ce6">
            <text:p>40,083<text:s/></text:p>
          </table:table-cell>
          <table:table-cell office:value-type="float" office:value="40868" table:style-name="ce6">
            <text:p>40,868<text:s/></text:p>
          </table:table-cell>
          <table:table-cell office:value-type="float" office:value="27175" table:style-name="ce6">
            <text:p>27,175<text:s/></text:p>
          </table:table-cell>
          <table:table-cell office:value-type="float" office:value="26495" table:style-name="ce6">
            <text:p>26,495<text:s/></text:p>
          </table:table-cell>
          <table:table-cell office:value-type="float" office:value="53352" table:style-name="ce6">
            <text:p>53,352<text:s/></text:p>
          </table:table-cell>
          <table:table-cell office:value-type="float" office:value="24876" table:style-name="ce6">
            <text:p>24,876<text:s/></text:p>
          </table:table-cell>
          <table:table-cell office:value-type="float" office:value="31225" table:style-name="ce6">
            <text:p>31,225<text:s/></text:p>
          </table:table-cell>
          <table:table-cell office:value-type="float" office:value="33388" table:style-name="ce6">
            <text:p>33,388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61577" table:style-name="ce6">
            <text:p>61,577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39451" table:style-name="ce6">
            <text:p>39,451<text:s/></text:p>
          </table:table-cell>
          <table:table-cell office:value-type="float" office:value="24077" table:style-name="ce6">
            <text:p>24,077<text:s/></text:p>
          </table:table-cell>
          <table:table-cell office:value-type="float" office:value="25208" table:style-name="ce6">
            <text:p>25,208<text:s/></text:p>
          </table:table-cell>
          <table:table-cell office:value-type="float" office:value="23201" table:style-name="ce6">
            <text:p>23,201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29966" table:style-name="ce6">
            <text:p>29,966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3964" table:style-name="ce6">
            <text:p>3,964<text:s/></text:p>
          </table:table-cell>
          <table:table-cell table:number-columns-repeated="16264"/>
        </table:table-row>
        <table:table-row table:style-name="ro2">
          <table:table-cell office:value-type="date" office:date-value="2020-10-21T00:00:00" table:style-name="ce5">
            <text:p>2020/10/21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5743" table:style-name="ce6">
            <text:p>15,743<text:s/></text:p>
          </table:table-cell>
          <table:table-cell office:value-type="float" office:value="44784" table:style-name="ce6">
            <text:p>44,784<text:s/></text:p>
          </table:table-cell>
          <table:table-cell office:value-type="float" office:value="42087" table:style-name="ce6">
            <text:p>42,087<text:s/></text:p>
          </table:table-cell>
          <table:table-cell office:value-type="float" office:value="27283" table:style-name="ce6">
            <text:p>27,283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20141" table:style-name="ce6">
            <text:p>20,141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34993" table:style-name="ce6">
            <text:p>34,993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24528" table:style-name="ce6">
            <text:p>24,528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27985" table:style-name="ce6">
            <text:p>27,985<text:s/></text:p>
          </table:table-cell>
          <table:table-cell office:value-type="float" office:value="18036" table:style-name="ce6">
            <text:p>18,036<text:s/></text:p>
          </table:table-cell>
          <table:table-cell office:value-type="float" office:value="35635" table:style-name="ce6">
            <text:p>35,635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37939" table:style-name="ce6">
            <text:p>37,939<text:s/></text:p>
          </table:table-cell>
          <table:table-cell office:value-type="float" office:value="27562" table:style-name="ce6">
            <text:p>27,562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25746" table:style-name="ce6">
            <text:p>25,746<text:s/></text:p>
          </table:table-cell>
          <table:table-cell office:value-type="float" office:value="120460" table:style-name="ce6">
            <text:p>120,460<text:s/></text:p>
          </table:table-cell>
          <table:table-cell office:value-type="float" office:value="39531" table:style-name="ce6">
            <text:p>39,531<text:s/></text:p>
          </table:table-cell>
          <table:table-cell office:value-type="float" office:value="22507" table:style-name="ce6">
            <text:p>22,507<text:s/></text:p>
          </table:table-cell>
          <table:table-cell office:value-type="float" office:value="23950" table:style-name="ce6">
            <text:p>23,950<text:s/></text:p>
          </table:table-cell>
          <table:table-cell office:value-type="float" office:value="27018" table:style-name="ce6">
            <text:p>27,018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27374" table:style-name="ce6">
            <text:p>27,374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33316" table:style-name="ce6">
            <text:p>33,316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14742" table:style-name="ce6">
            <text:p>14,742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31189" table:style-name="ce6">
            <text:p>31,189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23268" table:style-name="ce6">
            <text:p>23,268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40323" table:style-name="ce6">
            <text:p>40,323<text:s/></text:p>
          </table:table-cell>
          <table:table-cell office:value-type="float" office:value="41376" table:style-name="ce6">
            <text:p>41,376<text:s/></text:p>
          </table:table-cell>
          <table:table-cell office:value-type="float" office:value="27163" table:style-name="ce6">
            <text:p>27,163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53972" table:style-name="ce6">
            <text:p>53,972<text:s/></text:p>
          </table:table-cell>
          <table:table-cell office:value-type="float" office:value="24988" table:style-name="ce6">
            <text:p>24,988<text:s/></text:p>
          </table:table-cell>
          <table:table-cell office:value-type="float" office:value="31626" table:style-name="ce6">
            <text:p>31,626<text:s/></text:p>
          </table:table-cell>
          <table:table-cell office:value-type="float" office:value="34632" table:style-name="ce6">
            <text:p>34,632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62797" table:style-name="ce6">
            <text:p>62,797<text:s/></text:p>
          </table:table-cell>
          <table:table-cell office:value-type="float" office:value="22134" table:style-name="ce6">
            <text:p>22,134<text:s/></text:p>
          </table:table-cell>
          <table:table-cell office:value-type="float" office:value="16783" table:style-name="ce6">
            <text:p>16,783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21462" table:style-name="ce6">
            <text:p>21,462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26253" table:style-name="ce6">
            <text:p>26,253<text:s/></text:p>
          </table:table-cell>
          <table:table-cell office:value-type="float" office:value="20289" table:style-name="ce6">
            <text:p>20,289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40003" table:style-name="ce6">
            <text:p>40,003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25999" table:style-name="ce6">
            <text:p>25,999<text:s/></text:p>
          </table:table-cell>
          <table:table-cell office:value-type="float" office:value="23614" table:style-name="ce6">
            <text:p>23,614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17783" table:style-name="ce6">
            <text:p>17,783<text:s/></text:p>
          </table:table-cell>
          <table:table-cell office:value-type="float" office:value="29937" table:style-name="ce6">
            <text:p>29,937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944" table:style-name="ce6">
            <text:p>3,944<text:s/></text:p>
          </table:table-cell>
          <table:table-cell table:number-columns-repeated="16264"/>
        </table:table-row>
        <table:table-row table:style-name="ro2">
          <table:table-cell office:value-type="date" office:date-value="2020-10-22T00:00:00" table:style-name="ce5">
            <text:p>2020/10/22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15525" table:style-name="ce6">
            <text:p>15,525<text:s/></text:p>
          </table:table-cell>
          <table:table-cell office:value-type="float" office:value="45230" table:style-name="ce6">
            <text:p>45,230<text:s/></text:p>
          </table:table-cell>
          <table:table-cell office:value-type="float" office:value="42248" table:style-name="ce6">
            <text:p>42,248<text:s/></text:p>
          </table:table-cell>
          <table:table-cell office:value-type="float" office:value="27504" table:style-name="ce6">
            <text:p>27,504<text:s/></text:p>
          </table:table-cell>
          <table:table-cell office:value-type="float" office:value="15727" table:style-name="ce6">
            <text:p>15,727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18320" table:style-name="ce6">
            <text:p>18,320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35546" table:style-name="ce6">
            <text:p>35,546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17473" table:style-name="ce6">
            <text:p>17,473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27840" table:style-name="ce6">
            <text:p>27,840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34997" table:style-name="ce6">
            <text:p>34,997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38128" table:style-name="ce6">
            <text:p>38,128<text:s/></text:p>
          </table:table-cell>
          <table:table-cell office:value-type="float" office:value="27568" table:style-name="ce6">
            <text:p>27,568<text:s/></text:p>
          </table:table-cell>
          <table:table-cell office:value-type="float" office:value="27122" table:style-name="ce6">
            <text:p>27,122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5590" table:style-name="ce6">
            <text:p>25,590<text:s/></text:p>
          </table:table-cell>
          <table:table-cell office:value-type="float" office:value="124142" table:style-name="ce6">
            <text:p>124,142<text:s/></text:p>
          </table:table-cell>
          <table:table-cell office:value-type="float" office:value="40717" table:style-name="ce6">
            <text:p>40,717<text:s/></text:p>
          </table:table-cell>
          <table:table-cell office:value-type="float" office:value="22046" table:style-name="ce6">
            <text:p>22,046<text:s/></text:p>
          </table:table-cell>
          <table:table-cell office:value-type="float" office:value="23806" table:style-name="ce6">
            <text:p>23,806<text:s/></text:p>
          </table:table-cell>
          <table:table-cell office:value-type="float" office:value="27124" table:style-name="ce6">
            <text:p>27,124<text:s/></text:p>
          </table:table-cell>
          <table:table-cell office:value-type="float" office:value="27240" table:style-name="ce6">
            <text:p>27,240<text:s/></text:p>
          </table:table-cell>
          <table:table-cell office:value-type="float" office:value="27437" table:style-name="ce6">
            <text:p>27,437<text:s/></text:p>
          </table:table-cell>
          <table:table-cell office:value-type="float" office:value="23527" table:style-name="ce6">
            <text:p>23,527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32443" table:style-name="ce6">
            <text:p>32,443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30375" table:style-name="ce6">
            <text:p>30,375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23158" table:style-name="ce6">
            <text:p>23,158<text:s/></text:p>
          </table:table-cell>
          <table:table-cell office:value-type="float" office:value="24672" table:style-name="ce6">
            <text:p>24,672<text:s/></text:p>
          </table:table-cell>
          <table:table-cell office:value-type="float" office:value="27416" table:style-name="ce6">
            <text:p>27,416<text:s/></text:p>
          </table:table-cell>
          <table:table-cell office:value-type="float" office:value="42367" table:style-name="ce6">
            <text:p>42,367<text:s/></text:p>
          </table:table-cell>
          <table:table-cell office:value-type="float" office:value="41103" table:style-name="ce6">
            <text:p>41,103<text:s/></text:p>
          </table:table-cell>
          <table:table-cell office:value-type="float" office:value="27381" table:style-name="ce6">
            <text:p>27,381<text:s/></text:p>
          </table:table-cell>
          <table:table-cell office:value-type="float" office:value="26320" table:style-name="ce6">
            <text:p>26,320<text:s/></text:p>
          </table:table-cell>
          <table:table-cell office:value-type="float" office:value="54123" table:style-name="ce6">
            <text:p>54,123<text:s/></text:p>
          </table:table-cell>
          <table:table-cell office:value-type="float" office:value="25258" table:style-name="ce6">
            <text:p>25,258<text:s/></text:p>
          </table:table-cell>
          <table:table-cell office:value-type="float" office:value="31479" table:style-name="ce6">
            <text:p>31,479<text:s/></text:p>
          </table:table-cell>
          <table:table-cell office:value-type="float" office:value="34508" table:style-name="ce6">
            <text:p>34,508<text:s/></text:p>
          </table:table-cell>
          <table:table-cell office:value-type="float" office:value="21262" table:style-name="ce6">
            <text:p>21,262<text:s/></text:p>
          </table:table-cell>
          <table:table-cell office:value-type="float" office:value="71482" table:style-name="ce6">
            <text:p>71,482<text:s/></text:p>
          </table:table-cell>
          <table:table-cell office:value-type="float" office:value="21464" table:style-name="ce6">
            <text:p>21,464<text:s/></text:p>
          </table:table-cell>
          <table:table-cell office:value-type="float" office:value="16602" table:style-name="ce6">
            <text:p>16,602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21848" table:style-name="ce6">
            <text:p>21,848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29085" table:style-name="ce6">
            <text:p>29,085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39667" table:style-name="ce6">
            <text:p>39,667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29669" table:style-name="ce6">
            <text:p>29,669<text:s/></text:p>
          </table:table-cell>
          <table:table-cell office:value-type="float" office:value="23511" table:style-name="ce6">
            <text:p>23,511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12792" table:style-name="ce6">
            <text:p>12,792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988" table:style-name="ce6">
            <text:p>3,988<text:s/></text:p>
          </table:table-cell>
          <table:table-cell table:number-columns-repeated="16264"/>
        </table:table-row>
        <table:table-row table:style-name="ro2">
          <table:table-cell office:value-type="date" office:date-value="2020-10-23T00:00:00" table:style-name="ce5">
            <text:p>2020/10/23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47472" table:style-name="ce6">
            <text:p>47,472<text:s/></text:p>
          </table:table-cell>
          <table:table-cell office:value-type="float" office:value="49600" table:style-name="ce6">
            <text:p>49,600<text:s/></text:p>
          </table:table-cell>
          <table:table-cell office:value-type="float" office:value="28825" table:style-name="ce6">
            <text:p>28,825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19786" table:style-name="ce6">
            <text:p>19,786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36690" table:style-name="ce6">
            <text:p>36,690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26106" table:style-name="ce6">
            <text:p>26,106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30566" table:style-name="ce6">
            <text:p>30,566<text:s/></text:p>
          </table:table-cell>
          <table:table-cell office:value-type="float" office:value="19399" table:style-name="ce6">
            <text:p>19,399<text:s/></text:p>
          </table:table-cell>
          <table:table-cell office:value-type="float" office:value="36457" table:style-name="ce6">
            <text:p>36,457<text:s/></text:p>
          </table:table-cell>
          <table:table-cell office:value-type="float" office:value="27739" table:style-name="ce6">
            <text:p>27,739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39761" table:style-name="ce6">
            <text:p>39,761<text:s/></text:p>
          </table:table-cell>
          <table:table-cell office:value-type="float" office:value="29014" table:style-name="ce6">
            <text:p>29,014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26150" table:style-name="ce6">
            <text:p>26,150<text:s/></text:p>
          </table:table-cell>
          <table:table-cell office:value-type="float" office:value="163490" table:style-name="ce6">
            <text:p>163,490<text:s/></text:p>
          </table:table-cell>
          <table:table-cell office:value-type="float" office:value="49285" table:style-name="ce6">
            <text:p>49,285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30759" table:style-name="ce6">
            <text:p>30,759<text:s/></text:p>
          </table:table-cell>
          <table:table-cell office:value-type="float" office:value="29549" table:style-name="ce6">
            <text:p>29,549<text:s/></text:p>
          </table:table-cell>
          <table:table-cell office:value-type="float" office:value="29154" table:style-name="ce6">
            <text:p>29,154<text:s/></text:p>
          </table:table-cell>
          <table:table-cell office:value-type="float" office:value="24969" table:style-name="ce6">
            <text:p>24,969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34548" table:style-name="ce6">
            <text:p>34,548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32384" table:style-name="ce6">
            <text:p>32,384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24619" table:style-name="ce6">
            <text:p>24,619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30291" table:style-name="ce6">
            <text:p>30,291<text:s/></text:p>
          </table:table-cell>
          <table:table-cell office:value-type="float" office:value="47028" table:style-name="ce6">
            <text:p>47,028<text:s/></text:p>
          </table:table-cell>
          <table:table-cell office:value-type="float" office:value="42603" table:style-name="ce6">
            <text:p>42,603<text:s/></text:p>
          </table:table-cell>
          <table:table-cell office:value-type="float" office:value="28343" table:style-name="ce6">
            <text:p>28,343<text:s/></text:p>
          </table:table-cell>
          <table:table-cell office:value-type="float" office:value="27968" table:style-name="ce6">
            <text:p>27,968<text:s/></text:p>
          </table:table-cell>
          <table:table-cell office:value-type="float" office:value="66457" table:style-name="ce6">
            <text:p>66,457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35386" table:style-name="ce6">
            <text:p>35,386<text:s/></text:p>
          </table:table-cell>
          <table:table-cell office:value-type="float" office:value="40066" table:style-name="ce6">
            <text:p>40,066<text:s/></text:p>
          </table:table-cell>
          <table:table-cell office:value-type="float" office:value="24422" table:style-name="ce6">
            <text:p>24,422<text:s/></text:p>
          </table:table-cell>
          <table:table-cell office:value-type="float" office:value="80900" table:style-name="ce6">
            <text:p>80,900<text:s/></text:p>
          </table:table-cell>
          <table:table-cell office:value-type="float" office:value="22609" table:style-name="ce6">
            <text:p>22,609<text:s/></text:p>
          </table:table-cell>
          <table:table-cell office:value-type="float" office:value="17343" table:style-name="ce6">
            <text:p>17,343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34419" table:style-name="ce6">
            <text:p>34,419<text:s/></text:p>
          </table:table-cell>
          <table:table-cell office:value-type="float" office:value="21832" table:style-name="ce6">
            <text:p>21,832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42177" table:style-name="ce6">
            <text:p>42,177<text:s/></text:p>
          </table:table-cell>
          <table:table-cell office:value-type="float" office:value="25341" table:style-name="ce6">
            <text:p>25,341<text:s/></text:p>
          </table:table-cell>
          <table:table-cell office:value-type="float" office:value="26248" table:style-name="ce6">
            <text:p>26,248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31698" table:style-name="ce6">
            <text:p>31,698<text:s/></text:p>
          </table:table-cell>
          <table:table-cell office:value-type="float" office:value="26103" table:style-name="ce6">
            <text:p>26,103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223" table:style-name="ce6">
            <text:p>4,223<text:s/></text:p>
          </table:table-cell>
          <table:table-cell table:number-columns-repeated="16264"/>
        </table:table-row>
        <table:table-row table:style-name="ro2">
          <table:table-cell office:value-type="date" office:date-value="2020-10-24T00:00:00" table:style-name="ce5">
            <text:p>2020/10/24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47090" table:style-name="ce6">
            <text:p>47,090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13921" table:style-name="ce6">
            <text:p>13,921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8585" table:style-name="ce6">
            <text:p>8,585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19384" table:style-name="ce6">
            <text:p>19,384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19060" table:style-name="ce6">
            <text:p>19,060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29320" table:style-name="ce6">
            <text:p>29,320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28348" table:style-name="ce6">
            <text:p>28,348<text:s/></text:p>
          </table:table-cell>
          <table:table-cell office:value-type="float" office:value="23231" table:style-name="ce6">
            <text:p>23,231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32404" table:style-name="ce6">
            <text:p>32,404<text:s/></text:p>
          </table:table-cell>
          <table:table-cell office:value-type="float" office:value="22658" table:style-name="ce6">
            <text:p>22,658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155390" table:style-name="ce6">
            <text:p>155,390<text:s/></text:p>
          </table:table-cell>
          <table:table-cell office:value-type="float" office:value="51367" table:style-name="ce6">
            <text:p>51,367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34410" table:style-name="ce6">
            <text:p>34,410<text:s/></text:p>
          </table:table-cell>
          <table:table-cell office:value-type="float" office:value="29607" table:style-name="ce6">
            <text:p>29,607<text:s/></text:p>
          </table:table-cell>
          <table:table-cell office:value-type="float" office:value="27016" table:style-name="ce6">
            <text:p>27,016<text:s/></text:p>
          </table:table-cell>
          <table:table-cell office:value-type="float" office:value="20807" table:style-name="ce6">
            <text:p>20,807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27625" table:style-name="ce6">
            <text:p>27,625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39172" table:style-name="ce6">
            <text:p>39,172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18619" table:style-name="ce6">
            <text:p>18,619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28615" table:style-name="ce6">
            <text:p>28,615<text:s/></text:p>
          </table:table-cell>
          <table:table-cell office:value-type="float" office:value="42297" table:style-name="ce6">
            <text:p>42,297<text:s/></text:p>
          </table:table-cell>
          <table:table-cell office:value-type="float" office:value="32416" table:style-name="ce6">
            <text:p>32,416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30445" table:style-name="ce6">
            <text:p>30,445<text:s/></text:p>
          </table:table-cell>
          <table:table-cell office:value-type="float" office:value="73959" table:style-name="ce6">
            <text:p>73,959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30510" table:style-name="ce6">
            <text:p>30,510<text:s/></text:p>
          </table:table-cell>
          <table:table-cell office:value-type="float" office:value="35894" table:style-name="ce6">
            <text:p>35,894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72590" table:style-name="ce6">
            <text:p>72,590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15146" table:style-name="ce6">
            <text:p>15,146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32144" table:style-name="ce6">
            <text:p>32,144<text:s/></text:p>
          </table:table-cell>
          <table:table-cell office:value-type="float" office:value="14542" table:style-name="ce6">
            <text:p>14,542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15472" table:style-name="ce6">
            <text:p>15,472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21107" table:style-name="ce6">
            <text:p>21,107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901" table:style-name="ce6">
            <text:p>901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350" table:style-name="ce6">
            <text:p>3,350<text:s/></text:p>
          </table:table-cell>
          <table:table-cell table:number-columns-repeated="16264"/>
        </table:table-row>
        <table:table-row table:style-name="ro2">
          <table:table-cell office:value-type="date" office:date-value="2020-10-25T00:00:00" table:style-name="ce5">
            <text:p>2020/10/25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19017" table:style-name="ce6">
            <text:p>19,017<text:s/></text:p>
          </table:table-cell>
          <table:table-cell office:value-type="float" office:value="35631" table:style-name="ce6">
            <text:p>35,631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29720" table:style-name="ce6">
            <text:p>29,720<text:s/></text:p>
          </table:table-cell>
          <table:table-cell office:value-type="float" office:value="14421" table:style-name="ce6">
            <text:p>14,421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23568" table:style-name="ce6">
            <text:p>23,568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28003" table:style-name="ce6">
            <text:p>28,003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18076" table:style-name="ce6">
            <text:p>18,076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137153" table:style-name="ce6">
            <text:p>137,153<text:s/></text:p>
          </table:table-cell>
          <table:table-cell office:value-type="float" office:value="39741" table:style-name="ce6">
            <text:p>39,741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29156" table:style-name="ce6">
            <text:p>29,156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2146" table:style-name="ce6">
            <text:p>22,146<text:s/></text:p>
          </table:table-cell>
          <table:table-cell office:value-type="float" office:value="17608" table:style-name="ce6">
            <text:p>17,608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21051" table:style-name="ce6">
            <text:p>21,051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36220" table:style-name="ce6">
            <text:p>36,220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5975" table:style-name="ce6">
            <text:p>15,975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22337" table:style-name="ce6">
            <text:p>22,337<text:s/></text:p>
          </table:table-cell>
          <table:table-cell office:value-type="float" office:value="34928" table:style-name="ce6">
            <text:p>34,928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58343" table:style-name="ce6">
            <text:p>58,343<text:s/></text:p>
          </table:table-cell>
          <table:table-cell office:value-type="float" office:value="13537" table:style-name="ce6">
            <text:p>13,537<text:s/></text:p>
          </table:table-cell>
          <table:table-cell office:value-type="float" office:value="24459" table:style-name="ce6">
            <text:p>24,459<text:s/></text:p>
          </table:table-cell>
          <table:table-cell office:value-type="float" office:value="24502" table:style-name="ce6">
            <text:p>24,502<text:s/></text:p>
          </table:table-cell>
          <table:table-cell office:value-type="float" office:value="16580" table:style-name="ce6">
            <text:p>16,580<text:s/></text:p>
          </table:table-cell>
          <table:table-cell office:value-type="float" office:value="55217" table:style-name="ce6">
            <text:p>55,217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27343" table:style-name="ce6">
            <text:p>27,343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3093" table:style-name="ce6">
            <text:p>3,093<text:s/></text:p>
          </table:table-cell>
          <table:table-cell table:number-columns-repeated="16264"/>
        </table:table-row>
        <table:table-row table:style-name="ro2">
          <table:table-cell office:value-type="date" office:date-value="2020-10-26T00:00:00" table:style-name="ce5">
            <text:p>2020/10/26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41985" table:style-name="ce6">
            <text:p>41,985<text:s/></text:p>
          </table:table-cell>
          <table:table-cell office:value-type="float" office:value="38945" table:style-name="ce6">
            <text:p>38,945<text:s/></text:p>
          </table:table-cell>
          <table:table-cell office:value-type="float" office:value="25579" table:style-name="ce6">
            <text:p>25,579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9199" table:style-name="ce6">
            <text:p>19,199<text:s/></text:p>
          </table:table-cell>
          <table:table-cell office:value-type="float" office:value="17214" table:style-name="ce6">
            <text:p>17,214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28156" table:style-name="ce6">
            <text:p>28,156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17154" table:style-name="ce6">
            <text:p>17,154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16248" table:style-name="ce6">
            <text:p>16,248<text:s/></text:p>
          </table:table-cell>
          <table:table-cell office:value-type="float" office:value="32739" table:style-name="ce6">
            <text:p>32,739<text:s/></text:p>
          </table:table-cell>
          <table:table-cell office:value-type="float" office:value="26905" table:style-name="ce6">
            <text:p>26,905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36384" table:style-name="ce6">
            <text:p>36,384<text:s/></text:p>
          </table:table-cell>
          <table:table-cell office:value-type="float" office:value="26366" table:style-name="ce6">
            <text:p>26,366<text:s/></text:p>
          </table:table-cell>
          <table:table-cell office:value-type="float" office:value="26441" table:style-name="ce6">
            <text:p>26,441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119669" table:style-name="ce6">
            <text:p>119,669<text:s/></text:p>
          </table:table-cell>
          <table:table-cell office:value-type="float" office:value="36328" table:style-name="ce6">
            <text:p>36,328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29018" table:style-name="ce6">
            <text:p>29,018<text:s/></text:p>
          </table:table-cell>
          <table:table-cell office:value-type="float" office:value="27873" table:style-name="ce6">
            <text:p>27,873<text:s/></text:p>
          </table:table-cell>
          <table:table-cell office:value-type="float" office:value="26782" table:style-name="ce6">
            <text:p>26,782<text:s/></text:p>
          </table:table-cell>
          <table:table-cell office:value-type="float" office:value="22273" table:style-name="ce6">
            <text:p>22,273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32460" table:style-name="ce6">
            <text:p>32,460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19299" table:style-name="ce6">
            <text:p>19,299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33826" table:style-name="ce6">
            <text:p>33,826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39126" table:style-name="ce6">
            <text:p>39,126<text:s/></text:p>
          </table:table-cell>
          <table:table-cell office:value-type="float" office:value="39607" table:style-name="ce6">
            <text:p>39,607<text:s/></text:p>
          </table:table-cell>
          <table:table-cell office:value-type="float" office:value="26288" table:style-name="ce6">
            <text:p>26,288<text:s/></text:p>
          </table:table-cell>
          <table:table-cell office:value-type="float" office:value="25941" table:style-name="ce6">
            <text:p>25,941<text:s/></text:p>
          </table:table-cell>
          <table:table-cell office:value-type="float" office:value="51381" table:style-name="ce6">
            <text:p>51,381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29625" table:style-name="ce6">
            <text:p>29,625<text:s/></text:p>
          </table:table-cell>
          <table:table-cell office:value-type="float" office:value="31406" table:style-name="ce6">
            <text:p>31,406<text:s/></text:p>
          </table:table-cell>
          <table:table-cell office:value-type="float" office:value="19587" table:style-name="ce6">
            <text:p>19,587<text:s/></text:p>
          </table:table-cell>
          <table:table-cell office:value-type="float" office:value="62203" table:style-name="ce6">
            <text:p>62,203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29042" table:style-name="ce6">
            <text:p>29,042<text:s/></text:p>
          </table:table-cell>
          <table:table-cell office:value-type="float" office:value="18615" table:style-name="ce6">
            <text:p>18,615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37277" table:style-name="ce6">
            <text:p>37,277<text:s/></text:p>
          </table:table-cell>
          <table:table-cell office:value-type="float" office:value="22969" table:style-name="ce6">
            <text:p>22,969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22561" table:style-name="ce6">
            <text:p>22,561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28522" table:style-name="ce6">
            <text:p>28,522<text:s/></text:p>
          </table:table-cell>
          <table:table-cell office:value-type="float" office:value="22047" table:style-name="ce6">
            <text:p>22,047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12806" table:style-name="ce6">
            <text:p>12,806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3867" table:style-name="ce6">
            <text:p>3,867<text:s/></text:p>
          </table:table-cell>
          <table:table-cell table:number-columns-repeated="16264"/>
        </table:table-row>
        <table:table-row table:style-name="ro2">
          <table:table-cell office:value-type="date" office:date-value="2020-10-27T00:00:00" table:style-name="ce5">
            <text:p>2020/10/27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43452" table:style-name="ce6">
            <text:p>43,452<text:s/></text:p>
          </table:table-cell>
          <table:table-cell office:value-type="float" office:value="40611" table:style-name="ce6">
            <text:p>40,611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28769" table:style-name="ce6">
            <text:p>28,769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27013" table:style-name="ce6">
            <text:p>27,013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34090" table:style-name="ce6">
            <text:p>34,090<text:s/></text:p>
          </table:table-cell>
          <table:table-cell office:value-type="float" office:value="27786" table:style-name="ce6">
            <text:p>27,786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37467" table:style-name="ce6">
            <text:p>37,467<text:s/></text:p>
          </table:table-cell>
          <table:table-cell office:value-type="float" office:value="27226" table:style-name="ce6">
            <text:p>27,226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118171" table:style-name="ce6">
            <text:p>118,171<text:s/></text:p>
          </table:table-cell>
          <table:table-cell office:value-type="float" office:value="38525" table:style-name="ce6">
            <text:p>38,525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27578" table:style-name="ce6">
            <text:p>27,578<text:s/></text:p>
          </table:table-cell>
          <table:table-cell office:value-type="float" office:value="28233" table:style-name="ce6">
            <text:p>28,233<text:s/></text:p>
          </table:table-cell>
          <table:table-cell office:value-type="float" office:value="27406" table:style-name="ce6">
            <text:p>27,406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13574" table:style-name="ce6">
            <text:p>13,574<text:s/></text:p>
          </table:table-cell>
          <table:table-cell office:value-type="float" office:value="32989" table:style-name="ce6">
            <text:p>32,989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19848" table:style-name="ce6">
            <text:p>19,848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32747" table:style-name="ce6">
            <text:p>32,747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23464" table:style-name="ce6">
            <text:p>23,464<text:s/></text:p>
          </table:table-cell>
          <table:table-cell office:value-type="float" office:value="24604" table:style-name="ce6">
            <text:p>24,604<text:s/></text:p>
          </table:table-cell>
          <table:table-cell office:value-type="float" office:value="27188" table:style-name="ce6">
            <text:p>27,188<text:s/></text:p>
          </table:table-cell>
          <table:table-cell office:value-type="float" office:value="39573" table:style-name="ce6">
            <text:p>39,573<text:s/></text:p>
          </table:table-cell>
          <table:table-cell office:value-type="float" office:value="40854" table:style-name="ce6">
            <text:p>40,854<text:s/></text:p>
          </table:table-cell>
          <table:table-cell office:value-type="float" office:value="26997" table:style-name="ce6">
            <text:p>26,997<text:s/></text:p>
          </table:table-cell>
          <table:table-cell office:value-type="float" office:value="26454" table:style-name="ce6">
            <text:p>26,454<text:s/></text:p>
          </table:table-cell>
          <table:table-cell office:value-type="float" office:value="52297" table:style-name="ce6">
            <text:p>52,297<text:s/></text:p>
          </table:table-cell>
          <table:table-cell office:value-type="float" office:value="23231" table:style-name="ce6">
            <text:p>23,231<text:s/></text:p>
          </table:table-cell>
          <table:table-cell office:value-type="float" office:value="30430" table:style-name="ce6">
            <text:p>30,430<text:s/></text:p>
          </table:table-cell>
          <table:table-cell office:value-type="float" office:value="33033" table:style-name="ce6">
            <text:p>33,033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63395" table:style-name="ce6">
            <text:p>63,395<text:s/></text:p>
          </table:table-cell>
          <table:table-cell office:value-type="float" office:value="21199" table:style-name="ce6">
            <text:p>21,199<text:s/></text:p>
          </table:table-cell>
          <table:table-cell office:value-type="float" office:value="15998" table:style-name="ce6">
            <text:p>15,998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27593" table:style-name="ce6">
            <text:p>27,593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38421" table:style-name="ce6">
            <text:p>38,421<text:s/></text:p>
          </table:table-cell>
          <table:table-cell office:value-type="float" office:value="23911" table:style-name="ce6">
            <text:p>23,911<text:s/></text:p>
          </table:table-cell>
          <table:table-cell office:value-type="float" office:value="24534" table:style-name="ce6">
            <text:p>24,534<text:s/></text:p>
          </table:table-cell>
          <table:table-cell office:value-type="float" office:value="22742" table:style-name="ce6">
            <text:p>22,742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29688" table:style-name="ce6">
            <text:p>29,688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3931" table:style-name="ce6">
            <text:p>3,931<text:s/></text:p>
          </table:table-cell>
          <table:table-cell table:number-columns-repeated="16264"/>
        </table:table-row>
        <table:table-row table:style-name="ro2">
          <table:table-cell office:value-type="date" office:date-value="2020-10-28T00:00:00" table:style-name="ce5">
            <text:p>2020/10/28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15302" table:style-name="ce6">
            <text:p>15,302<text:s/></text:p>
          </table:table-cell>
          <table:table-cell office:value-type="float" office:value="44109" table:style-name="ce6">
            <text:p>44,109<text:s/></text:p>
          </table:table-cell>
          <table:table-cell office:value-type="float" office:value="42241" table:style-name="ce6">
            <text:p>42,241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5191" table:style-name="ce6">
            <text:p>15,191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19404" table:style-name="ce6">
            <text:p>19,404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24368" table:style-name="ce6">
            <text:p>24,368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27666" table:style-name="ce6">
            <text:p>27,666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34482" table:style-name="ce6">
            <text:p>34,482<text:s/></text:p>
          </table:table-cell>
          <table:table-cell office:value-type="float" office:value="28648" table:style-name="ce6">
            <text:p>28,648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37505" table:style-name="ce6">
            <text:p>37,505<text:s/></text:p>
          </table:table-cell>
          <table:table-cell office:value-type="float" office:value="27114" table:style-name="ce6">
            <text:p>27,114<text:s/></text:p>
          </table:table-cell>
          <table:table-cell office:value-type="float" office:value="26861" table:style-name="ce6">
            <text:p>26,861<text:s/></text:p>
          </table:table-cell>
          <table:table-cell office:value-type="float" office:value="20966" table:style-name="ce6">
            <text:p>20,966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119839" table:style-name="ce6">
            <text:p>119,839<text:s/></text:p>
          </table:table-cell>
          <table:table-cell office:value-type="float" office:value="39894" table:style-name="ce6">
            <text:p>39,894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23790" table:style-name="ce6">
            <text:p>23,790<text:s/></text:p>
          </table:table-cell>
          <table:table-cell office:value-type="float" office:value="27656" table:style-name="ce6">
            <text:p>27,656<text:s/></text:p>
          </table:table-cell>
          <table:table-cell office:value-type="float" office:value="28537" table:style-name="ce6">
            <text:p>28,537<text:s/></text:p>
          </table:table-cell>
          <table:table-cell office:value-type="float" office:value="27858" table:style-name="ce6">
            <text:p>27,858<text:s/></text:p>
          </table:table-cell>
          <table:table-cell office:value-type="float" office:value="23728" table:style-name="ce6">
            <text:p>23,728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33653" table:style-name="ce6">
            <text:p>33,653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20070" table:style-name="ce6">
            <text:p>20,070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32730" table:style-name="ce6">
            <text:p>32,730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24779" table:style-name="ce6">
            <text:p>24,779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40014" table:style-name="ce6">
            <text:p>40,014<text:s/></text:p>
          </table:table-cell>
          <table:table-cell office:value-type="float" office:value="40999" table:style-name="ce6">
            <text:p>40,999<text:s/></text:p>
          </table:table-cell>
          <table:table-cell office:value-type="float" office:value="27137" table:style-name="ce6">
            <text:p>27,137<text:s/></text:p>
          </table:table-cell>
          <table:table-cell office:value-type="float" office:value="26893" table:style-name="ce6">
            <text:p>26,893<text:s/></text:p>
          </table:table-cell>
          <table:table-cell office:value-type="float" office:value="54261" table:style-name="ce6">
            <text:p>54,261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30957" table:style-name="ce6">
            <text:p>30,957<text:s/></text:p>
          </table:table-cell>
          <table:table-cell office:value-type="float" office:value="33962" table:style-name="ce6">
            <text:p>33,962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64505" table:style-name="ce6">
            <text:p>64,505<text:s/></text:p>
          </table:table-cell>
          <table:table-cell office:value-type="float" office:value="21018" table:style-name="ce6">
            <text:p>21,018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6050" table:style-name="ce6">
            <text:p>16,050<text:s/></text:p>
          </table:table-cell>
          <table:table-cell office:value-type="float" office:value="19142" table:style-name="ce6">
            <text:p>19,142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38996" table:style-name="ce6">
            <text:p>38,996<text:s/></text:p>
          </table:table-cell>
          <table:table-cell office:value-type="float" office:value="24123" table:style-name="ce6">
            <text:p>24,123<text:s/></text:p>
          </table:table-cell>
          <table:table-cell office:value-type="float" office:value="25069" table:style-name="ce6">
            <text:p>25,069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5646" table:style-name="ce6">
            <text:p>15,646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2429" table:style-name="ce6">
            <text:p>12,429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29608" table:style-name="ce6">
            <text:p>29,608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7140" table:style-name="ce6">
            <text:p>7,140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929" table:style-name="ce6">
            <text:p>3,929<text:s/></text:p>
          </table:table-cell>
          <table:table-cell table:number-columns-repeated="16264"/>
        </table:table-row>
        <table:table-row table:style-name="ro2">
          <table:table-cell office:value-type="date" office:date-value="2020-10-29T00:00:00" table:style-name="ce5">
            <text:p>2020/10/29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15132" table:style-name="ce6">
            <text:p>15,132<text:s/></text:p>
          </table:table-cell>
          <table:table-cell office:value-type="float" office:value="43724" table:style-name="ce6">
            <text:p>43,724<text:s/></text:p>
          </table:table-cell>
          <table:table-cell office:value-type="float" office:value="43070" table:style-name="ce6">
            <text:p>43,070<text:s/></text:p>
          </table:table-cell>
          <table:table-cell office:value-type="float" office:value="26713" table:style-name="ce6">
            <text:p>26,713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19400" table:style-name="ce6">
            <text:p>19,400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29546" table:style-name="ce6">
            <text:p>29,546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17656" table:style-name="ce6">
            <text:p>17,656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28019" table:style-name="ce6">
            <text:p>28,019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34341" table:style-name="ce6">
            <text:p>34,341<text:s/></text:p>
          </table:table-cell>
          <table:table-cell office:value-type="float" office:value="25154" table:style-name="ce6">
            <text:p>25,154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37136" table:style-name="ce6">
            <text:p>37,136<text:s/></text:p>
          </table:table-cell>
          <table:table-cell office:value-type="float" office:value="26983" table:style-name="ce6">
            <text:p>26,983<text:s/></text:p>
          </table:table-cell>
          <table:table-cell office:value-type="float" office:value="26595" table:style-name="ce6">
            <text:p>26,595<text:s/></text:p>
          </table:table-cell>
          <table:table-cell office:value-type="float" office:value="20685" table:style-name="ce6">
            <text:p>20,685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122744" table:style-name="ce6">
            <text:p>122,744<text:s/></text:p>
          </table:table-cell>
          <table:table-cell office:value-type="float" office:value="39527" table:style-name="ce6">
            <text:p>39,527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23805" table:style-name="ce6">
            <text:p>23,805<text:s/></text:p>
          </table:table-cell>
          <table:table-cell office:value-type="float" office:value="27181" table:style-name="ce6">
            <text:p>27,181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27822" table:style-name="ce6">
            <text:p>27,822<text:s/></text:p>
          </table:table-cell>
          <table:table-cell office:value-type="float" office:value="23190" table:style-name="ce6">
            <text:p>23,190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32022" table:style-name="ce6">
            <text:p>32,022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24252" table:style-name="ce6">
            <text:p>24,252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40434" table:style-name="ce6">
            <text:p>40,434<text:s/></text:p>
          </table:table-cell>
          <table:table-cell office:value-type="float" office:value="40748" table:style-name="ce6">
            <text:p>40,748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55743" table:style-name="ce6">
            <text:p>55,743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30739" table:style-name="ce6">
            <text:p>30,739<text:s/></text:p>
          </table:table-cell>
          <table:table-cell office:value-type="float" office:value="33945" table:style-name="ce6">
            <text:p>33,945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65038" table:style-name="ce6">
            <text:p>65,038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16197" table:style-name="ce6">
            <text:p>16,197<text:s/></text:p>
          </table:table-cell>
          <table:table-cell office:value-type="float" office:value="16227" table:style-name="ce6">
            <text:p>16,227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26660" table:style-name="ce6">
            <text:p>26,660<text:s/></text:p>
          </table:table-cell>
          <table:table-cell office:value-type="float" office:value="19673" table:style-name="ce6">
            <text:p>19,673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39326" table:style-name="ce6">
            <text:p>39,326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22949" table:style-name="ce6">
            <text:p>22,949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28962" table:style-name="ce6">
            <text:p>28,962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849" table:style-name="ce6">
            <text:p>3,849<text:s/></text:p>
          </table:table-cell>
          <table:table-cell table:number-columns-repeated="16264"/>
        </table:table-row>
        <table:table-row table:style-name="ro2">
          <table:table-cell office:value-type="date" office:date-value="2020-10-30T00:00:00" table:style-name="ce5">
            <text:p>2020/10/30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46259" table:style-name="ce6">
            <text:p>46,259<text:s/></text:p>
          </table:table-cell>
          <table:table-cell office:value-type="float" office:value="50250" table:style-name="ce6">
            <text:p>50,250<text:s/></text:p>
          </table:table-cell>
          <table:table-cell office:value-type="float" office:value="27854" table:style-name="ce6">
            <text:p>27,854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5166" table:style-name="ce6">
            <text:p>15,166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2291" table:style-name="ce6">
            <text:p>12,291<text:s/></text:p>
          </table:table-cell>
          <table:table-cell office:value-type="float" office:value="18210" table:style-name="ce6">
            <text:p>18,210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42610" table:style-name="ce6">
            <text:p>42,610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18218" table:style-name="ce6">
            <text:p>18,218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18708" table:style-name="ce6">
            <text:p>18,708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30632" table:style-name="ce6">
            <text:p>30,632<text:s/></text:p>
          </table:table-cell>
          <table:table-cell office:value-type="float" office:value="19469" table:style-name="ce6">
            <text:p>19,469<text:s/></text:p>
          </table:table-cell>
          <table:table-cell office:value-type="float" office:value="35591" table:style-name="ce6">
            <text:p>35,591<text:s/></text:p>
          </table:table-cell>
          <table:table-cell office:value-type="float" office:value="27313" table:style-name="ce6">
            <text:p>27,313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39030" table:style-name="ce6">
            <text:p>39,030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27441" table:style-name="ce6">
            <text:p>27,441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161441" table:style-name="ce6">
            <text:p>161,441<text:s/></text:p>
          </table:table-cell>
          <table:table-cell office:value-type="float" office:value="47324" table:style-name="ce6">
            <text:p>47,324<text:s/></text:p>
          </table:table-cell>
          <table:table-cell office:value-type="float" office:value="23586" table:style-name="ce6">
            <text:p>23,586<text:s/></text:p>
          </table:table-cell>
          <table:table-cell office:value-type="float" office:value="24597" table:style-name="ce6">
            <text:p>24,597<text:s/></text:p>
          </table:table-cell>
          <table:table-cell office:value-type="float" office:value="29183" table:style-name="ce6">
            <text:p>29,183<text:s/></text:p>
          </table:table-cell>
          <table:table-cell office:value-type="float" office:value="29241" table:style-name="ce6">
            <text:p>29,241<text:s/></text:p>
          </table:table-cell>
          <table:table-cell office:value-type="float" office:value="29742" table:style-name="ce6">
            <text:p>29,742<text:s/></text:p>
          </table:table-cell>
          <table:table-cell office:value-type="float" office:value="25566" table:style-name="ce6">
            <text:p>25,566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33798" table:style-name="ce6">
            <text:p>33,798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33837" table:style-name="ce6">
            <text:p>33,837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29734" table:style-name="ce6">
            <text:p>29,734<text:s/></text:p>
          </table:table-cell>
          <table:table-cell office:value-type="float" office:value="46489" table:style-name="ce6">
            <text:p>46,489<text:s/></text:p>
          </table:table-cell>
          <table:table-cell office:value-type="float" office:value="41922" table:style-name="ce6">
            <text:p>41,922<text:s/></text:p>
          </table:table-cell>
          <table:table-cell office:value-type="float" office:value="28448" table:style-name="ce6">
            <text:p>28,448<text:s/></text:p>
          </table:table-cell>
          <table:table-cell office:value-type="float" office:value="28493" table:style-name="ce6">
            <text:p>28,493<text:s/></text:p>
          </table:table-cell>
          <table:table-cell office:value-type="float" office:value="71963" table:style-name="ce6">
            <text:p>71,963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34784" table:style-name="ce6">
            <text:p>34,784<text:s/></text:p>
          </table:table-cell>
          <table:table-cell office:value-type="float" office:value="39640" table:style-name="ce6">
            <text:p>39,640<text:s/></text:p>
          </table:table-cell>
          <table:table-cell office:value-type="float" office:value="24538" table:style-name="ce6">
            <text:p>24,538<text:s/></text:p>
          </table:table-cell>
          <table:table-cell office:value-type="float" office:value="75769" table:style-name="ce6">
            <text:p>75,769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24196" table:style-name="ce6">
            <text:p>24,196<text:s/></text:p>
          </table:table-cell>
          <table:table-cell office:value-type="float" office:value="14721" table:style-name="ce6">
            <text:p>14,721<text:s/></text:p>
          </table:table-cell>
          <table:table-cell office:value-type="float" office:value="30481" table:style-name="ce6">
            <text:p>30,481<text:s/></text:p>
          </table:table-cell>
          <table:table-cell office:value-type="float" office:value="21587" table:style-name="ce6">
            <text:p>21,587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40994" table:style-name="ce6">
            <text:p>40,994<text:s/></text:p>
          </table:table-cell>
          <table:table-cell office:value-type="float" office:value="24826" table:style-name="ce6">
            <text:p>24,826<text:s/></text:p>
          </table:table-cell>
          <table:table-cell office:value-type="float" office:value="25631" table:style-name="ce6">
            <text:p>25,631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15359" table:style-name="ce6">
            <text:p>15,359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18586" table:style-name="ce6">
            <text:p>18,586<text:s/></text:p>
          </table:table-cell>
          <table:table-cell office:value-type="float" office:value="30789" table:style-name="ce6">
            <text:p>30,789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4277" table:style-name="ce6">
            <text:p>4,277<text:s/></text:p>
          </table:table-cell>
          <table:table-cell table:number-columns-repeated="16264"/>
        </table:table-row>
        <table:table-row table:style-name="ro2">
          <table:table-cell office:value-type="date" office:date-value="2020-10-31T00:00:00" table:style-name="ce5">
            <text:p>2020/10/31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27292" table:style-name="ce6">
            <text:p>27,292<text:s/></text:p>
          </table:table-cell>
          <table:table-cell office:value-type="float" office:value="49264" table:style-name="ce6">
            <text:p>49,264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32660" table:style-name="ce6">
            <text:p>32,660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30466" table:style-name="ce6">
            <text:p>30,466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28647" table:style-name="ce6">
            <text:p>28,647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32568" table:style-name="ce6">
            <text:p>32,568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21528" table:style-name="ce6">
            <text:p>21,528<text:s/></text:p>
          </table:table-cell>
          <table:table-cell office:value-type="float" office:value="18611" table:style-name="ce6">
            <text:p>18,611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156221" table:style-name="ce6">
            <text:p>156,221<text:s/></text:p>
          </table:table-cell>
          <table:table-cell office:value-type="float" office:value="47672" table:style-name="ce6">
            <text:p>47,672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30686" table:style-name="ce6">
            <text:p>30,686<text:s/></text:p>
          </table:table-cell>
          <table:table-cell office:value-type="float" office:value="29242" table:style-name="ce6">
            <text:p>29,242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26306" table:style-name="ce6">
            <text:p>26,306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26010" table:style-name="ce6">
            <text:p>26,010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10858" table:style-name="ce6">
            <text:p>10,858<text:s/></text:p>
          </table:table-cell>
          <table:table-cell office:value-type="float" office:value="36136" table:style-name="ce6">
            <text:p>36,136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17132" table:style-name="ce6">
            <text:p>17,132<text:s/></text:p>
          </table:table-cell>
          <table:table-cell office:value-type="float" office:value="34762" table:style-name="ce6">
            <text:p>34,762<text:s/></text:p>
          </table:table-cell>
          <table:table-cell office:value-type="float" office:value="43253" table:style-name="ce6">
            <text:p>43,253<text:s/></text:p>
          </table:table-cell>
          <table:table-cell office:value-type="float" office:value="32996" table:style-name="ce6">
            <text:p>32,996<text:s/></text:p>
          </table:table-cell>
          <table:table-cell office:value-type="float" office:value="23221" table:style-name="ce6">
            <text:p>23,221<text:s/></text:p>
          </table:table-cell>
          <table:table-cell office:value-type="float" office:value="32634" table:style-name="ce6">
            <text:p>32,634<text:s/></text:p>
          </table:table-cell>
          <table:table-cell office:value-type="float" office:value="90152" table:style-name="ce6">
            <text:p>90,152<text:s/></text:p>
          </table:table-cell>
          <table:table-cell office:value-type="float" office:value="17308" table:style-name="ce6">
            <text:p>17,308<text:s/></text:p>
          </table:table-cell>
          <table:table-cell office:value-type="float" office:value="33511" table:style-name="ce6">
            <text:p>33,511<text:s/></text:p>
          </table:table-cell>
          <table:table-cell office:value-type="float" office:value="38533" table:style-name="ce6">
            <text:p>38,533<text:s/></text:p>
          </table:table-cell>
          <table:table-cell office:value-type="float" office:value="25563" table:style-name="ce6">
            <text:p>25,563<text:s/></text:p>
          </table:table-cell>
          <table:table-cell office:value-type="float" office:value="95552" table:style-name="ce6">
            <text:p>95,552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19005" table:style-name="ce6">
            <text:p>19,005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31709" table:style-name="ce6">
            <text:p>31,709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15233" table:style-name="ce6">
            <text:p>15,233<text:s/></text:p>
          </table:table-cell>
          <table:table-cell office:value-type="float" office:value="18130" table:style-name="ce6">
            <text:p>18,130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22163" table:style-name="ce6">
            <text:p>22,163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251" table:style-name="ce6">
            <text:p>3,251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10-01T00:00:00" table:style-name="ce5">
            <text:p>2020/10/1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32823" table:style-name="ce6">
            <text:p>32,823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25543" table:style-name="ce6">
            <text:p>25,543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102230" table:style-name="ce6">
            <text:p>102,230<text:s/></text:p>
          </table:table-cell>
          <table:table-cell office:value-type="float" office:value="37134" table:style-name="ce6">
            <text:p>37,134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18381" table:style-name="ce6">
            <text:p>18,381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18413" table:style-name="ce6">
            <text:p>18,413<text:s/></text:p>
          </table:table-cell>
          <table:table-cell office:value-type="float" office:value="16391" table:style-name="ce6">
            <text:p>16,391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7855" table:style-name="ce6">
            <text:p>17,855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39692" table:style-name="ce6">
            <text:p>39,692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7714" table:style-name="ce6">
            <text:p>27,714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16420" table:style-name="ce6">
            <text:p>16,420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49561" table:style-name="ce6">
            <text:p>49,561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43712" table:style-name="ce6">
            <text:p>43,712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617" table:style-name="ce6">
            <text:p>617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2632" table:style-name="ce6">
            <text:p>2,632<text:s/></text:p>
          </table:table-cell>
          <table:table-cell table:number-columns-repeated="16264"/>
        </table:table-row>
        <table:table-row table:style-name="ro2">
          <table:table-cell office:value-type="date" office:date-value="2020-10-02T00:00:00" table:style-name="ce5">
            <text:p>2020/10/2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36644" table:style-name="ce6">
            <text:p>36,644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16619" table:style-name="ce6">
            <text:p>16,619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8090" table:style-name="ce6">
            <text:p>18,090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25728" table:style-name="ce6">
            <text:p>25,728<text:s/></text:p>
          </table:table-cell>
          <table:table-cell office:value-type="float" office:value="17827" table:style-name="ce6">
            <text:p>17,827<text:s/></text:p>
          </table:table-cell>
          <table:table-cell office:value-type="float" office:value="18351" table:style-name="ce6">
            <text:p>18,351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121645" table:style-name="ce6">
            <text:p>121,645<text:s/></text:p>
          </table:table-cell>
          <table:table-cell office:value-type="float" office:value="40234" table:style-name="ce6">
            <text:p>40,234<text:s/></text:p>
          </table:table-cell>
          <table:table-cell office:value-type="float" office:value="14957" table:style-name="ce6">
            <text:p>14,957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25370" table:style-name="ce6">
            <text:p>25,370<text:s/></text:p>
          </table:table-cell>
          <table:table-cell office:value-type="float" office:value="22065" table:style-name="ce6">
            <text:p>22,065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47111" table:style-name="ce6">
            <text:p>47,111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24447" table:style-name="ce6">
            <text:p>24,447<text:s/></text:p>
          </table:table-cell>
          <table:table-cell office:value-type="float" office:value="30892" table:style-name="ce6">
            <text:p>30,892<text:s/></text:p>
          </table:table-cell>
          <table:table-cell office:value-type="float" office:value="25345" table:style-name="ce6">
            <text:p>25,345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56238" table:style-name="ce6">
            <text:p>56,238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23445" table:style-name="ce6">
            <text:p>23,445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47988" table:style-name="ce6">
            <text:p>47,988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22362" table:style-name="ce6">
            <text:p>22,362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15774" table:style-name="ce6">
            <text:p>15,774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4587" table:style-name="ce6">
            <text:p>14,587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601" table:style-name="ce6">
            <text:p>601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945" table:style-name="ce6">
            <text:p>945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2891" table:style-name="ce6">
            <text:p>2,891<text:s/></text:p>
          </table:table-cell>
          <table:table-cell table:number-columns-repeated="16264"/>
        </table:table-row>
        <table:table-row table:style-name="ro2">
          <table:table-cell office:value-type="date" office:date-value="2020-10-03T00:00:00" table:style-name="ce5">
            <text:p>2020/10/3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38954" table:style-name="ce6">
            <text:p>38,954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17237" table:style-name="ce6">
            <text:p>17,237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9695" table:style-name="ce6">
            <text:p>19,695<text:s/></text:p>
          </table:table-cell>
          <table:table-cell office:value-type="float" office:value="14336" table:style-name="ce6">
            <text:p>14,336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18216" table:style-name="ce6">
            <text:p>18,216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143641" table:style-name="ce6">
            <text:p>143,641<text:s/></text:p>
          </table:table-cell>
          <table:table-cell office:value-type="float" office:value="40713" table:style-name="ce6">
            <text:p>40,713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21702" table:style-name="ce6">
            <text:p>21,702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1653" table:style-name="ce6">
            <text:p>1,653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44829" table:style-name="ce6">
            <text:p>44,82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15984" table:style-name="ce6">
            <text:p>15,984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34415" table:style-name="ce6">
            <text:p>34,415<text:s/></text:p>
          </table:table-cell>
          <table:table-cell office:value-type="float" office:value="27088" table:style-name="ce6">
            <text:p>27,088<text:s/></text:p>
          </table:table-cell>
          <table:table-cell office:value-type="float" office:value="17543" table:style-name="ce6">
            <text:p>17,543<text:s/></text:p>
          </table:table-cell>
          <table:table-cell office:value-type="float" office:value="24680" table:style-name="ce6">
            <text:p>24,680<text:s/></text:p>
          </table:table-cell>
          <table:table-cell office:value-type="float" office:value="59086" table:style-name="ce6">
            <text:p>59,086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26678" table:style-name="ce6">
            <text:p>26,678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52483" table:style-name="ce6">
            <text:p>52,483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35701" table:style-name="ce6">
            <text:p>35,701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6054" table:style-name="ce6">
            <text:p>16,054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15490" table:style-name="ce6">
            <text:p>15,490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626" table:style-name="ce6">
            <text:p>626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2829" table:style-name="ce6">
            <text:p>2,829<text:s/></text:p>
          </table:table-cell>
          <table:table-cell table:number-columns-repeated="16264"/>
        </table:table-row>
        <table:table-row table:style-name="ro2">
          <table:table-cell office:value-type="date" office:date-value="2020-10-04T00:00:00" table:style-name="ce5">
            <text:p>2020/10/4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4347" table:style-name="ce6">
            <text:p>14,347<text:s/></text:p>
          </table:table-cell>
          <table:table-cell office:value-type="float" office:value="31161" table:style-name="ce6">
            <text:p>31,161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19054" table:style-name="ce6">
            <text:p>19,054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17429" table:style-name="ce6">
            <text:p>17,429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166938" table:style-name="ce6">
            <text:p>166,938<text:s/></text:p>
          </table:table-cell>
          <table:table-cell office:value-type="float" office:value="35137" table:style-name="ce6">
            <text:p>35,137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21028" table:style-name="ce6">
            <text:p>21,028<text:s/></text:p>
          </table:table-cell>
          <table:table-cell office:value-type="float" office:value="20173" table:style-name="ce6">
            <text:p>20,173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14740" table:style-name="ce6">
            <text:p>14,740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33432" table:style-name="ce6">
            <text:p>33,432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21960" table:style-name="ce6">
            <text:p>21,960<text:s/></text:p>
          </table:table-cell>
          <table:table-cell office:value-type="float" office:value="34622" table:style-name="ce6">
            <text:p>34,622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20815" table:style-name="ce6">
            <text:p>20,815<text:s/></text:p>
          </table:table-cell>
          <table:table-cell office:value-type="float" office:value="49123" table:style-name="ce6">
            <text:p>49,123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9927" table:style-name="ce6">
            <text:p>19,927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44348" table:style-name="ce6">
            <text:p>44,348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20467" table:style-name="ce6">
            <text:p>20,467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2940" table:style-name="ce6">
            <text:p>2,940<text:s/></text:p>
          </table:table-cell>
          <table:table-cell table:number-columns-repeated="16264"/>
        </table:table-row>
        <table:table-row table:style-name="ro2">
          <table:table-cell office:value-type="date" office:date-value="2020-10-05T00:00:00" table:style-name="ce5">
            <text:p>2020/10/5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39793" table:style-name="ce6">
            <text:p>39,793<text:s/></text:p>
          </table:table-cell>
          <table:table-cell office:value-type="float" office:value="38251" table:style-name="ce6">
            <text:p>38,251<text:s/></text:p>
          </table:table-cell>
          <table:table-cell office:value-type="float" office:value="26367" table:style-name="ce6">
            <text:p>26,367<text:s/></text:p>
          </table:table-cell>
          <table:table-cell office:value-type="float" office:value="15684" table:style-name="ce6">
            <text:p>15,684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9073" table:style-name="ce6">
            <text:p>19,073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29190" table:style-name="ce6">
            <text:p>29,190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32901" table:style-name="ce6">
            <text:p>32,901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35033" table:style-name="ce6">
            <text:p>35,033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26382" table:style-name="ce6">
            <text:p>26,382<text:s/></text:p>
          </table:table-cell>
          <table:table-cell office:value-type="float" office:value="21142" table:style-name="ce6">
            <text:p>21,142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139032" table:style-name="ce6">
            <text:p>139,032<text:s/></text:p>
          </table:table-cell>
          <table:table-cell office:value-type="float" office:value="36737" table:style-name="ce6">
            <text:p>36,737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23528" table:style-name="ce6">
            <text:p>23,528<text:s/></text:p>
          </table:table-cell>
          <table:table-cell office:value-type="float" office:value="23861" table:style-name="ce6">
            <text:p>23,861<text:s/></text:p>
          </table:table-cell>
          <table:table-cell office:value-type="float" office:value="26153" table:style-name="ce6">
            <text:p>26,153<text:s/></text:p>
          </table:table-cell>
          <table:table-cell office:value-type="float" office:value="26070" table:style-name="ce6">
            <text:p>26,070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30759" table:style-name="ce6">
            <text:p>30,759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31133" table:style-name="ce6">
            <text:p>31,133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21940" table:style-name="ce6">
            <text:p>21,940<text:s/></text:p>
          </table:table-cell>
          <table:table-cell office:value-type="float" office:value="26016" table:style-name="ce6">
            <text:p>26,016<text:s/></text:p>
          </table:table-cell>
          <table:table-cell office:value-type="float" office:value="29442" table:style-name="ce6">
            <text:p>29,442<text:s/></text:p>
          </table:table-cell>
          <table:table-cell office:value-type="float" office:value="35950" table:style-name="ce6">
            <text:p>35,950<text:s/></text:p>
          </table:table-cell>
          <table:table-cell office:value-type="float" office:value="39722" table:style-name="ce6">
            <text:p>39,722<text:s/></text:p>
          </table:table-cell>
          <table:table-cell office:value-type="float" office:value="24900" table:style-name="ce6">
            <text:p>24,900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50177" table:style-name="ce6">
            <text:p>50,177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29968" table:style-name="ce6">
            <text:p>29,968<text:s/></text:p>
          </table:table-cell>
          <table:table-cell office:value-type="float" office:value="30173" table:style-name="ce6">
            <text:p>30,173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57967" table:style-name="ce6">
            <text:p>57,967<text:s/></text:p>
          </table:table-cell>
          <table:table-cell office:value-type="float" office:value="20532" table:style-name="ce6">
            <text:p>20,532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14889" table:style-name="ce6">
            <text:p>14,889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36839" table:style-name="ce6">
            <text:p>36,839<text:s/></text:p>
          </table:table-cell>
          <table:table-cell office:value-type="float" office:value="21816" table:style-name="ce6">
            <text:p>21,816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23310" table:style-name="ce6">
            <text:p>23,310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10527" table:style-name="ce6">
            <text:p>10,527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16887" table:style-name="ce6">
            <text:p>16,887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3781" table:style-name="ce6">
            <text:p>3,781<text:s/></text:p>
          </table:table-cell>
          <table:table-cell table:number-columns-repeated="16264"/>
        </table:table-row>
        <table:table-row table:style-name="ro2">
          <table:table-cell office:value-type="date" office:date-value="2020-10-06T00:00:00" table:style-name="ce5">
            <text:p>2020/10/6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15158" table:style-name="ce6">
            <text:p>15,158<text:s/></text:p>
          </table:table-cell>
          <table:table-cell office:value-type="float" office:value="40406" table:style-name="ce6">
            <text:p>40,406<text:s/></text:p>
          </table:table-cell>
          <table:table-cell office:value-type="float" office:value="40276" table:style-name="ce6">
            <text:p>40,276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15796" table:style-name="ce6">
            <text:p>15,796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19048" table:style-name="ce6">
            <text:p>19,048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30279" table:style-name="ce6">
            <text:p>30,279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17137" table:style-name="ce6">
            <text:p>17,137<text:s/></text:p>
          </table:table-cell>
          <table:table-cell office:value-type="float" office:value="25276" table:style-name="ce6">
            <text:p>25,276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28203" table:style-name="ce6">
            <text:p>28,203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34485" table:style-name="ce6">
            <text:p>34,485<text:s/></text:p>
          </table:table-cell>
          <table:table-cell office:value-type="float" office:value="26830" table:style-name="ce6">
            <text:p>26,830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36097" table:style-name="ce6">
            <text:p>36,097<text:s/></text:p>
          </table:table-cell>
          <table:table-cell office:value-type="float" office:value="26707" table:style-name="ce6">
            <text:p>26,707<text:s/></text:p>
          </table:table-cell>
          <table:table-cell office:value-type="float" office:value="27029" table:style-name="ce6">
            <text:p>27,029<text:s/></text:p>
          </table:table-cell>
          <table:table-cell office:value-type="float" office:value="21995" table:style-name="ce6">
            <text:p>21,995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120456" table:style-name="ce6">
            <text:p>120,456<text:s/></text:p>
          </table:table-cell>
          <table:table-cell office:value-type="float" office:value="38952" table:style-name="ce6">
            <text:p>38,952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24470" table:style-name="ce6">
            <text:p>24,470<text:s/></text:p>
          </table:table-cell>
          <table:table-cell office:value-type="float" office:value="25757" table:style-name="ce6">
            <text:p>25,757<text:s/></text:p>
          </table:table-cell>
          <table:table-cell office:value-type="float" office:value="28293" table:style-name="ce6">
            <text:p>28,293<text:s/></text:p>
          </table:table-cell>
          <table:table-cell office:value-type="float" office:value="28009" table:style-name="ce6">
            <text:p>28,009<text:s/></text:p>
          </table:table-cell>
          <table:table-cell office:value-type="float" office:value="23764" table:style-name="ce6">
            <text:p>23,764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31781" table:style-name="ce6">
            <text:p>31,781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13945" table:style-name="ce6">
            <text:p>13,945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33202" table:style-name="ce6">
            <text:p>33,202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22489" table:style-name="ce6">
            <text:p>22,489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30886" table:style-name="ce6">
            <text:p>30,886<text:s/></text:p>
          </table:table-cell>
          <table:table-cell office:value-type="float" office:value="35359" table:style-name="ce6">
            <text:p>35,359<text:s/></text:p>
          </table:table-cell>
          <table:table-cell office:value-type="float" office:value="41393" table:style-name="ce6">
            <text:p>41,393<text:s/></text:p>
          </table:table-cell>
          <table:table-cell office:value-type="float" office:value="25851" table:style-name="ce6">
            <text:p>25,851<text:s/></text:p>
          </table:table-cell>
          <table:table-cell office:value-type="float" office:value="26811" table:style-name="ce6">
            <text:p>26,811<text:s/></text:p>
          </table:table-cell>
          <table:table-cell office:value-type="float" office:value="53720" table:style-name="ce6">
            <text:p>53,720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33412" table:style-name="ce6">
            <text:p>33,412<text:s/></text:p>
          </table:table-cell>
          <table:table-cell office:value-type="float" office:value="31393" table:style-name="ce6">
            <text:p>31,393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57911" table:style-name="ce6">
            <text:p>57,911<text:s/></text:p>
          </table:table-cell>
          <table:table-cell office:value-type="float" office:value="21045" table:style-name="ce6">
            <text:p>21,045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18427" table:style-name="ce6">
            <text:p>18,427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37911" table:style-name="ce6">
            <text:p>37,911<text:s/></text:p>
          </table:table-cell>
          <table:table-cell office:value-type="float" office:value="22815" table:style-name="ce6">
            <text:p>22,815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7449" table:style-name="ce6">
            <text:p>17,449<text:s/></text:p>
          </table:table-cell>
          <table:table-cell office:value-type="float" office:value="28123" table:style-name="ce6">
            <text:p>28,123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3781" table:style-name="ce6">
            <text:p>3,781<text:s/></text:p>
          </table:table-cell>
          <table:table-cell table:number-columns-repeated="16264"/>
        </table:table-row>
        <table:table-row table:style-name="ro2">
          <table:table-cell office:value-type="date" office:date-value="2020-10-07T00:00:00" table:style-name="ce5">
            <text:p>2020/10/7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41448" table:style-name="ce6">
            <text:p>41,448<text:s/></text:p>
          </table:table-cell>
          <table:table-cell office:value-type="float" office:value="41733" table:style-name="ce6">
            <text:p>41,733<text:s/></text:p>
          </table:table-cell>
          <table:table-cell office:value-type="float" office:value="27075" table:style-name="ce6">
            <text:p>27,075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9098" table:style-name="ce6">
            <text:p>19,098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30428" table:style-name="ce6">
            <text:p>30,428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7208" table:style-name="ce6">
            <text:p>17,208<text:s/></text:p>
          </table:table-cell>
          <table:table-cell office:value-type="float" office:value="25528" table:style-name="ce6">
            <text:p>25,528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28770" table:style-name="ce6">
            <text:p>28,770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35244" table:style-name="ce6">
            <text:p>35,244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36053" table:style-name="ce6">
            <text:p>36,053<text:s/></text:p>
          </table:table-cell>
          <table:table-cell office:value-type="float" office:value="26674" table:style-name="ce6">
            <text:p>26,674<text:s/></text:p>
          </table:table-cell>
          <table:table-cell office:value-type="float" office:value="27214" table:style-name="ce6">
            <text:p>27,214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25406" table:style-name="ce6">
            <text:p>25,406<text:s/></text:p>
          </table:table-cell>
          <table:table-cell office:value-type="float" office:value="120605" table:style-name="ce6">
            <text:p>120,605<text:s/></text:p>
          </table:table-cell>
          <table:table-cell office:value-type="float" office:value="40162" table:style-name="ce6">
            <text:p>40,162<text:s/></text:p>
          </table:table-cell>
          <table:table-cell office:value-type="float" office:value="20835" table:style-name="ce6">
            <text:p>20,835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28546" table:style-name="ce6">
            <text:p>28,546<text:s/></text:p>
          </table:table-cell>
          <table:table-cell office:value-type="float" office:value="28514" table:style-name="ce6">
            <text:p>28,514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32783" table:style-name="ce6">
            <text:p>32,783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14420" table:style-name="ce6">
            <text:p>14,420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34010" table:style-name="ce6">
            <text:p>34,010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22535" table:style-name="ce6">
            <text:p>22,535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31150" table:style-name="ce6">
            <text:p>31,150<text:s/></text:p>
          </table:table-cell>
          <table:table-cell office:value-type="float" office:value="35343" table:style-name="ce6">
            <text:p>35,343<text:s/></text:p>
          </table:table-cell>
          <table:table-cell office:value-type="float" office:value="41925" table:style-name="ce6">
            <text:p>41,925<text:s/></text:p>
          </table:table-cell>
          <table:table-cell office:value-type="float" office:value="26039" table:style-name="ce6">
            <text:p>26,039<text:s/></text:p>
          </table:table-cell>
          <table:table-cell office:value-type="float" office:value="27185" table:style-name="ce6">
            <text:p>27,185<text:s/></text:p>
          </table:table-cell>
          <table:table-cell office:value-type="float" office:value="54993" table:style-name="ce6">
            <text:p>54,993<text:s/></text:p>
          </table:table-cell>
          <table:table-cell office:value-type="float" office:value="23496" table:style-name="ce6">
            <text:p>23,496<text:s/></text:p>
          </table:table-cell>
          <table:table-cell office:value-type="float" office:value="31223" table:style-name="ce6">
            <text:p>31,223<text:s/></text:p>
          </table:table-cell>
          <table:table-cell office:value-type="float" office:value="32553" table:style-name="ce6">
            <text:p>32,553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58756" table:style-name="ce6">
            <text:p>58,756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15040" table:style-name="ce6">
            <text:p>15,040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25765" table:style-name="ce6">
            <text:p>25,765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38334" table:style-name="ce6">
            <text:p>38,334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24521" table:style-name="ce6">
            <text:p>24,521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7805" table:style-name="ce6">
            <text:p>17,805<text:s/></text:p>
          </table:table-cell>
          <table:table-cell office:value-type="float" office:value="28899" table:style-name="ce6">
            <text:p>28,899<text:s/></text:p>
          </table:table-cell>
          <table:table-cell office:value-type="float" office:value="23268" table:style-name="ce6">
            <text:p>23,268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3852" table:style-name="ce6">
            <text:p>3,852<text:s/></text:p>
          </table:table-cell>
          <table:table-cell table:number-columns-repeated="16264"/>
        </table:table-row>
        <table:table-row table:style-name="ro2">
          <table:table-cell office:value-type="date" office:date-value="2020-10-08T00:00:00" table:style-name="ce5">
            <text:p>2020/10/8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42207" table:style-name="ce6">
            <text:p>42,207<text:s/></text:p>
          </table:table-cell>
          <table:table-cell office:value-type="float" office:value="46008" table:style-name="ce6">
            <text:p>46,008<text:s/></text:p>
          </table:table-cell>
          <table:table-cell office:value-type="float" office:value="27876" table:style-name="ce6">
            <text:p>27,876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34776" table:style-name="ce6">
            <text:p>34,776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26877" table:style-name="ce6">
            <text:p>26,877<text:s/></text:p>
          </table:table-cell>
          <table:table-cell office:value-type="float" office:value="19308" table:style-name="ce6">
            <text:p>19,308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32912" table:style-name="ce6">
            <text:p>32,912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36234" table:style-name="ce6">
            <text:p>36,234<text:s/></text:p>
          </table:table-cell>
          <table:table-cell office:value-type="float" office:value="28293" table:style-name="ce6">
            <text:p>28,293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37999" table:style-name="ce6">
            <text:p>37,999<text:s/></text:p>
          </table:table-cell>
          <table:table-cell office:value-type="float" office:value="28067" table:style-name="ce6">
            <text:p>28,067<text:s/></text:p>
          </table:table-cell>
          <table:table-cell office:value-type="float" office:value="28473" table:style-name="ce6">
            <text:p>28,473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27245" table:style-name="ce6">
            <text:p>27,245<text:s/></text:p>
          </table:table-cell>
          <table:table-cell office:value-type="float" office:value="141600" table:style-name="ce6">
            <text:p>141,600<text:s/></text:p>
          </table:table-cell>
          <table:table-cell office:value-type="float" office:value="44010" table:style-name="ce6">
            <text:p>44,010<text:s/></text:p>
          </table:table-cell>
          <table:table-cell office:value-type="float" office:value="21364" table:style-name="ce6">
            <text:p>21,364<text:s/></text:p>
          </table:table-cell>
          <table:table-cell office:value-type="float" office:value="25745" table:style-name="ce6">
            <text:p>25,745<text:s/></text:p>
          </table:table-cell>
          <table:table-cell office:value-type="float" office:value="27339" table:style-name="ce6">
            <text:p>27,339<text:s/></text:p>
          </table:table-cell>
          <table:table-cell office:value-type="float" office:value="31496" table:style-name="ce6">
            <text:p>31,496<text:s/></text:p>
          </table:table-cell>
          <table:table-cell office:value-type="float" office:value="32303" table:style-name="ce6">
            <text:p>32,303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34405" table:style-name="ce6">
            <text:p>34,405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19841" table:style-name="ce6">
            <text:p>19,841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40156" table:style-name="ce6">
            <text:p>40,156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27792" table:style-name="ce6">
            <text:p>27,792<text:s/></text:p>
          </table:table-cell>
          <table:table-cell office:value-type="float" office:value="33004" table:style-name="ce6">
            <text:p>33,004<text:s/></text:p>
          </table:table-cell>
          <table:table-cell office:value-type="float" office:value="39730" table:style-name="ce6">
            <text:p>39,730<text:s/></text:p>
          </table:table-cell>
          <table:table-cell office:value-type="float" office:value="43719" table:style-name="ce6">
            <text:p>43,719<text:s/></text:p>
          </table:table-cell>
          <table:table-cell office:value-type="float" office:value="27651" table:style-name="ce6">
            <text:p>27,651<text:s/></text:p>
          </table:table-cell>
          <table:table-cell office:value-type="float" office:value="28283" table:style-name="ce6">
            <text:p>28,283<text:s/></text:p>
          </table:table-cell>
          <table:table-cell office:value-type="float" office:value="61032" table:style-name="ce6">
            <text:p>61,032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33595" table:style-name="ce6">
            <text:p>33,595<text:s/></text:p>
          </table:table-cell>
          <table:table-cell office:value-type="float" office:value="35759" table:style-name="ce6">
            <text:p>35,759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66267" table:style-name="ce6">
            <text:p>66,267<text:s/></text:p>
          </table:table-cell>
          <table:table-cell office:value-type="float" office:value="21844" table:style-name="ce6">
            <text:p>21,844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21171" table:style-name="ce6">
            <text:p>21,171<text:s/></text:p>
          </table:table-cell>
          <table:table-cell office:value-type="float" office:value="15555" table:style-name="ce6">
            <text:p>15,555<text:s/></text:p>
          </table:table-cell>
          <table:table-cell office:value-type="float" office:value="30180" table:style-name="ce6">
            <text:p>30,180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39071" table:style-name="ce6">
            <text:p>39,071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24461" table:style-name="ce6">
            <text:p>24,461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18047" table:style-name="ce6">
            <text:p>18,047<text:s/></text:p>
          </table:table-cell>
          <table:table-cell office:value-type="float" office:value="29124" table:style-name="ce6">
            <text:p>29,124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4342" table:style-name="ce6">
            <text:p>4,342<text:s/></text:p>
          </table:table-cell>
          <table:table-cell table:number-columns-repeated="16264"/>
        </table:table-row>
        <table:table-row table:style-name="ro2">
          <table:table-cell office:value-type="date" office:date-value="2020-10-09T00:00:00" table:style-name="ce5">
            <text:p>2020/10/9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43144" table:style-name="ce6">
            <text:p>43,144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22966" table:style-name="ce6">
            <text:p>22,966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25354" table:style-name="ce6">
            <text:p>25,354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22986" table:style-name="ce6">
            <text:p>22,986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29624" table:style-name="ce6">
            <text:p>29,624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38481" table:style-name="ce6">
            <text:p>138,481<text:s/></text:p>
          </table:table-cell>
          <table:table-cell office:value-type="float" office:value="46327" table:style-name="ce6">
            <text:p>46,327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21898" table:style-name="ce6">
            <text:p>21,898<text:s/></text:p>
          </table:table-cell>
          <table:table-cell office:value-type="float" office:value="25232" table:style-name="ce6">
            <text:p>25,232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21126" table:style-name="ce6">
            <text:p>21,126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36352" table:style-name="ce6">
            <text:p>36,352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30333" table:style-name="ce6">
            <text:p>30,333<text:s/></text:p>
          </table:table-cell>
          <table:table-cell office:value-type="float" office:value="39864" table:style-name="ce6">
            <text:p>39,864<text:s/></text:p>
          </table:table-cell>
          <table:table-cell office:value-type="float" office:value="30514" table:style-name="ce6">
            <text:p>30,514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25867" table:style-name="ce6">
            <text:p>25,867<text:s/></text:p>
          </table:table-cell>
          <table:table-cell office:value-type="float" office:value="65590" table:style-name="ce6">
            <text:p>65,590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29088" table:style-name="ce6">
            <text:p>29,088<text:s/></text:p>
          </table:table-cell>
          <table:table-cell office:value-type="float" office:value="29960" table:style-name="ce6">
            <text:p>29,960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56038" table:style-name="ce6">
            <text:p>56,038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13354" table:style-name="ce6">
            <text:p>13,354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16169" table:style-name="ce6">
            <text:p>16,169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26805" table:style-name="ce6">
            <text:p>26,805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6541" table:style-name="ce6">
            <text:p>16,541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7353" table:style-name="ce6">
            <text:p>17,353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3020" table:style-name="ce6">
            <text:p>3,020<text:s/></text:p>
          </table:table-cell>
          <table:table-cell table:number-columns-repeated="16264"/>
        </table:table-row>
        <table:table-row table:style-name="ro2">
          <table:table-cell office:value-type="date" office:date-value="2020-10-10T00:00:00" table:style-name="ce5">
            <text:p>2020/10/10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41376" table:style-name="ce6">
            <text:p>41,376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28889" table:style-name="ce6">
            <text:p>28,889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24116" table:style-name="ce6">
            <text:p>24,116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21472" table:style-name="ce6">
            <text:p>21,472<text:s/></text:p>
          </table:table-cell>
          <table:table-cell office:value-type="float" office:value="20847" table:style-name="ce6">
            <text:p>20,847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28966" table:style-name="ce6">
            <text:p>28,966<text:s/></text:p>
          </table:table-cell>
          <table:table-cell office:value-type="float" office:value="19597" table:style-name="ce6">
            <text:p>19,597<text:s/></text:p>
          </table:table-cell>
          <table:table-cell office:value-type="float" office:value="19280" table:style-name="ce6">
            <text:p>19,280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141210" table:style-name="ce6">
            <text:p>141,210<text:s/></text:p>
          </table:table-cell>
          <table:table-cell office:value-type="float" office:value="45889" table:style-name="ce6">
            <text:p>45,889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15736" table:style-name="ce6">
            <text:p>15,736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26783" table:style-name="ce6">
            <text:p>26,783<text:s/></text:p>
          </table:table-cell>
          <table:table-cell office:value-type="float" office:value="23246" table:style-name="ce6">
            <text:p>23,246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42834" table:style-name="ce6">
            <text:p>42,834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16133" table:style-name="ce6">
            <text:p>16,133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27789" table:style-name="ce6">
            <text:p>27,789<text:s/></text:p>
          </table:table-cell>
          <table:table-cell office:value-type="float" office:value="35935" table:style-name="ce6">
            <text:p>35,935<text:s/></text:p>
          </table:table-cell>
          <table:table-cell office:value-type="float" office:value="28300" table:style-name="ce6">
            <text:p>28,300<text:s/></text:p>
          </table:table-cell>
          <table:table-cell office:value-type="float" office:value="18781" table:style-name="ce6">
            <text:p>18,781<text:s/></text:p>
          </table:table-cell>
          <table:table-cell office:value-type="float" office:value="27002" table:style-name="ce6">
            <text:p>27,002<text:s/></text:p>
          </table:table-cell>
          <table:table-cell office:value-type="float" office:value="71038" table:style-name="ce6">
            <text:p>71,038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28568" table:style-name="ce6">
            <text:p>28,568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59434" table:style-name="ce6">
            <text:p>59,434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7234" table:style-name="ce6">
            <text:p>17,234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5602" table:style-name="ce6">
            <text:p>15,602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16211" table:style-name="ce6">
            <text:p>16,211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1037" table:style-name="ce6">
            <text:p>1,037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3360" table:style-name="ce6">
            <text:p>3,360<text:s/></text:p>
          </table:table-cell>
          <table:table-cell table:number-columns-repeated="16264"/>
        </table:table-row>
        <table:table-row table:style-name="ro2">
          <table:table-cell office:value-type="date" office:date-value="2020-10-11T00:00:00" table:style-name="ce5">
            <text:p>2020/10/11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5866" table:style-name="ce6">
            <text:p>15,866<text:s/></text:p>
          </table:table-cell>
          <table:table-cell office:value-type="float" office:value="33824" table:style-name="ce6">
            <text:p>33,824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18055" table:style-name="ce6">
            <text:p>18,055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16497" table:style-name="ce6">
            <text:p>16,497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24088" table:style-name="ce6">
            <text:p>24,088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153130" table:style-name="ce6">
            <text:p>153,130<text:s/></text:p>
          </table:table-cell>
          <table:table-cell office:value-type="float" office:value="37823" table:style-name="ce6">
            <text:p>37,823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23068" table:style-name="ce6">
            <text:p>23,068<text:s/></text:p>
          </table:table-cell>
          <table:table-cell office:value-type="float" office:value="20540" table:style-name="ce6">
            <text:p>20,540<text:s/></text:p>
          </table:table-cell>
          <table:table-cell office:value-type="float" office:value="19127" table:style-name="ce6">
            <text:p>19,127<text:s/></text:p>
          </table:table-cell>
          <table:table-cell office:value-type="float" office:value="15542" table:style-name="ce6">
            <text:p>15,542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17294" table:style-name="ce6">
            <text:p>17,294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34509" table:style-name="ce6">
            <text:p>34,509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23083" table:style-name="ce6">
            <text:p>23,083<text:s/></text:p>
          </table:table-cell>
          <table:table-cell office:value-type="float" office:value="33318" table:style-name="ce6">
            <text:p>33,318<text:s/></text:p>
          </table:table-cell>
          <table:table-cell office:value-type="float" office:value="24531" table:style-name="ce6">
            <text:p>24,531<text:s/></text:p>
          </table:table-cell>
          <table:table-cell office:value-type="float" office:value="16284" table:style-name="ce6">
            <text:p>16,284<text:s/></text:p>
          </table:table-cell>
          <table:table-cell office:value-type="float" office:value="21733" table:style-name="ce6">
            <text:p>21,733<text:s/></text:p>
          </table:table-cell>
          <table:table-cell office:value-type="float" office:value="53658" table:style-name="ce6">
            <text:p>53,658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23224" table:style-name="ce6">
            <text:p>23,224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47827" table:style-name="ce6">
            <text:p>47,827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639" table:style-name="ce6">
            <text:p>639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2705" table:style-name="ce6">
            <text:p>2,705<text:s/></text:p>
          </table:table-cell>
          <table:table-cell table:number-columns-repeated="16264"/>
        </table:table-row>
        <table:table-row table:style-name="ro2">
          <table:table-cell office:value-type="date" office:date-value="2020-10-12T00:00:00" table:style-name="ce5">
            <text:p>2020/10/12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39669" table:style-name="ce6">
            <text:p>39,669<text:s/></text:p>
          </table:table-cell>
          <table:table-cell office:value-type="float" office:value="37460" table:style-name="ce6">
            <text:p>37,460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4435" table:style-name="ce6">
            <text:p>4,435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18154" table:style-name="ce6">
            <text:p>18,154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30110" table:style-name="ce6">
            <text:p>30,110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26785" table:style-name="ce6">
            <text:p>26,785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32735" table:style-name="ce6">
            <text:p>32,735<text:s/></text:p>
          </table:table-cell>
          <table:table-cell office:value-type="float" office:value="24330" table:style-name="ce6">
            <text:p>24,330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34846" table:style-name="ce6">
            <text:p>34,846<text:s/></text:p>
          </table:table-cell>
          <table:table-cell office:value-type="float" office:value="25840" table:style-name="ce6">
            <text:p>25,840<text:s/></text:p>
          </table:table-cell>
          <table:table-cell office:value-type="float" office:value="26470" table:style-name="ce6">
            <text:p>26,470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126819" table:style-name="ce6">
            <text:p>126,819<text:s/></text:p>
          </table:table-cell>
          <table:table-cell office:value-type="float" office:value="37529" table:style-name="ce6">
            <text:p>37,529<text:s/></text:p>
          </table:table-cell>
          <table:table-cell office:value-type="float" office:value="20220" table:style-name="ce6">
            <text:p>20,220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25315" table:style-name="ce6">
            <text:p>25,315<text:s/></text:p>
          </table:table-cell>
          <table:table-cell office:value-type="float" office:value="26826" table:style-name="ce6">
            <text:p>26,826<text:s/></text:p>
          </table:table-cell>
          <table:table-cell office:value-type="float" office:value="26541" table:style-name="ce6">
            <text:p>26,541<text:s/></text:p>
          </table:table-cell>
          <table:table-cell office:value-type="float" office:value="22427" table:style-name="ce6">
            <text:p>22,427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31036" table:style-name="ce6">
            <text:p>31,036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17523" table:style-name="ce6">
            <text:p>17,523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32996" table:style-name="ce6">
            <text:p>32,996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22413" table:style-name="ce6">
            <text:p>22,413<text:s/></text:p>
          </table:table-cell>
          <table:table-cell office:value-type="float" office:value="26356" table:style-name="ce6">
            <text:p>26,356<text:s/></text:p>
          </table:table-cell>
          <table:table-cell office:value-type="float" office:value="29843" table:style-name="ce6">
            <text:p>29,843<text:s/></text:p>
          </table:table-cell>
          <table:table-cell office:value-type="float" office:value="34948" table:style-name="ce6">
            <text:p>34,948<text:s/></text:p>
          </table:table-cell>
          <table:table-cell office:value-type="float" office:value="40139" table:style-name="ce6">
            <text:p>40,139<text:s/></text:p>
          </table:table-cell>
          <table:table-cell office:value-type="float" office:value="25115" table:style-name="ce6">
            <text:p>25,115<text:s/></text:p>
          </table:table-cell>
          <table:table-cell office:value-type="float" office:value="26077" table:style-name="ce6">
            <text:p>26,077<text:s/></text:p>
          </table:table-cell>
          <table:table-cell office:value-type="float" office:value="51328" table:style-name="ce6">
            <text:p>51,328<text:s/></text:p>
          </table:table-cell>
          <table:table-cell office:value-type="float" office:value="21725" table:style-name="ce6">
            <text:p>21,725<text:s/></text:p>
          </table:table-cell>
          <table:table-cell office:value-type="float" office:value="29962" table:style-name="ce6">
            <text:p>29,962<text:s/></text:p>
          </table:table-cell>
          <table:table-cell office:value-type="float" office:value="30192" table:style-name="ce6">
            <text:p>30,192<text:s/></text:p>
          </table:table-cell>
          <table:table-cell office:value-type="float" office:value="17818" table:style-name="ce6">
            <text:p>17,818<text:s/></text:p>
          </table:table-cell>
          <table:table-cell office:value-type="float" office:value="57804" table:style-name="ce6">
            <text:p>57,804<text:s/></text:p>
          </table:table-cell>
          <table:table-cell office:value-type="float" office:value="19996" table:style-name="ce6">
            <text:p>19,996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19165" table:style-name="ce6">
            <text:p>19,165<text:s/></text:p>
          </table:table-cell>
          <table:table-cell office:value-type="float" office:value="14465" table:style-name="ce6">
            <text:p>14,465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36587" table:style-name="ce6">
            <text:p>36,587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23394" table:style-name="ce6">
            <text:p>23,394<text:s/></text:p>
          </table:table-cell>
          <table:table-cell office:value-type="float" office:value="23303" table:style-name="ce6">
            <text:p>23,303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27491" table:style-name="ce6">
            <text:p>27,491<text:s/></text:p>
          </table:table-cell>
          <table:table-cell office:value-type="float" office:value="20832" table:style-name="ce6">
            <text:p>20,832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3708" table:style-name="ce6">
            <text:p>3,708<text:s/></text:p>
          </table:table-cell>
          <table:table-cell table:number-columns-repeated="16264"/>
        </table:table-row>
        <table:table-row table:style-name="ro2">
          <table:table-cell office:value-type="date" office:date-value="2020-10-13T00:00:00" table:style-name="ce5">
            <text:p>2020/10/13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42445" table:style-name="ce6">
            <text:p>42,445<text:s/></text:p>
          </table:table-cell>
          <table:table-cell office:value-type="float" office:value="41977" table:style-name="ce6">
            <text:p>41,977<text:s/></text:p>
          </table:table-cell>
          <table:table-cell office:value-type="float" office:value="27570" table:style-name="ce6">
            <text:p>27,570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4522" table:style-name="ce6">
            <text:p>14,522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19922" table:style-name="ce6">
            <text:p>19,922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33590" table:style-name="ce6">
            <text:p>33,59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25689" table:style-name="ce6">
            <text:p>25,689<text:s/></text:p>
          </table:table-cell>
          <table:table-cell office:value-type="float" office:value="17591" table:style-name="ce6">
            <text:p>17,591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29347" table:style-name="ce6">
            <text:p>29,347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34722" table:style-name="ce6">
            <text:p>34,722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36441" table:style-name="ce6">
            <text:p>36,441<text:s/></text:p>
          </table:table-cell>
          <table:table-cell office:value-type="float" office:value="27073" table:style-name="ce6">
            <text:p>27,073<text:s/></text:p>
          </table:table-cell>
          <table:table-cell office:value-type="float" office:value="27723" table:style-name="ce6">
            <text:p>27,723<text:s/></text:p>
          </table:table-cell>
          <table:table-cell office:value-type="float" office:value="21951" table:style-name="ce6">
            <text:p>21,951<text:s/></text:p>
          </table:table-cell>
          <table:table-cell office:value-type="float" office:value="25480" table:style-name="ce6">
            <text:p>25,480<text:s/></text:p>
          </table:table-cell>
          <table:table-cell office:value-type="float" office:value="119870" table:style-name="ce6">
            <text:p>119,870<text:s/></text:p>
          </table:table-cell>
          <table:table-cell office:value-type="float" office:value="38577" table:style-name="ce6">
            <text:p>38,577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24249" table:style-name="ce6">
            <text:p>24,249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27834" table:style-name="ce6">
            <text:p>27,834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31845" table:style-name="ce6">
            <text:p>31,845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32944" table:style-name="ce6">
            <text:p>32,944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22679" table:style-name="ce6">
            <text:p>22,679<text:s/></text:p>
          </table:table-cell>
          <table:table-cell office:value-type="float" office:value="27143" table:style-name="ce6">
            <text:p>27,143<text:s/></text:p>
          </table:table-cell>
          <table:table-cell office:value-type="float" office:value="30629" table:style-name="ce6">
            <text:p>30,629<text:s/></text:p>
          </table:table-cell>
          <table:table-cell office:value-type="float" office:value="36030" table:style-name="ce6">
            <text:p>36,030<text:s/></text:p>
          </table:table-cell>
          <table:table-cell office:value-type="float" office:value="42090" table:style-name="ce6">
            <text:p>42,090<text:s/></text:p>
          </table:table-cell>
          <table:table-cell office:value-type="float" office:value="25904" table:style-name="ce6">
            <text:p>25,904<text:s/></text:p>
          </table:table-cell>
          <table:table-cell office:value-type="float" office:value="26629" table:style-name="ce6">
            <text:p>26,629<text:s/></text:p>
          </table:table-cell>
          <table:table-cell office:value-type="float" office:value="53745" table:style-name="ce6">
            <text:p>53,745<text:s/></text:p>
          </table:table-cell>
          <table:table-cell office:value-type="float" office:value="23918" table:style-name="ce6">
            <text:p>23,918<text:s/></text:p>
          </table:table-cell>
          <table:table-cell office:value-type="float" office:value="31704" table:style-name="ce6">
            <text:p>31,704<text:s/></text:p>
          </table:table-cell>
          <table:table-cell office:value-type="float" office:value="32394" table:style-name="ce6">
            <text:p>32,394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61355" table:style-name="ce6">
            <text:p>61,355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16722" table:style-name="ce6">
            <text:p>16,722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14470" table:style-name="ce6">
            <text:p>14,470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19179" table:style-name="ce6">
            <text:p>19,179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39185" table:style-name="ce6">
            <text:p>39,185<text:s/></text:p>
          </table:table-cell>
          <table:table-cell office:value-type="float" office:value="23083" table:style-name="ce6">
            <text:p>23,083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15163" table:style-name="ce6">
            <text:p>15,163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29318" table:style-name="ce6">
            <text:p>29,318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3955" table:style-name="ce6">
            <text:p>3,955<text:s/></text:p>
          </table:table-cell>
          <table:table-cell table:number-columns-repeated="16264"/>
        </table:table-row>
        <table:table-row table:style-name="ro2">
          <table:table-cell office:value-type="date" office:date-value="2020-10-14T00:00:00" table:style-name="ce5">
            <text:p>2020/10/14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41631" table:style-name="ce6">
            <text:p>41,631<text:s/></text:p>
          </table:table-cell>
          <table:table-cell office:value-type="float" office:value="42165" table:style-name="ce6">
            <text:p>42,165<text:s/></text:p>
          </table:table-cell>
          <table:table-cell office:value-type="float" office:value="27021" table:style-name="ce6">
            <text:p>27,021<text:s/></text:p>
          </table:table-cell>
          <table:table-cell office:value-type="float" office:value="15687" table:style-name="ce6">
            <text:p>15,687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19215" table:style-name="ce6">
            <text:p>19,215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36855" table:style-name="ce6">
            <text:p>36,855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25325" table:style-name="ce6">
            <text:p>25,325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28853" table:style-name="ce6">
            <text:p>28,853<text:s/></text:p>
          </table:table-cell>
          <table:table-cell office:value-type="float" office:value="17976" table:style-name="ce6">
            <text:p>17,976<text:s/></text:p>
          </table:table-cell>
          <table:table-cell office:value-type="float" office:value="34437" table:style-name="ce6">
            <text:p>34,437<text:s/></text:p>
          </table:table-cell>
          <table:table-cell office:value-type="float" office:value="26958" table:style-name="ce6">
            <text:p>26,958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36182" table:style-name="ce6">
            <text:p>36,182<text:s/></text:p>
          </table:table-cell>
          <table:table-cell office:value-type="float" office:value="26807" table:style-name="ce6">
            <text:p>26,807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22134" table:style-name="ce6">
            <text:p>22,134<text:s/></text:p>
          </table:table-cell>
          <table:table-cell office:value-type="float" office:value="24225" table:style-name="ce6">
            <text:p>24,225<text:s/></text:p>
          </table:table-cell>
          <table:table-cell office:value-type="float" office:value="120205" table:style-name="ce6">
            <text:p>120,205<text:s/></text:p>
          </table:table-cell>
          <table:table-cell office:value-type="float" office:value="40227" table:style-name="ce6">
            <text:p>40,227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24588" table:style-name="ce6">
            <text:p>24,588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28407" table:style-name="ce6">
            <text:p>28,407<text:s/></text:p>
          </table:table-cell>
          <table:table-cell office:value-type="float" office:value="28724" table:style-name="ce6">
            <text:p>28,724<text:s/></text:p>
          </table:table-cell>
          <table:table-cell office:value-type="float" office:value="24663" table:style-name="ce6">
            <text:p>24,663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32597" table:style-name="ce6">
            <text:p>32,597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34642" table:style-name="ce6">
            <text:p>34,642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30825" table:style-name="ce6">
            <text:p>30,825<text:s/></text:p>
          </table:table-cell>
          <table:table-cell office:value-type="float" office:value="35810" table:style-name="ce6">
            <text:p>35,810<text:s/></text:p>
          </table:table-cell>
          <table:table-cell office:value-type="float" office:value="41906" table:style-name="ce6">
            <text:p>41,906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27567" table:style-name="ce6">
            <text:p>27,567<text:s/></text:p>
          </table:table-cell>
          <table:table-cell office:value-type="float" office:value="56788" table:style-name="ce6">
            <text:p>56,788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31256" table:style-name="ce6">
            <text:p>31,256<text:s/></text:p>
          </table:table-cell>
          <table:table-cell office:value-type="float" office:value="32585" table:style-name="ce6">
            <text:p>32,585<text:s/></text:p>
          </table:table-cell>
          <table:table-cell office:value-type="float" office:value="19479" table:style-name="ce6">
            <text:p>19,479<text:s/></text:p>
          </table:table-cell>
          <table:table-cell office:value-type="float" office:value="59986" table:style-name="ce6">
            <text:p>59,986<text:s/></text:p>
          </table:table-cell>
          <table:table-cell office:value-type="float" office:value="21299" table:style-name="ce6">
            <text:p>21,299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15098" table:style-name="ce6">
            <text:p>15,098<text:s/></text:p>
          </table:table-cell>
          <table:table-cell office:value-type="float" office:value="20913" table:style-name="ce6">
            <text:p>20,913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18557" table:style-name="ce6">
            <text:p>18,557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38269" table:style-name="ce6">
            <text:p>38,269<text:s/></text:p>
          </table:table-cell>
          <table:table-cell office:value-type="float" office:value="23118" table:style-name="ce6">
            <text:p>23,118<text:s/></text:p>
          </table:table-cell>
          <table:table-cell office:value-type="float" office:value="24399" table:style-name="ce6">
            <text:p>24,399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28779" table:style-name="ce6">
            <text:p>28,779<text:s/></text:p>
          </table:table-cell>
          <table:table-cell office:value-type="float" office:value="23154" table:style-name="ce6">
            <text:p>23,154<text:s/></text:p>
          </table:table-cell>
          <table:table-cell office:value-type="float" office:value="15472" table:style-name="ce6">
            <text:p>15,472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12073" table:style-name="ce6">
            <text:p>12,073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3874" table:style-name="ce6">
            <text:p>3,874<text:s/></text:p>
          </table:table-cell>
          <table:table-cell table:number-columns-repeated="16264"/>
        </table:table-row>
        <table:table-row table:style-name="ro2">
          <table:table-cell office:value-type="date" office:date-value="2020-10-15T00:00:00" table:style-name="ce5">
            <text:p>2020/10/15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42047" table:style-name="ce6">
            <text:p>42,047<text:s/></text:p>
          </table:table-cell>
          <table:table-cell office:value-type="float" office:value="42390" table:style-name="ce6">
            <text:p>42,390<text:s/></text:p>
          </table:table-cell>
          <table:table-cell office:value-type="float" office:value="27097" table:style-name="ce6">
            <text:p>27,097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19475" table:style-name="ce6">
            <text:p>19,475<text:s/></text:p>
          </table:table-cell>
          <table:table-cell office:value-type="float" office:value="18948" table:style-name="ce6">
            <text:p>18,948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39005" table:style-name="ce6">
            <text:p>39,005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17341" table:style-name="ce6">
            <text:p>17,341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29203" table:style-name="ce6">
            <text:p>29,203<text:s/></text:p>
          </table:table-cell>
          <table:table-cell office:value-type="float" office:value="17999" table:style-name="ce6">
            <text:p>17,999<text:s/></text:p>
          </table:table-cell>
          <table:table-cell office:value-type="float" office:value="34749" table:style-name="ce6">
            <text:p>34,749<text:s/></text:p>
          </table:table-cell>
          <table:table-cell office:value-type="float" office:value="26741" table:style-name="ce6">
            <text:p>26,741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36491" table:style-name="ce6">
            <text:p>36,491<text:s/></text:p>
          </table:table-cell>
          <table:table-cell office:value-type="float" office:value="26610" table:style-name="ce6">
            <text:p>26,610<text:s/></text:p>
          </table:table-cell>
          <table:table-cell office:value-type="float" office:value="27281" table:style-name="ce6">
            <text:p>27,281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24171" table:style-name="ce6">
            <text:p>24,171<text:s/></text:p>
          </table:table-cell>
          <table:table-cell office:value-type="float" office:value="124336" table:style-name="ce6">
            <text:p>124,336<text:s/></text:p>
          </table:table-cell>
          <table:table-cell office:value-type="float" office:value="40290" table:style-name="ce6">
            <text:p>40,290<text:s/></text:p>
          </table:table-cell>
          <table:table-cell office:value-type="float" office:value="20604" table:style-name="ce6">
            <text:p>20,604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29567" table:style-name="ce6">
            <text:p>29,567<text:s/></text:p>
          </table:table-cell>
          <table:table-cell office:value-type="float" office:value="28395" table:style-name="ce6">
            <text:p>28,395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32077" table:style-name="ce6">
            <text:p>32,077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35100" table:style-name="ce6">
            <text:p>35,100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26833" table:style-name="ce6">
            <text:p>26,833<text:s/></text:p>
          </table:table-cell>
          <table:table-cell office:value-type="float" office:value="31485" table:style-name="ce6">
            <text:p>31,485<text:s/></text:p>
          </table:table-cell>
          <table:table-cell office:value-type="float" office:value="36410" table:style-name="ce6">
            <text:p>36,410<text:s/></text:p>
          </table:table-cell>
          <table:table-cell office:value-type="float" office:value="41876" table:style-name="ce6">
            <text:p>41,876<text:s/></text:p>
          </table:table-cell>
          <table:table-cell office:value-type="float" office:value="26334" table:style-name="ce6">
            <text:p>26,334<text:s/></text:p>
          </table:table-cell>
          <table:table-cell office:value-type="float" office:value="27673" table:style-name="ce6">
            <text:p>27,673<text:s/></text:p>
          </table:table-cell>
          <table:table-cell office:value-type="float" office:value="54580" table:style-name="ce6">
            <text:p>54,580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31503" table:style-name="ce6">
            <text:p>31,503<text:s/></text:p>
          </table:table-cell>
          <table:table-cell office:value-type="float" office:value="33205" table:style-name="ce6">
            <text:p>33,205<text:s/></text:p>
          </table:table-cell>
          <table:table-cell office:value-type="float" office:value="19581" table:style-name="ce6">
            <text:p>19,581<text:s/></text:p>
          </table:table-cell>
          <table:table-cell office:value-type="float" office:value="64111" table:style-name="ce6">
            <text:p>64,111<text:s/></text:p>
          </table:table-cell>
          <table:table-cell office:value-type="float" office:value="20976" table:style-name="ce6">
            <text:p>20,976<text:s/></text:p>
          </table:table-cell>
          <table:table-cell office:value-type="float" office:value="16671" table:style-name="ce6">
            <text:p>16,671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21824" table:style-name="ce6">
            <text:p>21,824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26981" table:style-name="ce6">
            <text:p>26,981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38460" table:style-name="ce6">
            <text:p>38,460<text:s/></text:p>
          </table:table-cell>
          <table:table-cell office:value-type="float" office:value="22815" table:style-name="ce6">
            <text:p>22,815<text:s/></text:p>
          </table:table-cell>
          <table:table-cell office:value-type="float" office:value="24501" table:style-name="ce6">
            <text:p>24,501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17430" table:style-name="ce6">
            <text:p>17,430<text:s/></text:p>
          </table:table-cell>
          <table:table-cell office:value-type="float" office:value="29195" table:style-name="ce6">
            <text:p>29,195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3898" table:style-name="ce6">
            <text:p>3,898<text:s/></text:p>
          </table:table-cell>
          <table:table-cell table:number-columns-repeated="16264"/>
        </table:table-row>
        <table:table-row table:style-name="ro2">
          <table:table-cell office:value-type="date" office:date-value="2020-10-16T00:00:00" table:style-name="ce5">
            <text:p>2020/10/16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16009" table:style-name="ce6">
            <text:p>16,009<text:s/></text:p>
          </table:table-cell>
          <table:table-cell office:value-type="float" office:value="43975" table:style-name="ce6">
            <text:p>43,975<text:s/></text:p>
          </table:table-cell>
          <table:table-cell office:value-type="float" office:value="48451" table:style-name="ce6">
            <text:p>48,451<text:s/></text:p>
          </table:table-cell>
          <table:table-cell office:value-type="float" office:value="28995" table:style-name="ce6">
            <text:p>28,995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15717" table:style-name="ce6">
            <text:p>15,717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20467" table:style-name="ce6">
            <text:p>20,467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36086" table:style-name="ce6">
            <text:p>36,086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4138" table:style-name="ce6">
            <text:p>14,138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28019" table:style-name="ce6">
            <text:p>28,019<text:s/></text:p>
          </table:table-cell>
          <table:table-cell office:value-type="float" office:value="19427" table:style-name="ce6">
            <text:p>19,427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34366" table:style-name="ce6">
            <text:p>34,366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37337" table:style-name="ce6">
            <text:p>37,337<text:s/></text:p>
          </table:table-cell>
          <table:table-cell office:value-type="float" office:value="28886" table:style-name="ce6">
            <text:p>28,886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38737" table:style-name="ce6">
            <text:p>38,737<text:s/></text:p>
          </table:table-cell>
          <table:table-cell office:value-type="float" office:value="28585" table:style-name="ce6">
            <text:p>28,585<text:s/></text:p>
          </table:table-cell>
          <table:table-cell office:value-type="float" office:value="28562" table:style-name="ce6">
            <text:p>28,562<text:s/></text:p>
          </table:table-cell>
          <table:table-cell office:value-type="float" office:value="22799" table:style-name="ce6">
            <text:p>22,799<text:s/></text:p>
          </table:table-cell>
          <table:table-cell office:value-type="float" office:value="25504" table:style-name="ce6">
            <text:p>25,504<text:s/></text:p>
          </table:table-cell>
          <table:table-cell office:value-type="float" office:value="149133" table:style-name="ce6">
            <text:p>149,133<text:s/></text:p>
          </table:table-cell>
          <table:table-cell office:value-type="float" office:value="46403" table:style-name="ce6">
            <text:p>46,403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27601" table:style-name="ce6">
            <text:p>27,601<text:s/></text:p>
          </table:table-cell>
          <table:table-cell office:value-type="float" office:value="31827" table:style-name="ce6">
            <text:p>31,827<text:s/></text:p>
          </table:table-cell>
          <table:table-cell office:value-type="float" office:value="31489" table:style-name="ce6">
            <text:p>31,489<text:s/></text:p>
          </table:table-cell>
          <table:table-cell office:value-type="float" office:value="25839" table:style-name="ce6">
            <text:p>25,839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34429" table:style-name="ce6">
            <text:p>34,429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39694" table:style-name="ce6">
            <text:p>39,694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8585" table:style-name="ce6">
            <text:p>8,585<text:s/></text:p>
          </table:table-cell>
          <table:table-cell office:value-type="float" office:value="23833" table:style-name="ce6">
            <text:p>23,833<text:s/></text:p>
          </table:table-cell>
          <table:table-cell office:value-type="float" office:value="27908" table:style-name="ce6">
            <text:p>27,908<text:s/></text:p>
          </table:table-cell>
          <table:table-cell office:value-type="float" office:value="33502" table:style-name="ce6">
            <text:p>33,502<text:s/></text:p>
          </table:table-cell>
          <table:table-cell office:value-type="float" office:value="40803" table:style-name="ce6">
            <text:p>40,803<text:s/></text:p>
          </table:table-cell>
          <table:table-cell office:value-type="float" office:value="44205" table:style-name="ce6">
            <text:p>44,205<text:s/></text:p>
          </table:table-cell>
          <table:table-cell office:value-type="float" office:value="27833" table:style-name="ce6">
            <text:p>27,833<text:s/></text:p>
          </table:table-cell>
          <table:table-cell office:value-type="float" office:value="29014" table:style-name="ce6">
            <text:p>29,014<text:s/></text:p>
          </table:table-cell>
          <table:table-cell office:value-type="float" office:value="62806" table:style-name="ce6">
            <text:p>62,806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35715" table:style-name="ce6">
            <text:p>35,715<text:s/></text:p>
          </table:table-cell>
          <table:table-cell office:value-type="float" office:value="38236" table:style-name="ce6">
            <text:p>38,236<text:s/></text:p>
          </table:table-cell>
          <table:table-cell office:value-type="float" office:value="23043" table:style-name="ce6">
            <text:p>23,043<text:s/></text:p>
          </table:table-cell>
          <table:table-cell office:value-type="float" office:value="73197" table:style-name="ce6">
            <text:p>73,197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18012" table:style-name="ce6">
            <text:p>18,012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14946" table:style-name="ce6">
            <text:p>14,946<text:s/></text:p>
          </table:table-cell>
          <table:table-cell office:value-type="float" office:value="31193" table:style-name="ce6">
            <text:p>31,193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39645" table:style-name="ce6">
            <text:p>39,645<text:s/></text:p>
          </table:table-cell>
          <table:table-cell office:value-type="float" office:value="24121" table:style-name="ce6">
            <text:p>24,121<text:s/></text:p>
          </table:table-cell>
          <table:table-cell office:value-type="float" office:value="25470" table:style-name="ce6">
            <text:p>25,470<text:s/></text:p>
          </table:table-cell>
          <table:table-cell office:value-type="float" office:value="25255" table:style-name="ce6">
            <text:p>25,255<text:s/></text:p>
          </table:table-cell>
          <table:table-cell office:value-type="float" office:value="15998" table:style-name="ce6">
            <text:p>15,998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15640" table:style-name="ce6">
            <text:p>15,640<text:s/></text:p>
          </table:table-cell>
          <table:table-cell office:value-type="float" office:value="18432" table:style-name="ce6">
            <text:p>18,432<text:s/></text:p>
          </table:table-cell>
          <table:table-cell office:value-type="float" office:value="29998" table:style-name="ce6">
            <text:p>29,998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16156" table:style-name="ce6">
            <text:p>16,156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4352" table:style-name="ce6">
            <text:p>4,352<text:s/></text:p>
          </table:table-cell>
          <table:table-cell table:number-columns-repeated="16264"/>
        </table:table-row>
        <table:table-row table:style-name="ro2">
          <table:table-cell office:value-type="date" office:date-value="2020-10-17T00:00:00" table:style-name="ce5">
            <text:p>2020/10/17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24242" table:style-name="ce6">
            <text:p>24,242<text:s/></text:p>
          </table:table-cell>
          <table:table-cell office:value-type="float" office:value="47240" table:style-name="ce6">
            <text:p>47,240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6744" table:style-name="ce6">
            <text:p>6,744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22153" table:style-name="ce6">
            <text:p>22,153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33275" table:style-name="ce6">
            <text:p>33,275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30970" table:style-name="ce6">
            <text:p>30,970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32218" table:style-name="ce6">
            <text:p>32,218<text:s/></text:p>
          </table:table-cell>
          <table:table-cell office:value-type="float" office:value="22938" table:style-name="ce6">
            <text:p>22,938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54859" table:style-name="ce6">
            <text:p>154,859<text:s/></text:p>
          </table:table-cell>
          <table:table-cell office:value-type="float" office:value="49231" table:style-name="ce6">
            <text:p>49,231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44562" table:style-name="ce6">
            <text:p>44,562<text:s/></text:p>
          </table:table-cell>
          <table:table-cell office:value-type="float" office:value="31158" table:style-name="ce6">
            <text:p>31,158<text:s/></text:p>
          </table:table-cell>
          <table:table-cell office:value-type="float" office:value="27855" table:style-name="ce6">
            <text:p>27,855<text:s/></text:p>
          </table:table-cell>
          <table:table-cell office:value-type="float" office:value="21101" table:style-name="ce6">
            <text:p>21,101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25014" table:style-name="ce6">
            <text:p>25,014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34498" table:style-name="ce6">
            <text:p>34,498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32431" table:style-name="ce6">
            <text:p>32,431<text:s/></text:p>
          </table:table-cell>
          <table:table-cell office:value-type="float" office:value="38781" table:style-name="ce6">
            <text:p>38,781<text:s/></text:p>
          </table:table-cell>
          <table:table-cell office:value-type="float" office:value="34195" table:style-name="ce6">
            <text:p>34,195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29573" table:style-name="ce6">
            <text:p>29,573<text:s/></text:p>
          </table:table-cell>
          <table:table-cell office:value-type="float" office:value="71648" table:style-name="ce6">
            <text:p>71,648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34073" table:style-name="ce6">
            <text:p>34,073<text:s/></text:p>
          </table:table-cell>
          <table:table-cell office:value-type="float" office:value="32643" table:style-name="ce6">
            <text:p>32,643<text:s/></text:p>
          </table:table-cell>
          <table:table-cell office:value-type="float" office:value="19449" table:style-name="ce6">
            <text:p>19,449<text:s/></text:p>
          </table:table-cell>
          <table:table-cell office:value-type="float" office:value="65877" table:style-name="ce6">
            <text:p>65,877<text:s/></text:p>
          </table:table-cell>
          <table:table-cell office:value-type="float" office:value="16995" table:style-name="ce6">
            <text:p>16,995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7321" table:style-name="ce6">
            <text:p>17,321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29859" table:style-name="ce6">
            <text:p>29,859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21243" table:style-name="ce6">
            <text:p>21,243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3206" table:style-name="ce6">
            <text:p>3,206<text:s/></text:p>
          </table:table-cell>
          <table:table-cell table:number-columns-repeated="16264"/>
        </table:table-row>
        <table:table-row table:style-name="ro2">
          <table:table-cell office:value-type="date" office:date-value="2020-10-18T00:00:00" table:style-name="ce5">
            <text:p>2020/10/18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18864" table:style-name="ce6">
            <text:p>18,864<text:s/></text:p>
          </table:table-cell>
          <table:table-cell office:value-type="float" office:value="35841" table:style-name="ce6">
            <text:p>35,841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28018" table:style-name="ce6">
            <text:p>28,018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6213" table:style-name="ce6">
            <text:p>26,213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156329" table:style-name="ce6">
            <text:p>156,329<text:s/></text:p>
          </table:table-cell>
          <table:table-cell office:value-type="float" office:value="40052" table:style-name="ce6">
            <text:p>40,052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38410" table:style-name="ce6">
            <text:p>38,410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22354" table:style-name="ce6">
            <text:p>22,354<text:s/></text:p>
          </table:table-cell>
          <table:table-cell office:value-type="float" office:value="17016" table:style-name="ce6">
            <text:p>17,016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33148" table:style-name="ce6">
            <text:p>33,148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26220" table:style-name="ce6">
            <text:p>26,220<text:s/></text:p>
          </table:table-cell>
          <table:table-cell office:value-type="float" office:value="35951" table:style-name="ce6">
            <text:p>35,951<text:s/></text:p>
          </table:table-cell>
          <table:table-cell office:value-type="float" office:value="27585" table:style-name="ce6">
            <text:p>27,585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59436" table:style-name="ce6">
            <text:p>59,436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24201" table:style-name="ce6">
            <text:p>24,201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54486" table:style-name="ce6">
            <text:p>54,486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4505" table:style-name="ce6">
            <text:p>14,505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16586" table:style-name="ce6">
            <text:p>16,586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675" table:style-name="ce6">
            <text:p>675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2901" table:style-name="ce6">
            <text:p>2,901<text:s/></text:p>
          </table:table-cell>
          <table:table-cell table:number-columns-repeated="16264"/>
        </table:table-row>
        <table:table-row table:style-name="ro2">
          <table:table-cell office:value-type="date" office:date-value="2020-10-19T00:00:00" table:style-name="ce5">
            <text:p>2020/10/19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40534" table:style-name="ce6">
            <text:p>40,534<text:s/></text:p>
          </table:table-cell>
          <table:table-cell office:value-type="float" office:value="39309" table:style-name="ce6">
            <text:p>39,309<text:s/></text:p>
          </table:table-cell>
          <table:table-cell office:value-type="float" office:value="26488" table:style-name="ce6">
            <text:p>26,488<text:s/></text:p>
          </table:table-cell>
          <table:table-cell office:value-type="float" office:value="15716" table:style-name="ce6">
            <text:p>15,716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8985" table:style-name="ce6">
            <text:p>18,985<text:s/></text:p>
          </table:table-cell>
          <table:table-cell office:value-type="float" office:value="18142" table:style-name="ce6">
            <text:p>18,142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29618" table:style-name="ce6">
            <text:p>29,618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7207" table:style-name="ce6">
            <text:p>17,207<text:s/></text:p>
          </table:table-cell>
          <table:table-cell office:value-type="float" office:value="25245" table:style-name="ce6">
            <text:p>25,245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16788" table:style-name="ce6">
            <text:p>16,788<text:s/></text:p>
          </table:table-cell>
          <table:table-cell office:value-type="float" office:value="32780" table:style-name="ce6">
            <text:p>32,780<text:s/></text:p>
          </table:table-cell>
          <table:table-cell office:value-type="float" office:value="24486" table:style-name="ce6">
            <text:p>24,486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34901" table:style-name="ce6">
            <text:p>34,901<text:s/></text:p>
          </table:table-cell>
          <table:table-cell office:value-type="float" office:value="25483" table:style-name="ce6">
            <text:p>25,483<text:s/></text:p>
          </table:table-cell>
          <table:table-cell office:value-type="float" office:value="26531" table:style-name="ce6">
            <text:p>26,531<text:s/></text:p>
          </table:table-cell>
          <table:table-cell office:value-type="float" office:value="21626" table:style-name="ce6">
            <text:p>21,626<text:s/></text:p>
          </table:table-cell>
          <table:table-cell office:value-type="float" office:value="24172" table:style-name="ce6">
            <text:p>24,172<text:s/></text:p>
          </table:table-cell>
          <table:table-cell office:value-type="float" office:value="125079" table:style-name="ce6">
            <text:p>125,079<text:s/></text:p>
          </table:table-cell>
          <table:table-cell office:value-type="float" office:value="35135" table:style-name="ce6">
            <text:p>35,135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23314" table:style-name="ce6">
            <text:p>23,314<text:s/></text:p>
          </table:table-cell>
          <table:table-cell office:value-type="float" office:value="24598" table:style-name="ce6">
            <text:p>24,598<text:s/></text:p>
          </table:table-cell>
          <table:table-cell office:value-type="float" office:value="26912" table:style-name="ce6">
            <text:p>26,912<text:s/></text:p>
          </table:table-cell>
          <table:table-cell office:value-type="float" office:value="26690" table:style-name="ce6">
            <text:p>26,690<text:s/></text:p>
          </table:table-cell>
          <table:table-cell office:value-type="float" office:value="22796" table:style-name="ce6">
            <text:p>22,796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30923" table:style-name="ce6">
            <text:p>30,923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32855" table:style-name="ce6">
            <text:p>32,855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25871" table:style-name="ce6">
            <text:p>25,871<text:s/></text:p>
          </table:table-cell>
          <table:table-cell office:value-type="float" office:value="29796" table:style-name="ce6">
            <text:p>29,796<text:s/></text:p>
          </table:table-cell>
          <table:table-cell office:value-type="float" office:value="35442" table:style-name="ce6">
            <text:p>35,442<text:s/></text:p>
          </table:table-cell>
          <table:table-cell office:value-type="float" office:value="40437" table:style-name="ce6">
            <text:p>40,437<text:s/></text:p>
          </table:table-cell>
          <table:table-cell office:value-type="float" office:value="25349" table:style-name="ce6">
            <text:p>25,349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51178" table:style-name="ce6">
            <text:p>51,178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29582" table:style-name="ce6">
            <text:p>29,582<text:s/></text:p>
          </table:table-cell>
          <table:table-cell office:value-type="float" office:value="30639" table:style-name="ce6">
            <text:p>30,639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59147" table:style-name="ce6">
            <text:p>59,147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25926" table:style-name="ce6">
            <text:p>25,926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37030" table:style-name="ce6">
            <text:p>37,030<text:s/></text:p>
          </table:table-cell>
          <table:table-cell office:value-type="float" office:value="21856" table:style-name="ce6">
            <text:p>21,856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23447" table:style-name="ce6">
            <text:p>23,447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16836" table:style-name="ce6">
            <text:p>16,836<text:s/></text:p>
          </table:table-cell>
          <table:table-cell office:value-type="float" office:value="27915" table:style-name="ce6">
            <text:p>27,915<text:s/></text:p>
          </table:table-cell>
          <table:table-cell office:value-type="float" office:value="21533" table:style-name="ce6">
            <text:p>21,533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3739" table:style-name="ce6">
            <text:p>3,739<text:s/></text:p>
          </table:table-cell>
          <table:table-cell table:number-columns-repeated="16264"/>
        </table:table-row>
        <table:table-row table:style-name="ro2">
          <table:table-cell office:value-type="date" office:date-value="2020-10-20T00:00:00" table:style-name="ce5">
            <text:p>2020/10/20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42452" table:style-name="ce6">
            <text:p>42,452<text:s/></text:p>
          </table:table-cell>
          <table:table-cell office:value-type="float" office:value="41414" table:style-name="ce6">
            <text:p>41,414<text:s/></text:p>
          </table:table-cell>
          <table:table-cell office:value-type="float" office:value="27467" table:style-name="ce6">
            <text:p>27,467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31189" table:style-name="ce6">
            <text:p>31,189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17431" table:style-name="ce6">
            <text:p>17,431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17975" table:style-name="ce6">
            <text:p>17,975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28474" table:style-name="ce6">
            <text:p>28,474<text:s/></text:p>
          </table:table-cell>
          <table:table-cell office:value-type="float" office:value="17710" table:style-name="ce6">
            <text:p>17,710<text:s/></text:p>
          </table:table-cell>
          <table:table-cell office:value-type="float" office:value="34771" table:style-name="ce6">
            <text:p>34,771<text:s/></text:p>
          </table:table-cell>
          <table:table-cell office:value-type="float" office:value="26144" table:style-name="ce6">
            <text:p>26,144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36127" table:style-name="ce6">
            <text:p>36,127<text:s/></text:p>
          </table:table-cell>
          <table:table-cell office:value-type="float" office:value="26865" table:style-name="ce6">
            <text:p>26,865<text:s/></text:p>
          </table:table-cell>
          <table:table-cell office:value-type="float" office:value="27195" table:style-name="ce6">
            <text:p>27,195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25523" table:style-name="ce6">
            <text:p>25,523<text:s/></text:p>
          </table:table-cell>
          <table:table-cell office:value-type="float" office:value="120996" table:style-name="ce6">
            <text:p>120,996<text:s/></text:p>
          </table:table-cell>
          <table:table-cell office:value-type="float" office:value="37291" table:style-name="ce6">
            <text:p>37,291<text:s/></text:p>
          </table:table-cell>
          <table:table-cell office:value-type="float" office:value="20599" table:style-name="ce6">
            <text:p>20,599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8113" table:style-name="ce6">
            <text:p>28,113<text:s/></text:p>
          </table:table-cell>
          <table:table-cell office:value-type="float" office:value="28216" table:style-name="ce6">
            <text:p>28,216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31768" table:style-name="ce6">
            <text:p>31,768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33351" table:style-name="ce6">
            <text:p>33,351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22787" table:style-name="ce6">
            <text:p>22,787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31065" table:style-name="ce6">
            <text:p>31,065<text:s/></text:p>
          </table:table-cell>
          <table:table-cell office:value-type="float" office:value="35686" table:style-name="ce6">
            <text:p>35,686<text:s/></text:p>
          </table:table-cell>
          <table:table-cell office:value-type="float" office:value="41585" table:style-name="ce6">
            <text:p>41,585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53639" table:style-name="ce6">
            <text:p>53,639<text:s/></text:p>
          </table:table-cell>
          <table:table-cell office:value-type="float" office:value="24326" table:style-name="ce6">
            <text:p>24,326<text:s/></text:p>
          </table:table-cell>
          <table:table-cell office:value-type="float" office:value="31560" table:style-name="ce6">
            <text:p>31,560<text:s/></text:p>
          </table:table-cell>
          <table:table-cell office:value-type="float" office:value="32047" table:style-name="ce6">
            <text:p>32,047<text:s/></text:p>
          </table:table-cell>
          <table:table-cell office:value-type="float" office:value="19444" table:style-name="ce6">
            <text:p>19,444<text:s/></text:p>
          </table:table-cell>
          <table:table-cell office:value-type="float" office:value="60197" table:style-name="ce6">
            <text:p>60,197<text:s/></text:p>
          </table:table-cell>
          <table:table-cell office:value-type="float" office:value="21589" table:style-name="ce6">
            <text:p>21,589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19299" table:style-name="ce6">
            <text:p>19,299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38882" table:style-name="ce6">
            <text:p>38,882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24787" table:style-name="ce6">
            <text:p>24,787<text:s/></text:p>
          </table:table-cell>
          <table:table-cell office:value-type="float" office:value="23807" table:style-name="ce6">
            <text:p>23,807<text:s/></text:p>
          </table:table-cell>
          <table:table-cell office:value-type="float" office:value="14862" table:style-name="ce6">
            <text:p>14,862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17612" table:style-name="ce6">
            <text:p>17,612<text:s/></text:p>
          </table:table-cell>
          <table:table-cell office:value-type="float" office:value="29018" table:style-name="ce6">
            <text:p>29,018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1996" table:style-name="ce6">
            <text:p>11,996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3915" table:style-name="ce6">
            <text:p>3,915<text:s/></text:p>
          </table:table-cell>
          <table:table-cell table:number-columns-repeated="16264"/>
        </table:table-row>
        <table:table-row table:style-name="ro2">
          <table:table-cell office:value-type="date" office:date-value="2020-10-21T00:00:00" table:style-name="ce5">
            <text:p>2020/10/21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15717" table:style-name="ce6">
            <text:p>15,717<text:s/></text:p>
          </table:table-cell>
          <table:table-cell office:value-type="float" office:value="42590" table:style-name="ce6">
            <text:p>42,590<text:s/></text:p>
          </table:table-cell>
          <table:table-cell office:value-type="float" office:value="42773" table:style-name="ce6">
            <text:p>42,773<text:s/></text:p>
          </table:table-cell>
          <table:table-cell office:value-type="float" office:value="27613" table:style-name="ce6">
            <text:p>27,613<text:s/></text:p>
          </table:table-cell>
          <table:table-cell office:value-type="float" office:value="16432" table:style-name="ce6">
            <text:p>16,432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19305" table:style-name="ce6">
            <text:p>19,305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36168" table:style-name="ce6">
            <text:p>36,168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29311" table:style-name="ce6">
            <text:p>29,311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35615" table:style-name="ce6">
            <text:p>35,615<text:s/></text:p>
          </table:table-cell>
          <table:table-cell office:value-type="float" office:value="25679" table:style-name="ce6">
            <text:p>25,679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36408" table:style-name="ce6">
            <text:p>36,408<text:s/></text:p>
          </table:table-cell>
          <table:table-cell office:value-type="float" office:value="26561" table:style-name="ce6">
            <text:p>26,561<text:s/></text:p>
          </table:table-cell>
          <table:table-cell office:value-type="float" office:value="27296" table:style-name="ce6">
            <text:p>27,296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122066" table:style-name="ce6">
            <text:p>122,066<text:s/></text:p>
          </table:table-cell>
          <table:table-cell office:value-type="float" office:value="38850" table:style-name="ce6">
            <text:p>38,850<text:s/></text:p>
          </table:table-cell>
          <table:table-cell office:value-type="float" office:value="21022" table:style-name="ce6">
            <text:p>21,022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25990" table:style-name="ce6">
            <text:p>25,990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28328" table:style-name="ce6">
            <text:p>28,328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32361" table:style-name="ce6">
            <text:p>32,361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33532" table:style-name="ce6">
            <text:p>33,532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3215" table:style-name="ce6">
            <text:p>13,215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26923" table:style-name="ce6">
            <text:p>26,923<text:s/></text:p>
          </table:table-cell>
          <table:table-cell office:value-type="float" office:value="31085" table:style-name="ce6">
            <text:p>31,085<text:s/></text:p>
          </table:table-cell>
          <table:table-cell office:value-type="float" office:value="36156" table:style-name="ce6">
            <text:p>36,156<text:s/></text:p>
          </table:table-cell>
          <table:table-cell office:value-type="float" office:value="42225" table:style-name="ce6">
            <text:p>42,225<text:s/></text:p>
          </table:table-cell>
          <table:table-cell office:value-type="float" office:value="26318" table:style-name="ce6">
            <text:p>26,318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54720" table:style-name="ce6">
            <text:p>54,720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31871" table:style-name="ce6">
            <text:p>31,871<text:s/></text:p>
          </table:table-cell>
          <table:table-cell office:value-type="float" office:value="33217" table:style-name="ce6">
            <text:p>33,217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61590" table:style-name="ce6">
            <text:p>61,590<text:s/></text:p>
          </table:table-cell>
          <table:table-cell office:value-type="float" office:value="21791" table:style-name="ce6">
            <text:p>21,791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19438" table:style-name="ce6">
            <text:p>19,438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39109" table:style-name="ce6">
            <text:p>39,109<text:s/></text:p>
          </table:table-cell>
          <table:table-cell office:value-type="float" office:value="23722" table:style-name="ce6">
            <text:p>23,722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29084" table:style-name="ce6">
            <text:p>29,084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3914" table:style-name="ce6">
            <text:p>3,914<text:s/></text:p>
          </table:table-cell>
          <table:table-cell table:number-columns-repeated="16264"/>
        </table:table-row>
        <table:table-row table:style-name="ro2">
          <table:table-cell office:value-type="date" office:date-value="2020-10-22T00:00:00" table:style-name="ce5">
            <text:p>2020/10/22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42449" table:style-name="ce6">
            <text:p>42,449<text:s/></text:p>
          </table:table-cell>
          <table:table-cell office:value-type="float" office:value="42870" table:style-name="ce6">
            <text:p>42,870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16133" table:style-name="ce6">
            <text:p>16,133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37014" table:style-name="ce6">
            <text:p>37,014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34873" table:style-name="ce6">
            <text:p>34,873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36878" table:style-name="ce6">
            <text:p>36,878<text:s/></text:p>
          </table:table-cell>
          <table:table-cell office:value-type="float" office:value="26877" table:style-name="ce6">
            <text:p>26,877<text:s/></text:p>
          </table:table-cell>
          <table:table-cell office:value-type="float" office:value="27348" table:style-name="ce6">
            <text:p>27,348<text:s/></text:p>
          </table:table-cell>
          <table:table-cell office:value-type="float" office:value="22093" table:style-name="ce6">
            <text:p>22,093<text:s/></text:p>
          </table:table-cell>
          <table:table-cell office:value-type="float" office:value="24422" table:style-name="ce6">
            <text:p>24,422<text:s/></text:p>
          </table:table-cell>
          <table:table-cell office:value-type="float" office:value="124449" table:style-name="ce6">
            <text:p>124,449<text:s/></text:p>
          </table:table-cell>
          <table:table-cell office:value-type="float" office:value="39747" table:style-name="ce6">
            <text:p>39,747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24405" table:style-name="ce6">
            <text:p>24,405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28524" table:style-name="ce6">
            <text:p>28,524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23822" table:style-name="ce6">
            <text:p>23,822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31631" table:style-name="ce6">
            <text:p>31,631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33090" table:style-name="ce6">
            <text:p>33,090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27194" table:style-name="ce6">
            <text:p>27,194<text:s/></text:p>
          </table:table-cell>
          <table:table-cell office:value-type="float" office:value="31312" table:style-name="ce6">
            <text:p>31,312<text:s/></text:p>
          </table:table-cell>
          <table:table-cell office:value-type="float" office:value="37914" table:style-name="ce6">
            <text:p>37,914<text:s/></text:p>
          </table:table-cell>
          <table:table-cell office:value-type="float" office:value="42157" table:style-name="ce6">
            <text:p>42,157<text:s/></text:p>
          </table:table-cell>
          <table:table-cell office:value-type="float" office:value="26535" table:style-name="ce6">
            <text:p>26,535<text:s/></text:p>
          </table:table-cell>
          <table:table-cell office:value-type="float" office:value="27367" table:style-name="ce6">
            <text:p>27,367<text:s/></text:p>
          </table:table-cell>
          <table:table-cell office:value-type="float" office:value="54684" table:style-name="ce6">
            <text:p>54,684<text:s/></text:p>
          </table:table-cell>
          <table:table-cell office:value-type="float" office:value="24533" table:style-name="ce6">
            <text:p>24,533<text:s/></text:p>
          </table:table-cell>
          <table:table-cell office:value-type="float" office:value="32012" table:style-name="ce6">
            <text:p>32,012<text:s/></text:p>
          </table:table-cell>
          <table:table-cell office:value-type="float" office:value="32978" table:style-name="ce6">
            <text:p>32,978<text:s/></text:p>
          </table:table-cell>
          <table:table-cell office:value-type="float" office:value="19646" table:style-name="ce6">
            <text:p>19,646<text:s/></text:p>
          </table:table-cell>
          <table:table-cell office:value-type="float" office:value="68264" table:style-name="ce6">
            <text:p>68,264<text:s/></text:p>
          </table:table-cell>
          <table:table-cell office:value-type="float" office:value="21417" table:style-name="ce6">
            <text:p>21,417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21782" table:style-name="ce6">
            <text:p>21,782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28593" table:style-name="ce6">
            <text:p>28,593<text:s/></text:p>
          </table:table-cell>
          <table:table-cell office:value-type="float" office:value="19140" table:style-name="ce6">
            <text:p>19,140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38674" table:style-name="ce6">
            <text:p>38,674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7743" table:style-name="ce6">
            <text:p>17,743<text:s/></text:p>
          </table:table-cell>
          <table:table-cell office:value-type="float" office:value="28690" table:style-name="ce6">
            <text:p>28,690<text:s/></text:p>
          </table:table-cell>
          <table:table-cell office:value-type="float" office:value="23038" table:style-name="ce6">
            <text:p>23,038<text:s/></text:p>
          </table:table-cell>
          <table:table-cell office:value-type="float" office:value="15568" table:style-name="ce6">
            <text:p>15,568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887" table:style-name="ce6">
            <text:p>3,887<text:s/></text:p>
          </table:table-cell>
          <table:table-cell table:number-columns-repeated="16264"/>
        </table:table-row>
        <table:table-row table:style-name="ro2">
          <table:table-cell office:value-type="date" office:date-value="2020-10-23T00:00:00" table:style-name="ce5">
            <text:p>2020/10/23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43528" table:style-name="ce6">
            <text:p>43,528<text:s/></text:p>
          </table:table-cell>
          <table:table-cell office:value-type="float" office:value="49149" table:style-name="ce6">
            <text:p>49,149<text:s/></text:p>
          </table:table-cell>
          <table:table-cell office:value-type="float" office:value="28561" table:style-name="ce6">
            <text:p>28,561<text:s/></text:p>
          </table:table-cell>
          <table:table-cell office:value-type="float" office:value="17204" table:style-name="ce6">
            <text:p>17,204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20315" table:style-name="ce6">
            <text:p>20,315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38801" table:style-name="ce6">
            <text:p>38,801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8872" table:style-name="ce6">
            <text:p>18,872<text:s/></text:p>
          </table:table-cell>
          <table:table-cell office:value-type="float" office:value="27336" table:style-name="ce6">
            <text:p>27,336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33200" table:style-name="ce6">
            <text:p>33,200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37138" table:style-name="ce6">
            <text:p>37,138<text:s/></text:p>
          </table:table-cell>
          <table:table-cell office:value-type="float" office:value="28742" table:style-name="ce6">
            <text:p>28,742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39262" table:style-name="ce6">
            <text:p>39,262<text:s/></text:p>
          </table:table-cell>
          <table:table-cell office:value-type="float" office:value="28711" table:style-name="ce6">
            <text:p>28,711<text:s/></text:p>
          </table:table-cell>
          <table:table-cell office:value-type="float" office:value="29204" table:style-name="ce6">
            <text:p>29,204<text:s/></text:p>
          </table:table-cell>
          <table:table-cell office:value-type="float" office:value="22821" table:style-name="ce6">
            <text:p>22,821<text:s/></text:p>
          </table:table-cell>
          <table:table-cell office:value-type="float" office:value="24668" table:style-name="ce6">
            <text:p>24,668<text:s/></text:p>
          </table:table-cell>
          <table:table-cell office:value-type="float" office:value="150576" table:style-name="ce6">
            <text:p>150,576<text:s/></text:p>
          </table:table-cell>
          <table:table-cell office:value-type="float" office:value="46851" table:style-name="ce6">
            <text:p>46,851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25630" table:style-name="ce6">
            <text:p>25,630<text:s/></text:p>
          </table:table-cell>
          <table:table-cell office:value-type="float" office:value="29578" table:style-name="ce6">
            <text:p>29,578<text:s/></text:p>
          </table:table-cell>
          <table:table-cell office:value-type="float" office:value="31489" table:style-name="ce6">
            <text:p>31,489<text:s/></text:p>
          </table:table-cell>
          <table:table-cell office:value-type="float" office:value="31371" table:style-name="ce6">
            <text:p>31,371<text:s/></text:p>
          </table:table-cell>
          <table:table-cell office:value-type="float" office:value="25745" table:style-name="ce6">
            <text:p>25,745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34485" table:style-name="ce6">
            <text:p>34,485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20782" table:style-name="ce6">
            <text:p>20,782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39233" table:style-name="ce6">
            <text:p>39,233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24340" table:style-name="ce6">
            <text:p>24,340<text:s/></text:p>
          </table:table-cell>
          <table:table-cell office:value-type="float" office:value="27976" table:style-name="ce6">
            <text:p>27,976<text:s/></text:p>
          </table:table-cell>
          <table:table-cell office:value-type="float" office:value="34091" table:style-name="ce6">
            <text:p>34,091<text:s/></text:p>
          </table:table-cell>
          <table:table-cell office:value-type="float" office:value="41958" table:style-name="ce6">
            <text:p>41,958<text:s/></text:p>
          </table:table-cell>
          <table:table-cell office:value-type="float" office:value="44610" table:style-name="ce6">
            <text:p>44,610<text:s/></text:p>
          </table:table-cell>
          <table:table-cell office:value-type="float" office:value="27676" table:style-name="ce6">
            <text:p>27,676<text:s/></text:p>
          </table:table-cell>
          <table:table-cell office:value-type="float" office:value="29166" table:style-name="ce6">
            <text:p>29,166<text:s/></text:p>
          </table:table-cell>
          <table:table-cell office:value-type="float" office:value="64129" table:style-name="ce6">
            <text:p>64,129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35788" table:style-name="ce6">
            <text:p>35,788<text:s/></text:p>
          </table:table-cell>
          <table:table-cell office:value-type="float" office:value="37410" table:style-name="ce6">
            <text:p>37,410<text:s/></text:p>
          </table:table-cell>
          <table:table-cell office:value-type="float" office:value="22086" table:style-name="ce6">
            <text:p>22,086<text:s/></text:p>
          </table:table-cell>
          <table:table-cell office:value-type="float" office:value="76500" table:style-name="ce6">
            <text:p>76,500<text:s/></text:p>
          </table:table-cell>
          <table:table-cell office:value-type="float" office:value="22545" table:style-name="ce6">
            <text:p>22,545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16205" table:style-name="ce6">
            <text:p>16,205<text:s/></text:p>
          </table:table-cell>
          <table:table-cell office:value-type="float" office:value="24097" table:style-name="ce6">
            <text:p>24,097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33414" table:style-name="ce6">
            <text:p>33,414<text:s/></text:p>
          </table:table-cell>
          <table:table-cell office:value-type="float" office:value="20448" table:style-name="ce6">
            <text:p>20,448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40042" table:style-name="ce6">
            <text:p>40,042<text:s/></text:p>
          </table:table-cell>
          <table:table-cell office:value-type="float" office:value="23962" table:style-name="ce6">
            <text:p>23,962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25243" table:style-name="ce6">
            <text:p>25,243<text:s/></text:p>
          </table:table-cell>
          <table:table-cell office:value-type="float" office:value="16273" table:style-name="ce6">
            <text:p>16,273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18408" table:style-name="ce6">
            <text:p>18,408<text:s/></text:p>
          </table:table-cell>
          <table:table-cell office:value-type="float" office:value="30390" table:style-name="ce6">
            <text:p>30,390<text:s/></text:p>
          </table:table-cell>
          <table:table-cell office:value-type="float" office:value="25324" table:style-name="ce6">
            <text:p>25,324<text:s/></text:p>
          </table:table-cell>
          <table:table-cell office:value-type="float" office:value="16402" table:style-name="ce6">
            <text:p>16,402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259" table:style-name="ce6">
            <text:p>4,259<text:s/></text:p>
          </table:table-cell>
          <table:table-cell table:number-columns-repeated="16264"/>
        </table:table-row>
        <table:table-row table:style-name="ro2">
          <table:table-cell office:value-type="date" office:date-value="2020-10-24T00:00:00" table:style-name="ce5">
            <text:p>2020/10/24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24589" table:style-name="ce6">
            <text:p>24,589<text:s/></text:p>
          </table:table-cell>
          <table:table-cell office:value-type="float" office:value="47010" table:style-name="ce6">
            <text:p>47,010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21262" table:style-name="ce6">
            <text:p>21,262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30410" table:style-name="ce6">
            <text:p>30,410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28978" table:style-name="ce6">
            <text:p>28,978<text:s/></text:p>
          </table:table-cell>
          <table:table-cell office:value-type="float" office:value="24003" table:style-name="ce6">
            <text:p>24,003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33070" table:style-name="ce6">
            <text:p>33,070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53512" table:style-name="ce6">
            <text:p>153,512<text:s/></text:p>
          </table:table-cell>
          <table:table-cell office:value-type="float" office:value="48709" table:style-name="ce6">
            <text:p>48,709<text:s/></text:p>
          </table:table-cell>
          <table:table-cell office:value-type="float" office:value="18257" table:style-name="ce6">
            <text:p>18,257<text:s/></text:p>
          </table:table-cell>
          <table:table-cell office:value-type="float" office:value="20192" table:style-name="ce6">
            <text:p>20,192<text:s/></text:p>
          </table:table-cell>
          <table:table-cell office:value-type="float" office:value="33820" table:style-name="ce6">
            <text:p>33,820<text:s/></text:p>
          </table:table-cell>
          <table:table-cell office:value-type="float" office:value="30059" table:style-name="ce6">
            <text:p>30,059<text:s/></text:p>
          </table:table-cell>
          <table:table-cell office:value-type="float" office:value="27915" table:style-name="ce6">
            <text:p>27,915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17613" table:style-name="ce6">
            <text:p>17,613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42197" table:style-name="ce6">
            <text:p>42,197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32163" table:style-name="ce6">
            <text:p>32,163<text:s/></text:p>
          </table:table-cell>
          <table:table-cell office:value-type="float" office:value="39041" table:style-name="ce6">
            <text:p>39,041<text:s/></text:p>
          </table:table-cell>
          <table:table-cell office:value-type="float" office:value="34251" table:style-name="ce6">
            <text:p>34,251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31324" table:style-name="ce6">
            <text:p>31,324<text:s/></text:p>
          </table:table-cell>
          <table:table-cell office:value-type="float" office:value="71422" table:style-name="ce6">
            <text:p>71,422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30742" table:style-name="ce6">
            <text:p>30,742<text:s/></text:p>
          </table:table-cell>
          <table:table-cell office:value-type="float" office:value="32357" table:style-name="ce6">
            <text:p>32,357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71008" table:style-name="ce6">
            <text:p>71,008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15293" table:style-name="ce6">
            <text:p>15,293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16687" table:style-name="ce6">
            <text:p>16,687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30853" table:style-name="ce6">
            <text:p>30,853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20648" table:style-name="ce6">
            <text:p>20,648<text:s/></text:p>
          </table:table-cell>
          <table:table-cell office:value-type="float" office:value="14751" table:style-name="ce6">
            <text:p>14,751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18859" table:style-name="ce6">
            <text:p>18,859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20497" table:style-name="ce6">
            <text:p>20,497<text:s/></text:p>
          </table:table-cell>
          <table:table-cell office:value-type="float" office:value="21442" table:style-name="ce6">
            <text:p>21,442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3310" table:style-name="ce6">
            <text:p>3,310<text:s/></text:p>
          </table:table-cell>
          <table:table-cell table:number-columns-repeated="16264"/>
        </table:table-row>
        <table:table-row table:style-name="ro2">
          <table:table-cell office:value-type="date" office:date-value="2020-10-25T00:00:00" table:style-name="ce5">
            <text:p>2020/10/25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8242" table:style-name="ce6">
            <text:p>18,242<text:s/></text:p>
          </table:table-cell>
          <table:table-cell office:value-type="float" office:value="35845" table:style-name="ce6">
            <text:p>35,845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6032" table:style-name="ce6">
            <text:p>16,032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29024" table:style-name="ce6">
            <text:p>29,024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22407" table:style-name="ce6">
            <text:p>22,407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26779" table:style-name="ce6">
            <text:p>26,779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18626" table:style-name="ce6">
            <text:p>18,626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148196" table:style-name="ce6">
            <text:p>148,196<text:s/></text:p>
          </table:table-cell>
          <table:table-cell office:value-type="float" office:value="38807" table:style-name="ce6">
            <text:p>38,807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6956" table:style-name="ce6">
            <text:p>16,956<text:s/></text:p>
          </table:table-cell>
          <table:table-cell office:value-type="float" office:value="31512" table:style-name="ce6">
            <text:p>31,512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19183" table:style-name="ce6">
            <text:p>19,183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36603" table:style-name="ce6">
            <text:p>36,603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34241" table:style-name="ce6">
            <text:p>34,241<text:s/></text:p>
          </table:table-cell>
          <table:table-cell office:value-type="float" office:value="26971" table:style-name="ce6">
            <text:p>26,971<text:s/></text:p>
          </table:table-cell>
          <table:table-cell office:value-type="float" office:value="17709" table:style-name="ce6">
            <text:p>17,709<text:s/></text:p>
          </table:table-cell>
          <table:table-cell office:value-type="float" office:value="23921" table:style-name="ce6">
            <text:p>23,921<text:s/></text:p>
          </table:table-cell>
          <table:table-cell office:value-type="float" office:value="59719" table:style-name="ce6">
            <text:p>59,719<text:s/></text:p>
          </table:table-cell>
          <table:table-cell office:value-type="float" office:value="13480" table:style-name="ce6">
            <text:p>13,480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22733" table:style-name="ce6">
            <text:p>22,733<text:s/></text:p>
          </table:table-cell>
          <table:table-cell office:value-type="float" office:value="15723" table:style-name="ce6">
            <text:p>15,723<text:s/></text:p>
          </table:table-cell>
          <table:table-cell office:value-type="float" office:value="57165" table:style-name="ce6">
            <text:p>57,165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15250" table:style-name="ce6">
            <text:p>15,250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26751" table:style-name="ce6">
            <text:p>26,751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18172" table:style-name="ce6">
            <text:p>18,172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897" table:style-name="ce6">
            <text:p>2,897<text:s/></text:p>
          </table:table-cell>
          <table:table-cell table:number-columns-repeated="16264"/>
        </table:table-row>
        <table:table-row table:style-name="ro2">
          <table:table-cell office:value-type="date" office:date-value="2020-10-26T00:00:00" table:style-name="ce5">
            <text:p>2020/10/26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39862" table:style-name="ce6">
            <text:p>39,862<text:s/></text:p>
          </table:table-cell>
          <table:table-cell office:value-type="float" office:value="39171" table:style-name="ce6">
            <text:p>39,171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29722" table:style-name="ce6">
            <text:p>29,722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32498" table:style-name="ce6">
            <text:p>32,498<text:s/></text:p>
          </table:table-cell>
          <table:table-cell office:value-type="float" office:value="27155" table:style-name="ce6">
            <text:p>27,155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35238" table:style-name="ce6">
            <text:p>35,238<text:s/></text:p>
          </table:table-cell>
          <table:table-cell office:value-type="float" office:value="25596" table:style-name="ce6">
            <text:p>25,596<text:s/></text:p>
          </table:table-cell>
          <table:table-cell office:value-type="float" office:value="26678" table:style-name="ce6">
            <text:p>26,678<text:s/></text:p>
          </table:table-cell>
          <table:table-cell office:value-type="float" office:value="21235" table:style-name="ce6">
            <text:p>21,235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127043" table:style-name="ce6">
            <text:p>127,043<text:s/></text:p>
          </table:table-cell>
          <table:table-cell office:value-type="float" office:value="35955" table:style-name="ce6">
            <text:p>35,955<text:s/></text:p>
          </table:table-cell>
          <table:table-cell office:value-type="float" office:value="19986" table:style-name="ce6">
            <text:p>19,986<text:s/></text:p>
          </table:table-cell>
          <table:table-cell office:value-type="float" office:value="23899" table:style-name="ce6">
            <text:p>23,899<text:s/></text:p>
          </table:table-cell>
          <table:table-cell office:value-type="float" office:value="28149" table:style-name="ce6">
            <text:p>28,149<text:s/></text:p>
          </table:table-cell>
          <table:table-cell office:value-type="float" office:value="27418" table:style-name="ce6">
            <text:p>27,418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22769" table:style-name="ce6">
            <text:p>22,769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31210" table:style-name="ce6">
            <text:p>31,210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35169" table:style-name="ce6">
            <text:p>35,169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22412" table:style-name="ce6">
            <text:p>22,412<text:s/></text:p>
          </table:table-cell>
          <table:table-cell office:value-type="float" office:value="26272" table:style-name="ce6">
            <text:p>26,272<text:s/></text:p>
          </table:table-cell>
          <table:table-cell office:value-type="float" office:value="29931" table:style-name="ce6">
            <text:p>29,931<text:s/></text:p>
          </table:table-cell>
          <table:table-cell office:value-type="float" office:value="35504" table:style-name="ce6">
            <text:p>35,504<text:s/></text:p>
          </table:table-cell>
          <table:table-cell office:value-type="float" office:value="40263" table:style-name="ce6">
            <text:p>40,263<text:s/></text:p>
          </table:table-cell>
          <table:table-cell office:value-type="float" office:value="25321" table:style-name="ce6">
            <text:p>25,321<text:s/></text:p>
          </table:table-cell>
          <table:table-cell office:value-type="float" office:value="26773" table:style-name="ce6">
            <text:p>26,773<text:s/></text:p>
          </table:table-cell>
          <table:table-cell office:value-type="float" office:value="52321" table:style-name="ce6">
            <text:p>52,321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29663" table:style-name="ce6">
            <text:p>29,663<text:s/></text:p>
          </table:table-cell>
          <table:table-cell office:value-type="float" office:value="30244" table:style-name="ce6">
            <text:p>30,244<text:s/></text:p>
          </table:table-cell>
          <table:table-cell office:value-type="float" office:value="18121" table:style-name="ce6">
            <text:p>18,121<text:s/></text:p>
          </table:table-cell>
          <table:table-cell office:value-type="float" office:value="60665" table:style-name="ce6">
            <text:p>60,665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16145" table:style-name="ce6">
            <text:p>16,145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15630" table:style-name="ce6">
            <text:p>15,630<text:s/></text:p>
          </table:table-cell>
          <table:table-cell office:value-type="float" office:value="28569" table:style-name="ce6">
            <text:p>28,569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36469" table:style-name="ce6">
            <text:p>36,469<text:s/></text:p>
          </table:table-cell>
          <table:table-cell office:value-type="float" office:value="22007" table:style-name="ce6">
            <text:p>22,007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23303" table:style-name="ce6">
            <text:p>23,303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17021" table:style-name="ce6">
            <text:p>17,021<text:s/></text:p>
          </table:table-cell>
          <table:table-cell office:value-type="float" office:value="27671" table:style-name="ce6">
            <text:p>27,671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15139" table:style-name="ce6">
            <text:p>15,139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3712" table:style-name="ce6">
            <text:p>3,712<text:s/></text:p>
          </table:table-cell>
          <table:table-cell table:number-columns-repeated="16264"/>
        </table:table-row>
        <table:table-row table:style-name="ro2">
          <table:table-cell office:value-type="date" office:date-value="2020-10-27T00:00:00" table:style-name="ce5">
            <text:p>2020/10/27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40904" table:style-name="ce6">
            <text:p>40,904<text:s/></text:p>
          </table:table-cell>
          <table:table-cell office:value-type="float" office:value="41128" table:style-name="ce6">
            <text:p>41,128<text:s/></text:p>
          </table:table-cell>
          <table:table-cell office:value-type="float" office:value="27024" table:style-name="ce6">
            <text:p>27,024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19501" table:style-name="ce6">
            <text:p>19,501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30397" table:style-name="ce6">
            <text:p>30,397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25045" table:style-name="ce6">
            <text:p>25,045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27716" table:style-name="ce6">
            <text:p>27,716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34040" table:style-name="ce6">
            <text:p>34,040<text:s/></text:p>
          </table:table-cell>
          <table:table-cell office:value-type="float" office:value="28194" table:style-name="ce6">
            <text:p>28,194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36093" table:style-name="ce6">
            <text:p>36,093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27287" table:style-name="ce6">
            <text:p>27,287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5056" table:style-name="ce6">
            <text:p>25,056<text:s/></text:p>
          </table:table-cell>
          <table:table-cell office:value-type="float" office:value="121102" table:style-name="ce6">
            <text:p>121,102<text:s/></text:p>
          </table:table-cell>
          <table:table-cell office:value-type="float" office:value="37852" table:style-name="ce6">
            <text:p>37,852<text:s/></text:p>
          </table:table-cell>
          <table:table-cell office:value-type="float" office:value="20515" table:style-name="ce6">
            <text:p>20,515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26237" table:style-name="ce6">
            <text:p>26,237<text:s/></text:p>
          </table:table-cell>
          <table:table-cell office:value-type="float" office:value="28426" table:style-name="ce6">
            <text:p>28,426<text:s/></text:p>
          </table:table-cell>
          <table:table-cell office:value-type="float" office:value="28553" table:style-name="ce6">
            <text:p>28,553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31761" table:style-name="ce6">
            <text:p>31,761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18412" table:style-name="ce6">
            <text:p>18,412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35069" table:style-name="ce6">
            <text:p>35,069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22998" table:style-name="ce6">
            <text:p>22,998<text:s/></text:p>
          </table:table-cell>
          <table:table-cell office:value-type="float" office:value="26722" table:style-name="ce6">
            <text:p>26,722<text:s/></text:p>
          </table:table-cell>
          <table:table-cell office:value-type="float" office:value="30783" table:style-name="ce6">
            <text:p>30,783<text:s/></text:p>
          </table:table-cell>
          <table:table-cell office:value-type="float" office:value="35520" table:style-name="ce6">
            <text:p>35,520<text:s/></text:p>
          </table:table-cell>
          <table:table-cell office:value-type="float" office:value="41997" table:style-name="ce6">
            <text:p>41,997<text:s/></text:p>
          </table:table-cell>
          <table:table-cell office:value-type="float" office:value="26076" table:style-name="ce6">
            <text:p>26,076<text:s/></text:p>
          </table:table-cell>
          <table:table-cell office:value-type="float" office:value="27161" table:style-name="ce6">
            <text:p>27,161<text:s/></text:p>
          </table:table-cell>
          <table:table-cell office:value-type="float" office:value="52703" table:style-name="ce6">
            <text:p>52,703<text:s/></text:p>
          </table:table-cell>
          <table:table-cell office:value-type="float" office:value="22544" table:style-name="ce6">
            <text:p>22,544<text:s/></text:p>
          </table:table-cell>
          <table:table-cell office:value-type="float" office:value="30688" table:style-name="ce6">
            <text:p>30,688<text:s/></text:p>
          </table:table-cell>
          <table:table-cell office:value-type="float" office:value="31356" table:style-name="ce6">
            <text:p>31,356<text:s/></text:p>
          </table:table-cell>
          <table:table-cell office:value-type="float" office:value="18768" table:style-name="ce6">
            <text:p>18,768<text:s/></text:p>
          </table:table-cell>
          <table:table-cell office:value-type="float" office:value="60747" table:style-name="ce6">
            <text:p>60,747<text:s/></text:p>
          </table:table-cell>
          <table:table-cell office:value-type="float" office:value="21276" table:style-name="ce6">
            <text:p>21,276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18413" table:style-name="ce6">
            <text:p>18,413<text:s/></text:p>
          </table:table-cell>
          <table:table-cell office:value-type="float" office:value="15134" table:style-name="ce6">
            <text:p>15,134<text:s/></text:p>
          </table:table-cell>
          <table:table-cell office:value-type="float" office:value="27491" table:style-name="ce6">
            <text:p>27,491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37257" table:style-name="ce6">
            <text:p>37,257<text:s/></text:p>
          </table:table-cell>
          <table:table-cell office:value-type="float" office:value="22900" table:style-name="ce6">
            <text:p>22,900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23457" table:style-name="ce6">
            <text:p>23,457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28858" table:style-name="ce6">
            <text:p>28,858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15444" table:style-name="ce6">
            <text:p>15,444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3944" table:style-name="ce6">
            <text:p>3,944<text:s/></text:p>
          </table:table-cell>
          <table:table-cell table:number-columns-repeated="16264"/>
        </table:table-row>
        <table:table-row table:style-name="ro2">
          <table:table-cell office:value-type="date" office:date-value="2020-10-28T00:00:00" table:style-name="ce5">
            <text:p>2020/10/28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41340" table:style-name="ce6">
            <text:p>41,340<text:s/></text:p>
          </table:table-cell>
          <table:table-cell office:value-type="float" office:value="42379" table:style-name="ce6">
            <text:p>42,379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16019" table:style-name="ce6">
            <text:p>16,019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9042" table:style-name="ce6">
            <text:p>19,042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30800" table:style-name="ce6">
            <text:p>30,800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25183" table:style-name="ce6">
            <text:p>25,183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28199" table:style-name="ce6">
            <text:p>28,199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34751" table:style-name="ce6">
            <text:p>34,751<text:s/></text:p>
          </table:table-cell>
          <table:table-cell office:value-type="float" office:value="28934" table:style-name="ce6">
            <text:p>28,934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35999" table:style-name="ce6">
            <text:p>35,999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27237" table:style-name="ce6">
            <text:p>27,237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24326" table:style-name="ce6">
            <text:p>24,326<text:s/></text:p>
          </table:table-cell>
          <table:table-cell office:value-type="float" office:value="121644" table:style-name="ce6">
            <text:p>121,644<text:s/></text:p>
          </table:table-cell>
          <table:table-cell office:value-type="float" office:value="39136" table:style-name="ce6">
            <text:p>39,136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24504" table:style-name="ce6">
            <text:p>24,504<text:s/></text:p>
          </table:table-cell>
          <table:table-cell office:value-type="float" office:value="26617" table:style-name="ce6">
            <text:p>26,617<text:s/></text:p>
          </table:table-cell>
          <table:table-cell office:value-type="float" office:value="29120" table:style-name="ce6">
            <text:p>29,120<text:s/></text:p>
          </table:table-cell>
          <table:table-cell office:value-type="float" office:value="28787" table:style-name="ce6">
            <text:p>28,787<text:s/></text:p>
          </table:table-cell>
          <table:table-cell office:value-type="float" office:value="24078" table:style-name="ce6">
            <text:p>24,078<text:s/></text:p>
          </table:table-cell>
          <table:table-cell office:value-type="float" office:value="14079" table:style-name="ce6">
            <text:p>14,079<text:s/></text:p>
          </table:table-cell>
          <table:table-cell office:value-type="float" office:value="32557" table:style-name="ce6">
            <text:p>32,557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35433" table:style-name="ce6">
            <text:p>35,433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27144" table:style-name="ce6">
            <text:p>27,144<text:s/></text:p>
          </table:table-cell>
          <table:table-cell office:value-type="float" office:value="31129" table:style-name="ce6">
            <text:p>31,129<text:s/></text:p>
          </table:table-cell>
          <table:table-cell office:value-type="float" office:value="35891" table:style-name="ce6">
            <text:p>35,891<text:s/></text:p>
          </table:table-cell>
          <table:table-cell office:value-type="float" office:value="41750" table:style-name="ce6">
            <text:p>41,750<text:s/></text:p>
          </table:table-cell>
          <table:table-cell office:value-type="float" office:value="26353" table:style-name="ce6">
            <text:p>26,353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54752" table:style-name="ce6">
            <text:p>54,752<text:s/></text:p>
          </table:table-cell>
          <table:table-cell office:value-type="float" office:value="23127" table:style-name="ce6">
            <text:p>23,127<text:s/></text:p>
          </table:table-cell>
          <table:table-cell office:value-type="float" office:value="31242" table:style-name="ce6">
            <text:p>31,242<text:s/></text:p>
          </table:table-cell>
          <table:table-cell office:value-type="float" office:value="32222" table:style-name="ce6">
            <text:p>32,222<text:s/></text:p>
          </table:table-cell>
          <table:table-cell office:value-type="float" office:value="19118" table:style-name="ce6">
            <text:p>19,118<text:s/></text:p>
          </table:table-cell>
          <table:table-cell office:value-type="float" office:value="62326" table:style-name="ce6">
            <text:p>62,326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15465" table:style-name="ce6">
            <text:p>15,465<text:s/></text:p>
          </table:table-cell>
          <table:table-cell office:value-type="float" office:value="19276" table:style-name="ce6">
            <text:p>19,276<text:s/></text:p>
          </table:table-cell>
          <table:table-cell office:value-type="float" office:value="15713" table:style-name="ce6">
            <text:p>15,713<text:s/></text:p>
          </table:table-cell>
          <table:table-cell office:value-type="float" office:value="26889" table:style-name="ce6">
            <text:p>26,889<text:s/></text:p>
          </table:table-cell>
          <table:table-cell office:value-type="float" office:value="18956" table:style-name="ce6">
            <text:p>18,956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38133" table:style-name="ce6">
            <text:p>38,133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24268" table:style-name="ce6">
            <text:p>24,268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28728" table:style-name="ce6">
            <text:p>28,728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3047" table:style-name="ce6">
            <text:p>13,047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3954" table:style-name="ce6">
            <text:p>3,954<text:s/></text:p>
          </table:table-cell>
          <table:table-cell table:number-columns-repeated="16264"/>
        </table:table-row>
        <table:table-row table:style-name="ro2">
          <table:table-cell office:value-type="date" office:date-value="2020-10-29T00:00:00" table:style-name="ce5">
            <text:p>2020/10/29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41109" table:style-name="ce6">
            <text:p>41,109<text:s/></text:p>
          </table:table-cell>
          <table:table-cell office:value-type="float" office:value="43544" table:style-name="ce6">
            <text:p>43,544<text:s/></text:p>
          </table:table-cell>
          <table:table-cell office:value-type="float" office:value="26892" table:style-name="ce6">
            <text:p>26,892<text:s/></text:p>
          </table:table-cell>
          <table:table-cell office:value-type="float" office:value="15642" table:style-name="ce6">
            <text:p>15,642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31407" table:style-name="ce6">
            <text:p>31,407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3564" table:style-name="ce6">
            <text:p>13,564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28880" table:style-name="ce6">
            <text:p>28,880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34538" table:style-name="ce6">
            <text:p>34,538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36057" table:style-name="ce6">
            <text:p>36,057<text:s/></text:p>
          </table:table-cell>
          <table:table-cell office:value-type="float" office:value="26407" table:style-name="ce6">
            <text:p>26,407<text:s/></text:p>
          </table:table-cell>
          <table:table-cell office:value-type="float" office:value="27142" table:style-name="ce6">
            <text:p>27,142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23873" table:style-name="ce6">
            <text:p>23,873<text:s/></text:p>
          </table:table-cell>
          <table:table-cell office:value-type="float" office:value="121763" table:style-name="ce6">
            <text:p>121,763<text:s/></text:p>
          </table:table-cell>
          <table:table-cell office:value-type="float" office:value="39043" table:style-name="ce6">
            <text:p>39,043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24475" table:style-name="ce6">
            <text:p>24,475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28353" table:style-name="ce6">
            <text:p>28,353<text:s/></text:p>
          </table:table-cell>
          <table:table-cell office:value-type="float" office:value="28404" table:style-name="ce6">
            <text:p>28,404<text:s/></text:p>
          </table:table-cell>
          <table:table-cell office:value-type="float" office:value="23787" table:style-name="ce6">
            <text:p>23,787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31860" table:style-name="ce6">
            <text:p>31,860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8508" table:style-name="ce6">
            <text:p>18,508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35028" table:style-name="ce6">
            <text:p>35,028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22818" table:style-name="ce6">
            <text:p>22,818<text:s/></text:p>
          </table:table-cell>
          <table:table-cell office:value-type="float" office:value="26619" table:style-name="ce6">
            <text:p>26,619<text:s/></text:p>
          </table:table-cell>
          <table:table-cell office:value-type="float" office:value="31130" table:style-name="ce6">
            <text:p>31,130<text:s/></text:p>
          </table:table-cell>
          <table:table-cell office:value-type="float" office:value="36156" table:style-name="ce6">
            <text:p>36,156<text:s/></text:p>
          </table:table-cell>
          <table:table-cell office:value-type="float" office:value="41475" table:style-name="ce6">
            <text:p>41,475<text:s/></text:p>
          </table:table-cell>
          <table:table-cell office:value-type="float" office:value="26080" table:style-name="ce6">
            <text:p>26,080<text:s/></text:p>
          </table:table-cell>
          <table:table-cell office:value-type="float" office:value="27194" table:style-name="ce6">
            <text:p>27,194<text:s/></text:p>
          </table:table-cell>
          <table:table-cell office:value-type="float" office:value="55661" table:style-name="ce6">
            <text:p>55,661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30903" table:style-name="ce6">
            <text:p>30,903<text:s/></text:p>
          </table:table-cell>
          <table:table-cell office:value-type="float" office:value="32616" table:style-name="ce6">
            <text:p>32,616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63070" table:style-name="ce6">
            <text:p>63,070<text:s/></text:p>
          </table:table-cell>
          <table:table-cell office:value-type="float" office:value="20994" table:style-name="ce6">
            <text:p>20,994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19530" table:style-name="ce6">
            <text:p>19,530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38188" table:style-name="ce6">
            <text:p>38,188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3483" table:style-name="ce6">
            <text:p>23,483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28323" table:style-name="ce6">
            <text:p>28,323<text:s/></text:p>
          </table:table-cell>
          <table:table-cell office:value-type="float" office:value="22908" table:style-name="ce6">
            <text:p>22,908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3733" table:style-name="ce6">
            <text:p>3,733<text:s/></text:p>
          </table:table-cell>
          <table:table-cell table:number-columns-repeated="16264"/>
        </table:table-row>
        <table:table-row table:style-name="ro2">
          <table:table-cell office:value-type="date" office:date-value="2020-10-30T00:00:00" table:style-name="ce5">
            <text:p>2020/10/30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42647" table:style-name="ce6">
            <text:p>42,647<text:s/></text:p>
          </table:table-cell>
          <table:table-cell office:value-type="float" office:value="49254" table:style-name="ce6">
            <text:p>49,254<text:s/></text:p>
          </table:table-cell>
          <table:table-cell office:value-type="float" office:value="27926" table:style-name="ce6">
            <text:p>27,926<text:s/></text:p>
          </table:table-cell>
          <table:table-cell office:value-type="float" office:value="16642" table:style-name="ce6">
            <text:p>16,642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42993" table:style-name="ce6">
            <text:p>42,993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26774" table:style-name="ce6">
            <text:p>26,774<text:s/></text:p>
          </table:table-cell>
          <table:table-cell office:value-type="float" office:value="18990" table:style-name="ce6">
            <text:p>18,990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33153" table:style-name="ce6">
            <text:p>33,153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36219" table:style-name="ce6">
            <text:p>36,219<text:s/></text:p>
          </table:table-cell>
          <table:table-cell office:value-type="float" office:value="28585" table:style-name="ce6">
            <text:p>28,585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38598" table:style-name="ce6">
            <text:p>38,598<text:s/></text:p>
          </table:table-cell>
          <table:table-cell office:value-type="float" office:value="27872" table:style-name="ce6">
            <text:p>27,872<text:s/></text:p>
          </table:table-cell>
          <table:table-cell office:value-type="float" office:value="28604" table:style-name="ce6">
            <text:p>28,604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23856" table:style-name="ce6">
            <text:p>23,856<text:s/></text:p>
          </table:table-cell>
          <table:table-cell office:value-type="float" office:value="150590" table:style-name="ce6">
            <text:p>150,590<text:s/></text:p>
          </table:table-cell>
          <table:table-cell office:value-type="float" office:value="45368" table:style-name="ce6">
            <text:p>45,368<text:s/></text:p>
          </table:table-cell>
          <table:table-cell office:value-type="float" office:value="21730" table:style-name="ce6">
            <text:p>21,730<text:s/></text:p>
          </table:table-cell>
          <table:table-cell office:value-type="float" office:value="25379" table:style-name="ce6">
            <text:p>25,379<text:s/></text:p>
          </table:table-cell>
          <table:table-cell office:value-type="float" office:value="27800" table:style-name="ce6">
            <text:p>27,800<text:s/></text:p>
          </table:table-cell>
          <table:table-cell office:value-type="float" office:value="31690" table:style-name="ce6">
            <text:p>31,690<text:s/></text:p>
          </table:table-cell>
          <table:table-cell office:value-type="float" office:value="31741" table:style-name="ce6">
            <text:p>31,741<text:s/></text:p>
          </table:table-cell>
          <table:table-cell office:value-type="float" office:value="26061" table:style-name="ce6">
            <text:p>26,061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33770" table:style-name="ce6">
            <text:p>33,770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20470" table:style-name="ce6">
            <text:p>20,470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5172" table:style-name="ce6">
            <text:p>15,172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39472" table:style-name="ce6">
            <text:p>39,472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27643" table:style-name="ce6">
            <text:p>27,643<text:s/></text:p>
          </table:table-cell>
          <table:table-cell office:value-type="float" office:value="33410" table:style-name="ce6">
            <text:p>33,410<text:s/></text:p>
          </table:table-cell>
          <table:table-cell office:value-type="float" office:value="41640" table:style-name="ce6">
            <text:p>41,640<text:s/></text:p>
          </table:table-cell>
          <table:table-cell office:value-type="float" office:value="44096" table:style-name="ce6">
            <text:p>44,096<text:s/></text:p>
          </table:table-cell>
          <table:table-cell office:value-type="float" office:value="27903" table:style-name="ce6">
            <text:p>27,903<text:s/></text:p>
          </table:table-cell>
          <table:table-cell office:value-type="float" office:value="29158" table:style-name="ce6">
            <text:p>29,158<text:s/></text:p>
          </table:table-cell>
          <table:table-cell office:value-type="float" office:value="68483" table:style-name="ce6">
            <text:p>68,483<text:s/></text:p>
          </table:table-cell>
          <table:table-cell office:value-type="float" office:value="24227" table:style-name="ce6">
            <text:p>24,227<text:s/></text:p>
          </table:table-cell>
          <table:table-cell office:value-type="float" office:value="35084" table:style-name="ce6">
            <text:p>35,084<text:s/></text:p>
          </table:table-cell>
          <table:table-cell office:value-type="float" office:value="36330" table:style-name="ce6">
            <text:p>36,330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72039" table:style-name="ce6">
            <text:p>72,039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16525" table:style-name="ce6">
            <text:p>16,525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29237" table:style-name="ce6">
            <text:p>29,237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38856" table:style-name="ce6">
            <text:p>38,856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4832" table:style-name="ce6">
            <text:p>24,832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6032" table:style-name="ce6">
            <text:p>16,032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29600" table:style-name="ce6">
            <text:p>29,600<text:s/></text:p>
          </table:table-cell>
          <table:table-cell office:value-type="float" office:value="24565" table:style-name="ce6">
            <text:p>24,565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3058" table:style-name="ce6">
            <text:p>13,058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4394" table:style-name="ce6">
            <text:p>4,394<text:s/></text:p>
          </table:table-cell>
          <table:table-cell table:number-columns-repeated="16264"/>
        </table:table-row>
        <table:table-row table:style-name="ro2">
          <table:table-cell office:value-type="date" office:date-value="2020-10-31T00:00:00" table:style-name="ce5">
            <text:p>2020/10/31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24776" table:style-name="ce6">
            <text:p>24,776<text:s/></text:p>
          </table:table-cell>
          <table:table-cell office:value-type="float" office:value="49335" table:style-name="ce6">
            <text:p>49,335<text:s/></text:p>
          </table:table-cell>
          <table:table-cell office:value-type="float" office:value="17428" table:style-name="ce6">
            <text:p>17,428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12273" table:style-name="ce6">
            <text:p>12,273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34598" table:style-name="ce6">
            <text:p>34,598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31290" table:style-name="ce6">
            <text:p>31,290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29249" table:style-name="ce6">
            <text:p>29,249<text:s/></text:p>
          </table:table-cell>
          <table:table-cell office:value-type="float" office:value="24084" table:style-name="ce6">
            <text:p>24,084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33181" table:style-name="ce6">
            <text:p>33,181<text:s/></text:p>
          </table:table-cell>
          <table:table-cell office:value-type="float" office:value="23515" table:style-name="ce6">
            <text:p>23,515<text:s/></text:p>
          </table:table-cell>
          <table:table-cell office:value-type="float" office:value="22987" table:style-name="ce6">
            <text:p>22,987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55130" table:style-name="ce6">
            <text:p>155,130<text:s/></text:p>
          </table:table-cell>
          <table:table-cell office:value-type="float" office:value="45519" table:style-name="ce6">
            <text:p>45,519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18695" table:style-name="ce6">
            <text:p>18,695<text:s/></text:p>
          </table:table-cell>
          <table:table-cell office:value-type="float" office:value="30032" table:style-name="ce6">
            <text:p>30,032<text:s/></text:p>
          </table:table-cell>
          <table:table-cell office:value-type="float" office:value="29898" table:style-name="ce6">
            <text:p>29,898<text:s/></text:p>
          </table:table-cell>
          <table:table-cell office:value-type="float" office:value="29802" table:style-name="ce6">
            <text:p>29,802<text:s/></text:p>
          </table:table-cell>
          <table:table-cell office:value-type="float" office:value="26196" table:style-name="ce6">
            <text:p>26,196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17295" table:style-name="ce6">
            <text:p>17,295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40851" table:style-name="ce6">
            <text:p>40,851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37237" table:style-name="ce6">
            <text:p>37,237<text:s/></text:p>
          </table:table-cell>
          <table:table-cell office:value-type="float" office:value="41469" table:style-name="ce6">
            <text:p>41,469<text:s/></text:p>
          </table:table-cell>
          <table:table-cell office:value-type="float" office:value="35387" table:style-name="ce6">
            <text:p>35,387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33730" table:style-name="ce6">
            <text:p>33,730<text:s/></text:p>
          </table:table-cell>
          <table:table-cell office:value-type="float" office:value="84160" table:style-name="ce6">
            <text:p>84,160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33678" table:style-name="ce6">
            <text:p>33,678<text:s/></text:p>
          </table:table-cell>
          <table:table-cell office:value-type="float" office:value="36608" table:style-name="ce6">
            <text:p>36,608<text:s/></text:p>
          </table:table-cell>
          <table:table-cell office:value-type="float" office:value="24928" table:style-name="ce6">
            <text:p>24,928<text:s/></text:p>
          </table:table-cell>
          <table:table-cell office:value-type="float" office:value="83705" table:style-name="ce6">
            <text:p>83,705<text:s/></text:p>
          </table:table-cell>
          <table:table-cell office:value-type="float" office:value="17234" table:style-name="ce6">
            <text:p>17,234<text:s/></text:p>
          </table:table-cell>
          <table:table-cell office:value-type="float" office:value="15708" table:style-name="ce6">
            <text:p>15,708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8447" table:style-name="ce6">
            <text:p>18,447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33459" table:style-name="ce6">
            <text:p>33,459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16903" table:style-name="ce6">
            <text:p>16,903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18318" table:style-name="ce6">
            <text:p>18,318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21295" table:style-name="ce6">
            <text:p>21,295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3113" table:style-name="ce6">
            <text:p>3,113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1-11T02:26:45Z</meta:creation-date>
    <dc:date>2020-11-11T02:30:38Z</dc:date>
  </office:meta>
</office:document-meta>
</file>